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s_20_in_20_Chrom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 in Chro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lateMethod</text:p>
          </table:table-cell>
          <table:table-cell table:style-name="ce1" office:value-type="string" calcext:value-type="string">
            <text:p>shouldForce3D</text:p>
          </table:table-cell>
          <table:table-cell table:style-name="ce1" office:value-type="string" calcext:value-type="string">
            <text:p>childrenWillChange</text:p>
          </table:table-cell>
          <table:table-cell table:style-name="ce1" office:value-type="string" calcext:value-type="string">
            <text:p>perspective</text:p>
          </table:table-cell>
          <table:table-cell table:style-name="ce1" office:value-type="string" calcext:value-type="string">
            <text:p>movingRoot</text:p>
          </table:table-cell>
          <table:table-cell table:style-name="ce1" office:value-type="string" calcext:value-type="string">
            <text:p>movingChildren</text:p>
          </table:table-cell>
          <table:table-cell table:style-name="ce1" office:value-type="string" calcext:value-type="string">
            <text:p>zoomingRoot</text:p>
          </table:table-cell>
          <table:table-cell table:style-name="ce1" office:value-type="string" calcext:value-type="string">
            <text:p>preserve3D</text:p>
          </table:table-cell>
          <table:table-cell table:style-name="ce1" office:value-type="string" calcext:value-type="string">
            <text:p>elementType</text:p>
          </table:table-cell>
          <table:table-cell table:style-name="ce1" office:value-type="string" calcext:value-type="string">
            <text:p>shadowChildren</text:p>
          </table:table-cell>
          <table:table-cell table:style-name="ce1" office:value-type="string" calcext:value-type="string">
            <text:p>rootWillChange</text:p>
          </table:table-cell>
          <table:table-cell table:style-name="ce1" office:value-type="string" calcext:value-type="string">
            <text:p>zoomMethod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f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8829.787" calcext:value-type="float">
            <text:p>1619138829.787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5.8962263465741" calcext:value-type="float">
            <text:p>5.8962263465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8837.489" calcext:value-type="float">
            <text:p>1619138837.489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5.77919502796999" calcext:value-type="float">
            <text:p>5.779195027969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8845.138" calcext:value-type="float">
            <text:p>1619138845.138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5.95947566098639" calcext:value-type="float">
            <text:p>5.959475660986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8852.786" calcext:value-type="float">
            <text:p>1619138852.786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5.76884827652343" calcext:value-type="float">
            <text:p>5.768848276523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8860.475" calcext:value-type="float">
            <text:p>1619138860.475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5.73802912565437" calcext:value-type="float">
            <text:p>5.738029125654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8868.299" calcext:value-type="float">
            <text:p>1619138868.299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5.94059411549893" calcext:value-type="float">
            <text:p>5.94059411549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8876.185" calcext:value-type="float">
            <text:p>1619138876.185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5.73916488289179" calcext:value-type="float">
            <text:p>5.739164882891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8883.884" calcext:value-type="float">
            <text:p>1619138883.884</text:p>
          </table:table-cell>
          <table:table-cell table:style-name="ce1" office:value-type="float" office:value="5.10099983215332" calcext:value-type="float">
            <text:p>5.10099983215332</text:p>
          </table:table-cell>
          <table:table-cell table:style-name="ce1" office:value-type="float" office:value="5.68515995966187" calcext:value-type="float">
            <text:p>5.685159959661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138891.761" calcext:value-type="float">
            <text:p>1619138891.7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8899.438" calcext:value-type="float">
            <text:p>1619138899.438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9.3842455656027" calcext:value-type="float">
            <text:p>39.38424556560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38907.186" calcext:value-type="float">
            <text:p>1619138907.186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9.4343763414309" calcext:value-type="float">
            <text:p>39.43437634143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19138914.894" calcext:value-type="float">
            <text:p>1619138914.894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0.8529303701327" calcext:value-type="float">
            <text:p>40.85293037013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19138922.593" calcext:value-type="float">
            <text:p>1619138922.593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37.8410664095677" calcext:value-type="float">
            <text:p>37.8410664095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38930.306" calcext:value-type="float">
            <text:p>1619138930.306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9.5841655938545" calcext:value-type="float">
            <text:p>39.5841655938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138938.002" calcext:value-type="float">
            <text:p>1619138938.002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8.0099513308193" calcext:value-type="float">
            <text:p>38.00995133081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138945.723" calcext:value-type="float">
            <text:p>1619138945.72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1.0849626062279" calcext:value-type="float">
            <text:p>41.0849626062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138953.46" calcext:value-type="float">
            <text:p>1619138953.46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7.74715421449" calcext:value-type="float">
            <text:p>37.747154214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138961.239" calcext:value-type="float">
            <text:p>1619138961.23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40.5432397118596" calcext:value-type="float">
            <text:p>40.54323971185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138968.993" calcext:value-type="float">
            <text:p>1619138968.993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7.310454283476" calcext:value-type="float">
            <text:p>37.310454283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138976.778" calcext:value-type="float">
            <text:p>1619138976.778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7.4129363884504" calcext:value-type="float">
            <text:p>37.41293638845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9138984.508" calcext:value-type="float">
            <text:p>1619138984.5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4.5309381894835" calcext:value-type="float">
            <text:p>34.5309381894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138992.249" calcext:value-type="float">
            <text:p>1619138992.24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40.6374503536051" calcext:value-type="float">
            <text:p>40.6374503536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139000.049" calcext:value-type="float">
            <text:p>1619139000.049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6.0055702776118" calcext:value-type="float">
            <text:p>36.0055702776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9007.761" calcext:value-type="float">
            <text:p>1619139007.76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9.3135090503423" calcext:value-type="float">
            <text:p>39.3135090503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39015.512" calcext:value-type="float">
            <text:p>1619139015.512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5.280048119019" calcext:value-type="float">
            <text:p>35.2800481190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139023.231" calcext:value-type="float">
            <text:p>1619139023.23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7.1109331375751" calcext:value-type="float">
            <text:p>37.1109331375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139030.956" calcext:value-type="float">
            <text:p>1619139030.956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7.6494025334871" calcext:value-type="float">
            <text:p>37.64940253348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139038.663" calcext:value-type="float">
            <text:p>1619139038.663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37.5324429199532" calcext:value-type="float">
            <text:p>37.5324429199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39046.362" calcext:value-type="float">
            <text:p>1619139046.362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5.2519424870367" calcext:value-type="float">
            <text:p>35.25194248703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139054.08" calcext:value-type="float">
            <text:p>1619139054.08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6.356372048427" calcext:value-type="float">
            <text:p>36.3563720484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139061.804" calcext:value-type="float">
            <text:p>1619139061.804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36.8746248127152" calcext:value-type="float">
            <text:p>36.8746248127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139069.539" calcext:value-type="float">
            <text:p>1619139069.53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6.3709036516874" calcext:value-type="float">
            <text:p>36.37090365168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077.358" calcext:value-type="float">
            <text:p>1619139077.358</text:p>
          </table:table-cell>
          <table:table-cell table:style-name="ce1" office:value-type="float" office:value="5.18799996376037" calcext:value-type="float">
            <text:p>5.18799996376037</text:p>
          </table:table-cell>
          <table:table-cell table:style-name="ce1" office:value-type="float" office:value="5.97532772099915" calcext:value-type="float">
            <text:p>5.975327720999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085.325" calcext:value-type="float">
            <text:p>1619139085.325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5.88697022336256" calcext:value-type="float">
            <text:p>5.88697022336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093.155" calcext:value-type="float">
            <text:p>1619139093.155</text:p>
          </table:table-cell>
          <table:table-cell table:style-name="ce1" office:value-type="float" office:value="5.12599992752075" calcext:value-type="float">
            <text:p>5.12599992752075</text:p>
          </table:table-cell>
          <table:table-cell table:style-name="ce1" office:value-type="float" office:value="5.85251666488217" calcext:value-type="float">
            <text:p>5.85251666488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101.015" calcext:value-type="float">
            <text:p>1619139101.015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5.90667454666906" calcext:value-type="float">
            <text:p>5.90667454666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109.045" calcext:value-type="float">
            <text:p>1619139109.045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.78726810509848" calcext:value-type="float">
            <text:p>5.78726810509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116.928" calcext:value-type="float">
            <text:p>1619139116.928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5.72896084401118" calcext:value-type="float">
            <text:p>5.72896084401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124.853" calcext:value-type="float">
            <text:p>1619139124.853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5.89506780874585" calcext:value-type="float">
            <text:p>5.89506780874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132.746" calcext:value-type="float">
            <text:p>1619139132.746</text:p>
          </table:table-cell>
          <table:table-cell table:style-name="ce1" office:value-type="float" office:value="5.16599988937377" calcext:value-type="float">
            <text:p>5.16599988937377</text:p>
          </table:table-cell>
          <table:table-cell table:style-name="ce1" office:value-type="float" office:value="5.80720105350923" calcext:value-type="float">
            <text:p>5.80720105350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139140.81" calcext:value-type="float">
            <text:p>1619139140.8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5.5431300292905" calcext:value-type="float">
            <text:p>35.54313002929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9148.511" calcext:value-type="float">
            <text:p>1619139148.51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9.3135090503423" calcext:value-type="float">
            <text:p>39.3135090503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139156.247" calcext:value-type="float">
            <text:p>1619139156.247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9.1608382654141" calcext:value-type="float">
            <text:p>39.1608382654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139163.937" calcext:value-type="float">
            <text:p>1619139163.937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41.1858334773838" calcext:value-type="float">
            <text:p>41.1858334773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139171.684" calcext:value-type="float">
            <text:p>1619139171.684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6.0701482780196" calcext:value-type="float">
            <text:p>36.0701482780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139179.378" calcext:value-type="float">
            <text:p>1619139179.378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8.6069644414234" calcext:value-type="float">
            <text:p>38.60696444142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139187.11" calcext:value-type="float">
            <text:p>1619139187.1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9.0516034896233" calcext:value-type="float">
            <text:p>39.05160348962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139194.839" calcext:value-type="float">
            <text:p>1619139194.83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1.5169661468935" calcext:value-type="float">
            <text:p>41.51696614689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139202.591" calcext:value-type="float">
            <text:p>1619139202.591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8.2089563116089" calcext:value-type="float">
            <text:p>38.20895631160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139210.328" calcext:value-type="float">
            <text:p>1619139210.32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9.7761341526011" calcext:value-type="float">
            <text:p>39.7761341526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139218.094" calcext:value-type="float">
            <text:p>1619139218.094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37.1851270272491" calcext:value-type="float">
            <text:p>37.1851270272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139225.838" calcext:value-type="float">
            <text:p>1619139225.838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8.2241688088977" calcext:value-type="float">
            <text:p>38.22416880889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139233.539" calcext:value-type="float">
            <text:p>1619139233.539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7.1628380833889" calcext:value-type="float">
            <text:p>37.1628380833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39241.27" calcext:value-type="float">
            <text:p>1619139241.2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9.5920821574893" calcext:value-type="float">
            <text:p>39.5920821574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139249.055" calcext:value-type="float">
            <text:p>1619139249.055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6.0989234549867" calcext:value-type="float">
            <text:p>36.0989234549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39256.739" calcext:value-type="float">
            <text:p>1619139256.73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9.5209581590621" calcext:value-type="float">
            <text:p>39.52095815906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39264.506" calcext:value-type="float">
            <text:p>1619139264.506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5.3081986028186" calcext:value-type="float">
            <text:p>35.3081986028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139272.211" calcext:value-type="float">
            <text:p>1619139272.211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36.8452488724738" calcext:value-type="float">
            <text:p>36.84524887247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19139279.918" calcext:value-type="float">
            <text:p>1619139279.91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7.9090177211789" calcext:value-type="float">
            <text:p>37.90901772117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139287.611" calcext:value-type="float">
            <text:p>1619139287.61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38.9817034125912" calcext:value-type="float">
            <text:p>38.98170341259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139295.402" calcext:value-type="float">
            <text:p>1619139295.402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3.5865647463008" calcext:value-type="float">
            <text:p>33.5865647463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139303.093" calcext:value-type="float">
            <text:p>1619139303.093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7.6794255937494" calcext:value-type="float">
            <text:p>37.67942559374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139310.816" calcext:value-type="float">
            <text:p>1619139310.81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7.7546940502896" calcext:value-type="float">
            <text:p>37.75469405028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139318.521" calcext:value-type="float">
            <text:p>1619139318.521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39.9440766318327" calcext:value-type="float">
            <text:p>39.94407663183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326.209" calcext:value-type="float">
            <text:p>1619139326.209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5.85937513096724" calcext:value-type="float">
            <text:p>5.85937513096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334.267" calcext:value-type="float">
            <text:p>1619139334.267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5.77344216384392" calcext:value-type="float">
            <text:p>5.77344216384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342.026" calcext:value-type="float">
            <text:p>1619139342.026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5.6907378825838" calcext:value-type="float">
            <text:p>5.6907378825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349.813" calcext:value-type="float">
            <text:p>1619139349.813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5.70416982080433" calcext:value-type="float">
            <text:p>5.704169820804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139357.733" calcext:value-type="float">
            <text:p>1619139357.73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6.3200963837215" calcext:value-type="float">
            <text:p>36.32009638372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139365.45" calcext:value-type="float">
            <text:p>1619139365.45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8.6146502239468" calcext:value-type="float">
            <text:p>38.6146502239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139373.178" calcext:value-type="float">
            <text:p>1619139373.17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8.6916638136321" calcext:value-type="float">
            <text:p>38.69166381363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9380.876" calcext:value-type="float">
            <text:p>1619139380.876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9.3135090503423" calcext:value-type="float">
            <text:p>39.3135090503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139388.593" calcext:value-type="float">
            <text:p>1619139388.593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36.719216574939" calcext:value-type="float">
            <text:p>36.719216574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139396.28" calcext:value-type="float">
            <text:p>1619139396.2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9.88831320993" calcext:value-type="float">
            <text:p>39.888313209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139404.034" calcext:value-type="float">
            <text:p>1619139404.034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37.4651246081511" calcext:value-type="float">
            <text:p>37.4651246081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139411.811" calcext:value-type="float">
            <text:p>1619139411.81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7.9948283039992" calcext:value-type="float">
            <text:p>37.9948283039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139419.527" calcext:value-type="float">
            <text:p>1619139419.527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5.0388214081562" calcext:value-type="float">
            <text:p>35.0388214081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139427.241" calcext:value-type="float">
            <text:p>1619139427.241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36.6679942973394" calcext:value-type="float">
            <text:p>36.6679942973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139434.974" calcext:value-type="float">
            <text:p>1619139434.97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6.7852851983295" calcext:value-type="float">
            <text:p>36.7852851983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9442.667" calcext:value-type="float">
            <text:p>1619139442.66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9.297825563589" calcext:value-type="float">
            <text:p>39.2978255635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450.392" calcext:value-type="float">
            <text:p>1619139450.39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5.77114416907876" calcext:value-type="float">
            <text:p>5.771144169078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458.15" calcext:value-type="float">
            <text:p>1619139458.15</text:p>
          </table:table-cell>
          <table:table-cell table:style-name="ce1" office:value-type="float" office:value="5.18799996376037" calcext:value-type="float">
            <text:p>5.18799996376037</text:p>
          </table:table-cell>
          <table:table-cell table:style-name="ce1" office:value-type="float" office:value="5.78257521387015" calcext:value-type="float">
            <text:p>5.78257521387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466.197" calcext:value-type="float">
            <text:p>1619139466.197</text:p>
          </table:table-cell>
          <table:table-cell table:style-name="ce1" office:value-type="float" office:value="5.15599989891052" calcext:value-type="float">
            <text:p>5.15599989891052</text:p>
          </table:table-cell>
          <table:table-cell table:style-name="ce1" office:value-type="float" office:value="5.81846403960153" calcext:value-type="float">
            <text:p>5.818464039601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474.19" calcext:value-type="float">
            <text:p>1619139474.19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.78726810509848" calcext:value-type="float">
            <text:p>5.78726810509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139482.047" calcext:value-type="float">
            <text:p>1619139482.04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6.7118908457732" calcext:value-type="float">
            <text:p>36.7118908457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139489.842" calcext:value-type="float">
            <text:p>1619139489.84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8.1313630664636" calcext:value-type="float">
            <text:p>38.13136306646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39497.564" calcext:value-type="float">
            <text:p>1619139497.564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9.3370596391586" calcext:value-type="float">
            <text:p>39.33705963915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139505.278" calcext:value-type="float">
            <text:p>1619139505.278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40.7266933812258" calcext:value-type="float">
            <text:p>40.7266933812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139513.008" calcext:value-type="float">
            <text:p>1619139513.008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7.2065258950278" calcext:value-type="float">
            <text:p>37.2065258950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139520.745" calcext:value-type="float">
            <text:p>1619139520.745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38.3626643966063" calcext:value-type="float">
            <text:p>38.3626643966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619139528.511" calcext:value-type="float">
            <text:p>1619139528.51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7.5399350871158" calcext:value-type="float">
            <text:p>37.5399350871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139536.232" calcext:value-type="float">
            <text:p>1619139536.232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8.9922021248001" calcext:value-type="float">
            <text:p>38.9922021248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139543.992" calcext:value-type="float">
            <text:p>1619139543.992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35.0667476564649" calcext:value-type="float">
            <text:p>35.06674765646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39551.727" calcext:value-type="float">
            <text:p>1619139551.727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5.3646345560117" calcext:value-type="float">
            <text:p>35.3646345560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619139559.445" calcext:value-type="float">
            <text:p>1619139559.445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6.5123696998723" calcext:value-type="float">
            <text:p>36.5123696998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39567.135" calcext:value-type="float">
            <text:p>1619139567.135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9.4422312255579" calcext:value-type="float">
            <text:p>39.4422312255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574.868" calcext:value-type="float">
            <text:p>1619139574.868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5.88466059399243" calcext:value-type="float">
            <text:p>5.884660593992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582.69" calcext:value-type="float">
            <text:p>1619139582.69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5.78611350637011" calcext:value-type="float">
            <text:p>5.78611350637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590.421" calcext:value-type="float">
            <text:p>1619139590.421</text:p>
          </table:table-cell>
          <table:table-cell table:style-name="ce1" office:value-type="float" office:value="5.12599992752075" calcext:value-type="float">
            <text:p>5.12599992752075</text:p>
          </table:table-cell>
          <table:table-cell table:style-name="ce1" office:value-type="float" office:value="5.85251666488217" calcext:value-type="float">
            <text:p>5.85251666488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139598.322" calcext:value-type="float">
            <text:p>1619139598.322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5.29931302225425" calcext:value-type="float">
            <text:p>5.29931302225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06.236" calcext:value-type="float">
            <text:p>1619139606.236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5.87889485348049" calcext:value-type="float">
            <text:p>5.87889485348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614.309" calcext:value-type="float">
            <text:p>1619139614.309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5.74712643243687" calcext:value-type="float">
            <text:p>5.74712643243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622.08" calcext:value-type="float">
            <text:p>1619139622.08</text:p>
          </table:table-cell>
          <table:table-cell table:style-name="ce1" office:value-type="float" office:value="5.09700012207031" calcext:value-type="float">
            <text:p>5.09700012207031</text:p>
          </table:table-cell>
          <table:table-cell table:style-name="ce1" office:value-type="float" office:value="5.68962120962647" calcext:value-type="float">
            <text:p>5.689621209626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29.882" calcext:value-type="float">
            <text:p>1619139629.882</text:p>
          </table:table-cell>
          <table:table-cell table:style-name="ce1" office:value-type="float" office:value="5.15400004386901" calcext:value-type="float">
            <text:p>5.15400004386901</text:p>
          </table:table-cell>
          <table:table-cell table:style-name="ce1" office:value-type="float" office:value="5.8207217199555" calcext:value-type="float">
            <text:p>5.8207217199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37.908" calcext:value-type="float">
            <text:p>1619139637.908</text:p>
          </table:table-cell>
          <table:table-cell table:style-name="ce1" office:value-type="float" office:value="5.13299989700317" calcext:value-type="float">
            <text:p>5.13299989700317</text:p>
          </table:table-cell>
          <table:table-cell table:style-name="ce1" office:value-type="float" office:value="5.84453547671315" calcext:value-type="float">
            <text:p>5.84453547671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45.788" calcext:value-type="float">
            <text:p>1619139645.788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5.90900149198282" calcext:value-type="float">
            <text:p>5.90900149198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53.736" calcext:value-type="float">
            <text:p>1619139653.736</text:p>
          </table:table-cell>
          <table:table-cell table:style-name="ce1" office:value-type="float" office:value="5.14100003242492" calcext:value-type="float">
            <text:p>5.14100003242492</text:p>
          </table:table-cell>
          <table:table-cell table:style-name="ce1" office:value-type="float" office:value="5.83544053895862" calcext:value-type="float">
            <text:p>5.83544053895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61.613" calcext:value-type="float">
            <text:p>1619139661.613</text:p>
          </table:table-cell>
          <table:table-cell table:style-name="ce1" office:value-type="float" office:value="5.15900015830993" calcext:value-type="float">
            <text:p>5.15900015830993</text:p>
          </table:table-cell>
          <table:table-cell table:style-name="ce1" office:value-type="float" office:value="5.81508026350358" calcext:value-type="float">
            <text:p>5.815080263503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39669.743" calcext:value-type="float">
            <text:p>1619139669.743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4.93193923294125" calcext:value-type="float">
            <text:p>4.93193923294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39677.559" calcext:value-type="float">
            <text:p>1619139677.559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4.9504950962491" calcext:value-type="float">
            <text:p>4.9504950962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85.474" calcext:value-type="float">
            <text:p>1619139685.474</text:p>
          </table:table-cell>
          <table:table-cell table:style-name="ce1" office:value-type="float" office:value="5.16400003433227" calcext:value-type="float">
            <text:p>5.16400003433227</text:p>
          </table:table-cell>
          <table:table-cell table:style-name="ce1" office:value-type="float" office:value="5.80945000010619" calcext:value-type="float">
            <text:p>5.80945000010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693.52" calcext:value-type="float">
            <text:p>1619139693.52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5.9183270795295" calcext:value-type="float">
            <text:p>5.9183270795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701.333" calcext:value-type="float">
            <text:p>1619139701.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6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139709.079" calcext:value-type="float">
            <text:p>1619139709.07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7.1896861161994" calcext:value-type="float">
            <text:p>17.18968611619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139716.735" calcext:value-type="float">
            <text:p>1619139716.735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5.7433236385315" calcext:value-type="float">
            <text:p>15.7433236385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724.409" calcext:value-type="float">
            <text:p>1619139724.409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5.4669839907809" calcext:value-type="float">
            <text:p>15.4669839907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139732.064" calcext:value-type="float">
            <text:p>1619139732.064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6.2989460865991" calcext:value-type="float">
            <text:p>16.29894608659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39739.729" calcext:value-type="float">
            <text:p>1619139739.729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5.2203992424896" calcext:value-type="float">
            <text:p>15.22039924248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747.442" calcext:value-type="float">
            <text:p>1619139747.442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5.5440410608286" calcext:value-type="float">
            <text:p>15.5440410608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139755.086" calcext:value-type="float">
            <text:p>1619139755.08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5.6683853893956" calcext:value-type="float">
            <text:p>15.6683853893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139762.782" calcext:value-type="float">
            <text:p>1619139762.782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14.7666863666726" calcext:value-type="float">
            <text:p>14.7666863666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139770.81" calcext:value-type="float">
            <text:p>1619139770.81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3.7450199725429" calcext:value-type="float">
            <text:p>13.7450199725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39778.486" calcext:value-type="float">
            <text:p>1619139778.48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15.3969208390236" calcext:value-type="float">
            <text:p>15.3969208390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39786.102" calcext:value-type="float">
            <text:p>1619139786.102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14.9783204966812" calcext:value-type="float">
            <text:p>14.9783204966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39793.873" calcext:value-type="float">
            <text:p>1619139793.873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5.2023690286502" calcext:value-type="float">
            <text:p>15.20236902865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139801.586" calcext:value-type="float">
            <text:p>1619139801.586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4.8662039377202" calcext:value-type="float">
            <text:p>14.8662039377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39809.31" calcext:value-type="float">
            <text:p>1619139809.31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5.0108632320734" calcext:value-type="float">
            <text:p>15.01086323207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39817.011" calcext:value-type="float">
            <text:p>1619139817.011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14.9960534386916" calcext:value-type="float">
            <text:p>14.9960534386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824.732" calcext:value-type="float">
            <text:p>1619139824.732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6.08559105530599" calcext:value-type="float">
            <text:p>6.08559105530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832.579" calcext:value-type="float">
            <text:p>1619139832.579</text:p>
          </table:table-cell>
          <table:table-cell table:style-name="ce1" office:value-type="float" office:value="5.14299988746643" calcext:value-type="float">
            <text:p>5.14299988746643</text:p>
          </table:table-cell>
          <table:table-cell table:style-name="ce1" office:value-type="float" office:value="6.02761047604676" calcext:value-type="float">
            <text:p>6.027610476046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840.575" calcext:value-type="float">
            <text:p>1619139840.575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5.97371584625257" calcext:value-type="float">
            <text:p>5.97371584625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848.359" calcext:value-type="float">
            <text:p>1619139848.359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6.1544570903116" calcext:value-type="float">
            <text:p>6.1544570903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856.086" calcext:value-type="float">
            <text:p>1619139856.086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6.04996088241674" calcext:value-type="float">
            <text:p>6.04996088241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863.973" calcext:value-type="float">
            <text:p>1619139863.973</text:p>
          </table:table-cell>
          <table:table-cell table:style-name="ce1" office:value-type="float" office:value="5.08699989318847" calcext:value-type="float">
            <text:p>5.08699989318847</text:p>
          </table:table-cell>
          <table:table-cell table:style-name="ce1" office:value-type="float" office:value="6.0939651368008" calcext:value-type="float">
            <text:p>6.0939651368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871.767" calcext:value-type="float">
            <text:p>1619139871.767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5.89275182241988" calcext:value-type="float">
            <text:p>5.89275182241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879.774" calcext:value-type="float">
            <text:p>1619139879.774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5.94530320596917" calcext:value-type="float">
            <text:p>5.94530320596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887.682" calcext:value-type="float">
            <text:p>1619139887.682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.98444044115569" calcext:value-type="float">
            <text:p>5.98444044115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895.667" calcext:value-type="float">
            <text:p>1619139895.667</text:p>
          </table:table-cell>
          <table:table-cell table:style-name="ce1" office:value-type="float" office:value="5.135999917984" calcext:value-type="float">
            <text:p>5.135999917984</text:p>
          </table:table-cell>
          <table:table-cell table:style-name="ce1" office:value-type="float" office:value="5.84112158860307" calcext:value-type="float">
            <text:p>5.841121588603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39903.646" calcext:value-type="float">
            <text:p>1619139903.646</text:p>
          </table:table-cell>
          <table:table-cell table:style-name="ce1" office:value-type="float" office:value="5.16100001335144" calcext:value-type="float">
            <text:p>5.16100001335144</text:p>
          </table:table-cell>
          <table:table-cell table:style-name="ce1" office:value-type="float" office:value="5.61906605793012" calcext:value-type="float">
            <text:p>5.619066057930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39911.543" calcext:value-type="float">
            <text:p>1619139911.543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6.17652912335878" calcext:value-type="float">
            <text:p>6.176529123358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39919.271" calcext:value-type="float">
            <text:p>1619139919.271</text:p>
          </table:table-cell>
          <table:table-cell table:style-name="ce1" office:value-type="float" office:value="5.18800020217895" calcext:value-type="float">
            <text:p>5.18800020217895</text:p>
          </table:table-cell>
          <table:table-cell table:style-name="ce1" office:value-type="float" office:value="5.01156495504376" calcext:value-type="float">
            <text:p>5.011564955043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39927.193" calcext:value-type="float">
            <text:p>1619139927.193</text:p>
          </table:table-cell>
          <table:table-cell table:style-name="ce1" office:value-type="float" office:value="5.22099995613098" calcext:value-type="float">
            <text:p>5.22099995613098</text:p>
          </table:table-cell>
          <table:table-cell table:style-name="ce1" office:value-type="float" office:value="4.97988895201356" calcext:value-type="float">
            <text:p>4.97988895201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935.293" calcext:value-type="float">
            <text:p>1619139935.29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.98921932981104" calcext:value-type="float">
            <text:p>5.989219329811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39943.053" calcext:value-type="float">
            <text:p>1619139943.053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5.95474381976275" calcext:value-type="float">
            <text:p>5.95474381976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950.824" calcext:value-type="float">
            <text:p>1619139950.824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15.2641874681039" calcext:value-type="float">
            <text:p>15.26418746810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139958.546" calcext:value-type="float">
            <text:p>1619139958.546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5.7401871208175" calcext:value-type="float">
            <text:p>15.7401871208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139966.17" calcext:value-type="float">
            <text:p>1619139966.17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15.8259154731352" calcext:value-type="float">
            <text:p>15.8259154731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973.853" calcext:value-type="float">
            <text:p>1619139973.853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5.4823339313831" calcext:value-type="float">
            <text:p>15.48233393138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39981.514" calcext:value-type="float">
            <text:p>1619139981.51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5.5595451470048" calcext:value-type="float">
            <text:p>15.5595451470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139989.134" calcext:value-type="float">
            <text:p>1619139989.134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5.7370518526216" calcext:value-type="float">
            <text:p>15.73705185262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39996.786" calcext:value-type="float">
            <text:p>1619139996.786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5.0286733587624" calcext:value-type="float">
            <text:p>15.0286733587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04.495" calcext:value-type="float">
            <text:p>1619140004.495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5.1063402753845" calcext:value-type="float">
            <text:p>15.10634027538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012.168" calcext:value-type="float">
            <text:p>1619140012.168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5.4211147977425" calcext:value-type="float">
            <text:p>15.4211147977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40019.889" calcext:value-type="float">
            <text:p>1619140019.889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5.2475248964472" calcext:value-type="float">
            <text:p>15.24752489644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140027.59" calcext:value-type="float">
            <text:p>1619140027.59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4.8662039377202" calcext:value-type="float">
            <text:p>14.8662039377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35.313" calcext:value-type="float">
            <text:p>1619140035.3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2" calcext:value-type="float">
            <text:p>15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42.963" calcext:value-type="float">
            <text:p>1619140042.96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5.1696607075187" calcext:value-type="float">
            <text:p>15.16966070751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50.62" calcext:value-type="float">
            <text:p>1619140050.6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5.0913422951764" calcext:value-type="float">
            <text:p>15.0913422951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58.284" calcext:value-type="float">
            <text:p>1619140058.284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15.1878491528946" calcext:value-type="float">
            <text:p>15.18784915289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065.928" calcext:value-type="float">
            <text:p>1619140065.928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5.0108632320734" calcext:value-type="float">
            <text:p>15.01086323207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0073.651" calcext:value-type="float">
            <text:p>1619140073.651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5.70529221238982" calcext:value-type="float">
            <text:p>5.70529221238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0081.463" calcext:value-type="float">
            <text:p>1619140081.463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5.73916488289179" calcext:value-type="float">
            <text:p>5.739164882891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0089.35" calcext:value-type="float">
            <text:p>1619140089.35</text:p>
          </table:table-cell>
          <table:table-cell table:style-name="ce1" office:value-type="float" office:value="5.20000004768371" calcext:value-type="float">
            <text:p>5.20000004768371</text:p>
          </table:table-cell>
          <table:table-cell table:style-name="ce1" office:value-type="float" office:value="5.76923071632723" calcext:value-type="float">
            <text:p>5.76923071632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0097.303" calcext:value-type="float">
            <text:p>1619140097.303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5.76999599441609" calcext:value-type="float">
            <text:p>5.76999599441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0105.027" calcext:value-type="float">
            <text:p>1619140105.027</text:p>
          </table:table-cell>
          <table:table-cell table:style-name="ce1" office:value-type="float" office:value="5.16499996185302" calcext:value-type="float">
            <text:p>5.16499996185302</text:p>
          </table:table-cell>
          <table:table-cell table:style-name="ce1" office:value-type="float" office:value="5.03388193456483" calcext:value-type="float">
            <text:p>5.03388193456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0112.975" calcext:value-type="float">
            <text:p>1619140112.975</text:p>
          </table:table-cell>
          <table:table-cell table:style-name="ce1" office:value-type="float" office:value="5.19700002670288" calcext:value-type="float">
            <text:p>5.19700002670288</text:p>
          </table:table-cell>
          <table:table-cell table:style-name="ce1" office:value-type="float" office:value="5.00288625484097" calcext:value-type="float">
            <text:p>5.00288625484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0120.905" calcext:value-type="float">
            <text:p>1619140120.905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5.74371159785732" calcext:value-type="float">
            <text:p>5.74371159785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0128.692" calcext:value-type="float">
            <text:p>1619140128.692</text:p>
          </table:table-cell>
          <table:table-cell table:style-name="ce1" office:value-type="float" office:value="5.16300010681152" calcext:value-type="float">
            <text:p>5.16300010681152</text:p>
          </table:table-cell>
          <table:table-cell table:style-name="ce1" office:value-type="float" office:value="5.81057512674096" calcext:value-type="float">
            <text:p>5.81057512674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140136.736" calcext:value-type="float">
            <text:p>1619140136.736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6.6303706193535" calcext:value-type="float">
            <text:p>16.63037061935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140144.392" calcext:value-type="float">
            <text:p>1619140144.392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4.8221345549662" calcext:value-type="float">
            <text:p>14.82213455496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40152.161" calcext:value-type="float">
            <text:p>1619140152.16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5.3508770937497" calcext:value-type="float">
            <text:p>15.3508770937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159.891" calcext:value-type="float">
            <text:p>1619140159.89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5.1153543844741" calcext:value-type="float">
            <text:p>15.1153543844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167.642" calcext:value-type="float">
            <text:p>1619140167.642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5.0257015978004" calcext:value-type="float">
            <text:p>15.02570159780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175.349" calcext:value-type="float">
            <text:p>1619140175.349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5.130400153522" calcext:value-type="float">
            <text:p>15.1304001535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183.023" calcext:value-type="float">
            <text:p>1619140183.02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5.5781906282022" calcext:value-type="float">
            <text:p>15.5781906282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0190.66" calcext:value-type="float">
            <text:p>1619140190.66</text:p>
          </table:table-cell>
          <table:table-cell table:style-name="ce1" office:value-type="float" office:value="5.05799984931945" calcext:value-type="float">
            <text:p>5.05799984931945</text:p>
          </table:table-cell>
          <table:table-cell table:style-name="ce1" office:value-type="float" office:value="15.0257023060658" calcext:value-type="float">
            <text:p>15.02570230606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0198.366" calcext:value-type="float">
            <text:p>1619140198.366</text:p>
          </table:table-cell>
          <table:table-cell table:style-name="ce1" office:value-type="float" office:value="5.14499998092651" calcext:value-type="float">
            <text:p>5.14499998092651</text:p>
          </table:table-cell>
          <table:table-cell table:style-name="ce1" office:value-type="float" office:value="5.83090381170372" calcext:value-type="float">
            <text:p>5.83090381170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0206.282" calcext:value-type="float">
            <text:p>1619140206.282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.59440573298328" calcext:value-type="float">
            <text:p>5.59440573298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0214.159" calcext:value-type="float">
            <text:p>1619140214.159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6.14104584045782" calcext:value-type="float">
            <text:p>6.141045840457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0221.947" calcext:value-type="float">
            <text:p>1619140221.947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6.18268854753916" calcext:value-type="float">
            <text:p>6.18268854753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0229.735" calcext:value-type="float">
            <text:p>1619140229.735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5.07713332133093" calcext:value-type="float">
            <text:p>5.077133321330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0237.584" calcext:value-type="float">
            <text:p>1619140237.584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5.17104228942536" calcext:value-type="float">
            <text:p>5.17104228942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0245.533" calcext:value-type="float">
            <text:p>1619140245.533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.98563437702824" calcext:value-type="float">
            <text:p>5.98563437702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0253.436" calcext:value-type="float">
            <text:p>1619140253.436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5.90086560859274" calcext:value-type="float">
            <text:p>5.90086560859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261.255" calcext:value-type="float">
            <text:p>1619140261.255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15.5316612002567" calcext:value-type="float">
            <text:p>15.5316612002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140268.885" calcext:value-type="float">
            <text:p>1619140268.885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6.6600553507498" calcext:value-type="float">
            <text:p>16.6600553507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140276.562" calcext:value-type="float">
            <text:p>1619140276.562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7.6587302923863" calcext:value-type="float">
            <text:p>17.65873029238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284.261" calcext:value-type="float">
            <text:p>1619140284.26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5.5595451470048" calcext:value-type="float">
            <text:p>15.5595451470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140291.893" calcext:value-type="float">
            <text:p>1619140291.893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16.202331206975" calcext:value-type="float">
            <text:p>16.202331206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19140299.606" calcext:value-type="float">
            <text:p>1619140299.606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6.0427806698773" calcext:value-type="float">
            <text:p>16.0427806698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307.309" calcext:value-type="float">
            <text:p>1619140307.309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5.4424870036854" calcext:value-type="float">
            <text:p>15.4424870036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0315.008" calcext:value-type="float">
            <text:p>1619140315.008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5.5813023064687" calcext:value-type="float">
            <text:p>15.5813023064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140322.67" calcext:value-type="float">
            <text:p>1619140322.67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6.4258856993109" calcext:value-type="float">
            <text:p>16.42588569931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0330.442" calcext:value-type="float">
            <text:p>1619140330.442</text:p>
          </table:table-cell>
          <table:table-cell table:style-name="ce1" office:value-type="float" office:value="5.13199996948242" calcext:value-type="float">
            <text:p>5.13199996948242</text:p>
          </table:table-cell>
          <table:table-cell table:style-name="ce1" office:value-type="float" office:value="16.5627436682491" calcext:value-type="float">
            <text:p>16.5627436682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0338.341" calcext:value-type="float">
            <text:p>1619140338.34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6.9864110461177" calcext:value-type="float">
            <text:p>16.9864110461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140346.053" calcext:value-type="float">
            <text:p>1619140346.053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7.1597635395538" calcext:value-type="float">
            <text:p>17.15976353955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140353.887" calcext:value-type="float">
            <text:p>1619140353.887</text:p>
          </table:table-cell>
          <table:table-cell table:style-name="ce1" office:value-type="float" office:value="5.20099997520446" calcext:value-type="float">
            <text:p>5.20099997520446</text:p>
          </table:table-cell>
          <table:table-cell table:style-name="ce1" office:value-type="float" office:value="15.9584696011726" calcext:value-type="float">
            <text:p>15.9584696011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140361.779" calcext:value-type="float">
            <text:p>1619140361.779</text:p>
          </table:table-cell>
          <table:table-cell table:style-name="ce1" office:value-type="float" office:value="5.12999987602233" calcext:value-type="float">
            <text:p>5.12999987602233</text:p>
          </table:table-cell>
          <table:table-cell table:style-name="ce1" office:value-type="float" office:value="16.3742694015679" calcext:value-type="float">
            <text:p>16.37426940156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0369.673" calcext:value-type="float">
            <text:p>1619140369.673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7.4050633108371" calcext:value-type="float">
            <text:p>17.40506331083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140377.446" calcext:value-type="float">
            <text:p>1619140377.446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7.2893487680624" calcext:value-type="float">
            <text:p>17.2893487680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140385.229" calcext:value-type="float">
            <text:p>1619140385.229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0.962845801611" calcext:value-type="float">
            <text:p>30.9628458016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140392.957" calcext:value-type="float">
            <text:p>1619140392.957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1.0695086326425" calcext:value-type="float">
            <text:p>31.0695086326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140400.702" calcext:value-type="float">
            <text:p>1619140400.70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1.5432218036715" calcext:value-type="float">
            <text:p>31.5432218036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0408.39" calcext:value-type="float">
            <text:p>1619140408.3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2.335329402869" calcext:value-type="float">
            <text:p>32.3353294028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0416.155" calcext:value-type="float">
            <text:p>1619140416.155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1.3435811593444" calcext:value-type="float">
            <text:p>31.3435811593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140423.905" calcext:value-type="float">
            <text:p>1619140423.905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30.8641970736992" calcext:value-type="float">
            <text:p>30.8641970736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140431.593" calcext:value-type="float">
            <text:p>1619140431.59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1.5621251848982" calcext:value-type="float">
            <text:p>31.5621251848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140439.34" calcext:value-type="float">
            <text:p>1619140439.34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3.6720458660527" calcext:value-type="float">
            <text:p>33.6720458660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619140447.155" calcext:value-type="float">
            <text:p>1619140447.15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7.9652206243936" calcext:value-type="float">
            <text:p>57.96522062439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619140454.755" calcext:value-type="float">
            <text:p>1619140454.755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54.1832671381402" calcext:value-type="float">
            <text:p>54.18326713814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140462.494" calcext:value-type="float">
            <text:p>1619140462.49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7.496505566186" calcext:value-type="float">
            <text:p>57.496505566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619140470.201" calcext:value-type="float">
            <text:p>1619140470.20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54.3391727378221" calcext:value-type="float">
            <text:p>54.3391727378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619140477.959" calcext:value-type="float">
            <text:p>1619140477.959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58.3781651326377" calcext:value-type="float">
            <text:p>58.37816513263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140485.664" calcext:value-type="float">
            <text:p>1619140485.66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4.6906188665809" calcext:value-type="float">
            <text:p>54.6906188665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140493.41" calcext:value-type="float">
            <text:p>1619140493.41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7.7884431490627" calcext:value-type="float">
            <text:p>57.7884431490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19140501.108" calcext:value-type="float">
            <text:p>1619140501.108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4.9670195576146" calcext:value-type="float">
            <text:p>54.96701955761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140508.8" calcext:value-type="float">
            <text:p>1619140508.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7.684630848328" calcext:value-type="float">
            <text:p>57.684630848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619140516.575" calcext:value-type="float">
            <text:p>1619140516.57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3.2296647276778" calcext:value-type="float">
            <text:p>53.2296647276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140524.272" calcext:value-type="float">
            <text:p>1619140524.2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4" calcext:value-type="float">
            <text:p>59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140531.967" calcext:value-type="float">
            <text:p>1619140531.96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5.8659208522636" calcext:value-type="float">
            <text:p>55.86592085226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619140539.748" calcext:value-type="float">
            <text:p>1619140539.74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8.2834332446774" calcext:value-type="float">
            <text:p>58.28343324467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140547.386" calcext:value-type="float">
            <text:p>1619140547.386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53.9568325168624" calcext:value-type="float">
            <text:p>53.9568325168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140555.149" calcext:value-type="float">
            <text:p>1619140555.14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9.3406579838163" calcext:value-type="float">
            <text:p>59.3406579838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140562.863" calcext:value-type="float">
            <text:p>1619140562.863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55.8436358385051" calcext:value-type="float">
            <text:p>55.8436358385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570.634" calcext:value-type="float">
            <text:p>1619140570.63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60.3637814778168" calcext:value-type="float">
            <text:p>60.3637814778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578.224" calcext:value-type="float">
            <text:p>1619140578.224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0.2553860620843" calcext:value-type="float">
            <text:p>60.25538606208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585.863" calcext:value-type="float">
            <text:p>1619140585.86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60.1158381934471" calcext:value-type="float">
            <text:p>60.1158381934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593.452" calcext:value-type="float">
            <text:p>1619140593.452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60.1879604104079" calcext:value-type="float">
            <text:p>60.18796041040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601.074" calcext:value-type="float">
            <text:p>1619140601.074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0.2553860620843" calcext:value-type="float">
            <text:p>60.25538606208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608.661" calcext:value-type="float">
            <text:p>1619140608.661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60.3035156172265" calcext:value-type="float">
            <text:p>60.3035156172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616.293" calcext:value-type="float">
            <text:p>1619140616.29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60.2914745867645" calcext:value-type="float">
            <text:p>60.29147458676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0623.878" calcext:value-type="float">
            <text:p>1619140623.87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60.3155585861163" calcext:value-type="float">
            <text:p>60.3155585861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0631.5" calcext:value-type="float">
            <text:p>1619140631.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2.1742609226465" calcext:value-type="float">
            <text:p>32.1742609226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19140639.131" calcext:value-type="float">
            <text:p>1619140639.131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29.9102699887242" calcext:value-type="float">
            <text:p>29.9102699887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140646.817" calcext:value-type="float">
            <text:p>1619140646.8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.8" calcext:value-type="float">
            <text:p>33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140654.429" calcext:value-type="float">
            <text:p>1619140654.429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33.8577962611922" calcext:value-type="float">
            <text:p>33.8577962611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140662.109" calcext:value-type="float">
            <text:p>1619140662.10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1.1563812564044" calcext:value-type="float">
            <text:p>31.1563812564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19140669.744" calcext:value-type="float">
            <text:p>1619140669.744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32.855435594583" calcext:value-type="float">
            <text:p>32.855435594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140677.437" calcext:value-type="float">
            <text:p>1619140677.437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3.3200329504761" calcext:value-type="float">
            <text:p>33.3200329504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0685.073" calcext:value-type="float">
            <text:p>1619140685.073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32.213163369823" calcext:value-type="float">
            <text:p>32.2131633698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19140692.822" calcext:value-type="float">
            <text:p>1619140692.822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58.800080198365" calcext:value-type="float">
            <text:p>58.8000801983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140700.467" calcext:value-type="float">
            <text:p>1619140700.467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4.767139486496" calcext:value-type="float">
            <text:p>54.7671394864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19140708.123" calcext:value-type="float">
            <text:p>1619140708.12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8.8469976713643" calcext:value-type="float">
            <text:p>58.8469976713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1619140715.749" calcext:value-type="float">
            <text:p>1619140715.749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54.6360931794028" calcext:value-type="float">
            <text:p>54.63609317940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0723.425" calcext:value-type="float">
            <text:p>1619140723.42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9.9280857941105" calcext:value-type="float">
            <text:p>59.9280857941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19140731.036" calcext:value-type="float">
            <text:p>1619140731.036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4.8683151227589" calcext:value-type="float">
            <text:p>54.86831512275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619140738.722" calcext:value-type="float">
            <text:p>1619140738.72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58.3084566048303" calcext:value-type="float">
            <text:p>58.3084566048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619140746.361" calcext:value-type="float">
            <text:p>1619140746.36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4.5672594153774" calcext:value-type="float">
            <text:p>54.56725941537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619140754.022" calcext:value-type="float">
            <text:p>1619140754.022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58.6592196852693" calcext:value-type="float">
            <text:p>58.65921968526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619140761.744" calcext:value-type="float">
            <text:p>1619140761.744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3.051456569207" calcext:value-type="float">
            <text:p>53.051456569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140769.5" calcext:value-type="float">
            <text:p>1619140769.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9.609250013392" calcext:value-type="float">
            <text:p>59.609250013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140777.243" calcext:value-type="float">
            <text:p>1619140777.243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7.5079884031829" calcext:value-type="float">
            <text:p>57.5079884031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619140785.024" calcext:value-type="float">
            <text:p>1619140785.02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8.4947087878212" calcext:value-type="float">
            <text:p>58.4947087878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19140792.755" calcext:value-type="float">
            <text:p>1619140792.75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8.5611515789013" calcext:value-type="float">
            <text:p>48.56115157890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800.417" calcext:value-type="float">
            <text:p>1619140800.41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60.0678517115394" calcext:value-type="float">
            <text:p>60.0678517115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619140808.087" calcext:value-type="float">
            <text:p>1619140808.087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55.566618569839" calcext:value-type="float">
            <text:p>55.566618569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0815.863" calcext:value-type="float">
            <text:p>1619140815.863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56.6414020647694" calcext:value-type="float">
            <text:p>56.6414020647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0823.471" calcext:value-type="float">
            <text:p>1619140823.47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6.931681504405" calcext:value-type="float">
            <text:p>56.9316815044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0831.101" calcext:value-type="float">
            <text:p>1619140831.101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56.8975863414184" calcext:value-type="float">
            <text:p>56.897586341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0838.706" calcext:value-type="float">
            <text:p>1619140838.70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6.765940197682" calcext:value-type="float">
            <text:p>56.765940197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40846.328" calcext:value-type="float">
            <text:p>1619140846.32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5.3011571907881" calcext:value-type="float">
            <text:p>35.3011571907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9140853.958" calcext:value-type="float">
            <text:p>1619140853.95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5.7285429821824" calcext:value-type="float">
            <text:p>35.7285429821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9140861.632" calcext:value-type="float">
            <text:p>1619140861.63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5.7356753345392" calcext:value-type="float">
            <text:p>35.73567533453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140869.261" calcext:value-type="float">
            <text:p>1619140869.26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5.9640351417068" calcext:value-type="float">
            <text:p>35.96403514170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619140876.927" calcext:value-type="float">
            <text:p>1619140876.9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.8" calcext:value-type="float">
            <text:p>55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140884.546" calcext:value-type="float">
            <text:p>1619140884.546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33.1810054148919" calcext:value-type="float">
            <text:p>33.1810054148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140892.246" calcext:value-type="float">
            <text:p>1619140892.246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5.422647169642" calcext:value-type="float">
            <text:p>55.4226471696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140899.879" calcext:value-type="float">
            <text:p>1619140899.87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2.5739411825552" calcext:value-type="float">
            <text:p>32.5739411825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140907.536" calcext:value-type="float">
            <text:p>1619140907.536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5.9217099473926" calcext:value-type="float">
            <text:p>55.92170994739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140915.197" calcext:value-type="float">
            <text:p>1619140915.197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5.0807258132618" calcext:value-type="float">
            <text:p>35.08072581326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140922.864" calcext:value-type="float">
            <text:p>1619140922.86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9.08183643981" calcext:value-type="float">
            <text:p>59.08183643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19140930.605" calcext:value-type="float">
            <text:p>1619140930.60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8.5902826478278" calcext:value-type="float">
            <text:p>48.5902826478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0938.351" calcext:value-type="float">
            <text:p>1619140938.35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9.9400614248209" calcext:value-type="float">
            <text:p>59.9400614248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945.944" calcext:value-type="float">
            <text:p>1619140945.944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60.0678517115394" calcext:value-type="float">
            <text:p>60.0678517115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953.565" calcext:value-type="float">
            <text:p>1619140953.56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60.1158381934471" calcext:value-type="float">
            <text:p>60.1158381934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0961.153" calcext:value-type="float">
            <text:p>1619140961.15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60.1879632798197" calcext:value-type="float">
            <text:p>60.1879632798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9140968.778" calcext:value-type="float">
            <text:p>1619140968.778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34.5378331125101" calcext:value-type="float">
            <text:p>34.53783311251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140976.401" calcext:value-type="float">
            <text:p>1619140976.40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6.0270705697648" calcext:value-type="float">
            <text:p>36.0270705697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140984.078" calcext:value-type="float">
            <text:p>1619140984.078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35.9353176893169" calcext:value-type="float">
            <text:p>35.93531768931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19140991.71" calcext:value-type="float">
            <text:p>1619140991.7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35.0039785745717" calcext:value-type="float">
            <text:p>35.0039785745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19140999.392" calcext:value-type="float">
            <text:p>1619140999.39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2.8520150031573" calcext:value-type="float">
            <text:p>52.8520150031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141007.033" calcext:value-type="float">
            <text:p>1619141007.033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3.5798519479245" calcext:value-type="float">
            <text:p>33.57985194792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19141014.699" calcext:value-type="float">
            <text:p>1619141014.69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3.9784076279835" calcext:value-type="float">
            <text:p>53.9784076279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19141022.323" calcext:value-type="float">
            <text:p>1619141022.32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5.3081986028186" calcext:value-type="float">
            <text:p>35.3081986028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141029.992" calcext:value-type="float">
            <text:p>1619141029.992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55.8993830722707" calcext:value-type="float">
            <text:p>55.89938307227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141037.607" calcext:value-type="float">
            <text:p>1619141037.60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5.5289421833992" calcext:value-type="float">
            <text:p>35.5289421833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141045.278" calcext:value-type="float">
            <text:p>1619141045.27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9.31695662277" calcext:value-type="float">
            <text:p>59.31695662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141052.963" calcext:value-type="float">
            <text:p>1619141052.9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.4" calcext:value-type="float">
            <text:p>40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1060.613" calcext:value-type="float">
            <text:p>1619141060.613</text:p>
          </table:table-cell>
          <table:table-cell table:style-name="ce1" office:value-type="float" office:value="5.18200016021728" calcext:value-type="float">
            <text:p>5.18200016021728</text:p>
          </table:table-cell>
          <table:table-cell table:style-name="ce1" office:value-type="float" office:value="16.9818597605581" calcext:value-type="float">
            <text:p>16.9818597605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141068.509" calcext:value-type="float">
            <text:p>1619141068.509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17.6973941479691" calcext:value-type="float">
            <text:p>17.6973941479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1076.403" calcext:value-type="float">
            <text:p>1619141076.403</text:p>
          </table:table-cell>
          <table:table-cell table:style-name="ce1" office:value-type="float" office:value="5.12299990653991" calcext:value-type="float">
            <text:p>5.12299990653991</text:p>
          </table:table-cell>
          <table:table-cell table:style-name="ce1" office:value-type="float" office:value="17.177435409995" calcext:value-type="float">
            <text:p>17.177435409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1084.23" calcext:value-type="float">
            <text:p>1619141084.23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16.6732050163118" calcext:value-type="float">
            <text:p>16.6732050163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141092.081" calcext:value-type="float">
            <text:p>1619141092.081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17.711443290277" calcext:value-type="float">
            <text:p>17.711443290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141099.811" calcext:value-type="float">
            <text:p>1619141099.811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8.7413690851767" calcext:value-type="float">
            <text:p>18.74136908517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1107.623" calcext:value-type="float">
            <text:p>1619141107.623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17.285405345765" calcext:value-type="float">
            <text:p>17.285405345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141115.432" calcext:value-type="float">
            <text:p>1619141115.432</text:p>
          </table:table-cell>
          <table:table-cell table:style-name="ce1" office:value-type="float" office:value="5.12000012397766" calcext:value-type="float">
            <text:p>5.12000012397766</text:p>
          </table:table-cell>
          <table:table-cell table:style-name="ce1" office:value-type="float" office:value="17.3828120790858" calcext:value-type="float">
            <text:p>17.38281207908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1123.353" calcext:value-type="float">
            <text:p>1619141123.353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6.6640054358674" calcext:value-type="float">
            <text:p>56.6640054358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1130.945" calcext:value-type="float">
            <text:p>1619141130.94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6.765940197682" calcext:value-type="float">
            <text:p>56.765940197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138.574" calcext:value-type="float">
            <text:p>1619141138.574</text:p>
          </table:table-cell>
          <table:table-cell table:style-name="ce1" office:value-type="float" office:value="5.007000207901" calcext:value-type="float">
            <text:p>5.007000207901</text:p>
          </table:table-cell>
          <table:table-cell table:style-name="ce1" office:value-type="float" office:value="57.1200295835208" calcext:value-type="float">
            <text:p>57.1200295835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1146.17" calcext:value-type="float">
            <text:p>1619141146.1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6.8748762052782" calcext:value-type="float">
            <text:p>56.87487620527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619141153.797" calcext:value-type="float">
            <text:p>1619141153.7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.8" calcext:value-type="float">
            <text:p>50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19141161.379" calcext:value-type="float">
            <text:p>1619141161.379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1.1897603490512" calcext:value-type="float">
            <text:p>51.18976034905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169.005" calcext:value-type="float">
            <text:p>1619141169.005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7.1086273726053" calcext:value-type="float">
            <text:p>57.1086273726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176.599" calcext:value-type="float">
            <text:p>1619141176.59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7.0402878902" calcext:value-type="float">
            <text:p>57.0402878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1184.225" calcext:value-type="float">
            <text:p>1619141184.225</text:p>
          </table:table-cell>
          <table:table-cell table:style-name="ce1" office:value-type="float" office:value="5.19200015068054" calcext:value-type="float">
            <text:p>5.19200015068054</text:p>
          </table:table-cell>
          <table:table-cell table:style-name="ce1" office:value-type="float" office:value="7.70416002294549" calcext:value-type="float">
            <text:p>7.704160022945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141192.102" calcext:value-type="float">
            <text:p>1619141192.10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8.78068264221839" calcext:value-type="float">
            <text:p>8.78068264221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1199.894" calcext:value-type="float">
            <text:p>1619141199.894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32.3482434767904" calcext:value-type="float">
            <text:p>32.34824347679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141207.536" calcext:value-type="float">
            <text:p>1619141207.536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1.8407954156069" calcext:value-type="float">
            <text:p>31.84079541560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1215.23" calcext:value-type="float">
            <text:p>1619141215.23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2.0908912269043" calcext:value-type="float">
            <text:p>32.0908912269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619141222.873" calcext:value-type="float">
            <text:p>1619141222.873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30.3756983057892" calcext:value-type="float">
            <text:p>30.37569830578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1230.55" calcext:value-type="float">
            <text:p>1619141230.55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1.3060810998726" calcext:value-type="float">
            <text:p>31.30608109987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141238.205" calcext:value-type="float">
            <text:p>1619141238.205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31.3616507840838" calcext:value-type="float">
            <text:p>31.3616507840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141246.028" calcext:value-type="float">
            <text:p>1619141246.028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1.1937616998401" calcext:value-type="float">
            <text:p>31.19376169984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1253.74" calcext:value-type="float">
            <text:p>1619141253.7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2.3870445767901" calcext:value-type="float">
            <text:p>32.38704457679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619141261.479" calcext:value-type="float">
            <text:p>1619141261.47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0.3151180395468" calcext:value-type="float">
            <text:p>30.3151180395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19141269.228" calcext:value-type="float">
            <text:p>1619141269.228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0.7139997111778" calcext:value-type="float">
            <text:p>30.7139997111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19141276.956" calcext:value-type="float">
            <text:p>1619141276.956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2.9604487565537" calcext:value-type="float">
            <text:p>32.9604487565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141284.697" calcext:value-type="float">
            <text:p>1619141284.697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0.8826456167939" calcext:value-type="float">
            <text:p>30.8826456167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1292.421" calcext:value-type="float">
            <text:p>1619141292.42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2.3611663288197" calcext:value-type="float">
            <text:p>32.3611663288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1300.171" calcext:value-type="float">
            <text:p>1619141300.17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2.1678314323044" calcext:value-type="float">
            <text:p>32.1678314323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1307.952" calcext:value-type="float">
            <text:p>1619141307.95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60.3396589599748" calcext:value-type="float">
            <text:p>60.3396589599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315.538" calcext:value-type="float">
            <text:p>1619141315.53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59.9760113342727" calcext:value-type="float">
            <text:p>59.9760113342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1323.153" calcext:value-type="float">
            <text:p>1619141323.153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60.3637843544603" calcext:value-type="float">
            <text:p>60.36378435446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1330.729" calcext:value-type="float">
            <text:p>1619141330.729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60.2674126806808" calcext:value-type="float">
            <text:p>60.26741268068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1338.35" calcext:value-type="float">
            <text:p>1619141338.3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60.3396589599748" calcext:value-type="float">
            <text:p>60.3396589599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45.937" calcext:value-type="float">
            <text:p>1619141345.937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60.1759313720536" calcext:value-type="float">
            <text:p>60.1759313720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353.554" calcext:value-type="float">
            <text:p>1619141353.554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9.9880004090444" calcext:value-type="float">
            <text:p>59.9880004090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141361.128" calcext:value-type="float">
            <text:p>1619141361.12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60.2794412325088" calcext:value-type="float">
            <text:p>60.2794412325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68.752" calcext:value-type="float">
            <text:p>1619141368.752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60.1759313720536" calcext:value-type="float">
            <text:p>60.1759313720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76.342" calcext:value-type="float">
            <text:p>1619141376.342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0.0558649161834" calcext:value-type="float">
            <text:p>60.0558649161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83.971" calcext:value-type="float">
            <text:p>1619141383.97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60.0079740937491" calcext:value-type="float">
            <text:p>60.0079740937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91.576" calcext:value-type="float">
            <text:p>1619141391.57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60.0678517115394" calcext:value-type="float">
            <text:p>60.0678517115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399.209" calcext:value-type="float">
            <text:p>1619141399.20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60.0798404337257" calcext:value-type="float">
            <text:p>60.0798404337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406.797" calcext:value-type="float">
            <text:p>1619141406.797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9.9280857941105" calcext:value-type="float">
            <text:p>59.9280857941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414.425" calcext:value-type="float">
            <text:p>1619141414.425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60.0678488535687" calcext:value-type="float">
            <text:p>60.0678488535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422.011" calcext:value-type="float">
            <text:p>1619141422.01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60.1158381934471" calcext:value-type="float">
            <text:p>60.1158381934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1429.654" calcext:value-type="float">
            <text:p>1619141429.65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8.97666066173354" calcext:value-type="float">
            <text:p>8.97666066173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1437.369" calcext:value-type="float">
            <text:p>1619141437.369</text:p>
          </table:table-cell>
          <table:table-cell table:style-name="ce1" office:value-type="float" office:value="5.25800013542175" calcext:value-type="float">
            <text:p>5.25800013542175</text:p>
          </table:table-cell>
          <table:table-cell table:style-name="ce1" office:value-type="float" office:value="8.55838699905063" calcext:value-type="float">
            <text:p>8.55838699905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1445.358" calcext:value-type="float">
            <text:p>1619141445.35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2.3030915878221" calcext:value-type="float">
            <text:p>32.3030915878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1453.004" calcext:value-type="float">
            <text:p>1619141453.004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2.1100921339937" calcext:value-type="float">
            <text:p>32.11009213399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141460.694" calcext:value-type="float">
            <text:p>1619141460.69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2.7541443977585" calcext:value-type="float">
            <text:p>32.7541443977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141468.324" calcext:value-type="float">
            <text:p>1619141468.324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31.7838686865907" calcext:value-type="float">
            <text:p>31.7838686865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19141476.039" calcext:value-type="float">
            <text:p>1619141476.03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3.1337325980015" calcext:value-type="float">
            <text:p>33.1337325980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1483.658" calcext:value-type="float">
            <text:p>1619141483.658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1.2437805015643" calcext:value-type="float">
            <text:p>31.24378050156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141491.348" calcext:value-type="float">
            <text:p>1619141491.348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2.5674333741526" calcext:value-type="float">
            <text:p>32.56743337415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1499.114" calcext:value-type="float">
            <text:p>1619141499.114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31.3874459316027" calcext:value-type="float">
            <text:p>31.38744593160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1506.882" calcext:value-type="float">
            <text:p>1619141506.8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.2" calcext:value-type="float">
            <text:p>32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141514.627" calcext:value-type="float">
            <text:p>1619141514.627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1.6669991832703" calcext:value-type="float">
            <text:p>31.6669991832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141522.367" calcext:value-type="float">
            <text:p>1619141522.367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1.1750602728749" calcext:value-type="float">
            <text:p>31.1750602728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19141530.086" calcext:value-type="float">
            <text:p>1619141530.086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0.9072775189825" calcext:value-type="float">
            <text:p>30.9072775189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141537.883" calcext:value-type="float">
            <text:p>1619141537.88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1.7872844920347" calcext:value-type="float">
            <text:p>31.78728449203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1545.618" calcext:value-type="float">
            <text:p>1619141545.6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.4" calcext:value-type="float">
            <text:p>3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1553.381" calcext:value-type="float">
            <text:p>1619141553.381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56.8295129785759" calcext:value-type="float">
            <text:p>56.8295129785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560.988" calcext:value-type="float">
            <text:p>1619141560.988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7.1086246538039" calcext:value-type="float">
            <text:p>57.10862465380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568.635" calcext:value-type="float">
            <text:p>1619141568.63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7.0858284519786" calcext:value-type="float">
            <text:p>57.08582845197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1576.234" calcext:value-type="float">
            <text:p>1619141576.234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6.8748762052782" calcext:value-type="float">
            <text:p>56.87487620527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1583.867" calcext:value-type="float">
            <text:p>1619141583.86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6.6753152361369" calcext:value-type="float">
            <text:p>56.67531523613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619141591.46" calcext:value-type="float">
            <text:p>1619141591.4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6.5886830836843" calcext:value-type="float">
            <text:p>56.58868308368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1599.092" calcext:value-type="float">
            <text:p>1619141599.092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7.1771280800121" calcext:value-type="float">
            <text:p>57.1771280800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1606.676" calcext:value-type="float">
            <text:p>1619141606.67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6.9886031054771" calcext:value-type="float">
            <text:p>56.9886031054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19141614.3" calcext:value-type="float">
            <text:p>1619141614.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6.7265469760981" calcext:value-type="float">
            <text:p>36.7265469760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19141621.934" calcext:value-type="float">
            <text:p>1619141621.934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4.69591318692" calcext:value-type="float">
            <text:p>34.69591318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19141629.632" calcext:value-type="float">
            <text:p>1619141629.632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5.6929204896637" calcext:value-type="float">
            <text:p>35.69292048966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141637.271" calcext:value-type="float">
            <text:p>1619141637.271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6.2983632950283" calcext:value-type="float">
            <text:p>36.29836329502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619141644.963" calcext:value-type="float">
            <text:p>1619141644.963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6.483253352678" calcext:value-type="float">
            <text:p>36.4832533526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141652.612" calcext:value-type="float">
            <text:p>1619141652.61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7.2955728512846" calcext:value-type="float">
            <text:p>37.2955728512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141660.307" calcext:value-type="float">
            <text:p>1619141660.307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3.5865647463008" calcext:value-type="float">
            <text:p>33.5865647463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141668.032" calcext:value-type="float">
            <text:p>1619141668.032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5.4158374829677" calcext:value-type="float">
            <text:p>35.4158374829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675.848" calcext:value-type="float">
            <text:p>1619141675.84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60.0798404337257" calcext:value-type="float">
            <text:p>60.0798404337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683.45" calcext:value-type="float">
            <text:p>1619141683.45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60.1038351019377" calcext:value-type="float">
            <text:p>60.10383510193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691.08" calcext:value-type="float">
            <text:p>1619141691.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60.0798404337257" calcext:value-type="float">
            <text:p>60.0798404337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141698.679" calcext:value-type="float">
            <text:p>1619141698.67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60.0678488535687" calcext:value-type="float">
            <text:p>60.0678488535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706.317" calcext:value-type="float">
            <text:p>1619141706.317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9.9280857941105" calcext:value-type="float">
            <text:p>59.9280857941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713.903" calcext:value-type="float">
            <text:p>1619141713.903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59.9640241931725" calcext:value-type="float">
            <text:p>59.9640241931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721.521" calcext:value-type="float">
            <text:p>1619141721.521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9.9760084755372" calcext:value-type="float">
            <text:p>59.9760084755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141729.101" calcext:value-type="float">
            <text:p>1619141729.10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9.9400614248209" calcext:value-type="float">
            <text:p>59.9400614248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141736.725" calcext:value-type="float">
            <text:p>1619141736.7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141744.358" calcext:value-type="float">
            <text:p>1619141744.358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5.4793704247761" calcext:value-type="float">
            <text:p>35.4793704247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141752.031" calcext:value-type="float">
            <text:p>1619141752.031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5.9281437809655" calcext:value-type="float">
            <text:p>35.9281437809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619141759.676" calcext:value-type="float">
            <text:p>1619141759.676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4.2766049934772" calcext:value-type="float">
            <text:p>34.27660499347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141767.338" calcext:value-type="float">
            <text:p>1619141767.338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4.8883570312495" calcext:value-type="float">
            <text:p>34.88835703124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9141774.978" calcext:value-type="float">
            <text:p>1619141774.97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5.5360346902122" calcext:value-type="float">
            <text:p>35.53603469021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141782.656" calcext:value-type="float">
            <text:p>1619141782.656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3.9050646162352" calcext:value-type="float">
            <text:p>33.9050646162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141790.388" calcext:value-type="float">
            <text:p>1619141790.388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6.0773373420476" calcext:value-type="float">
            <text:p>36.0773373420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141798.192" calcext:value-type="float">
            <text:p>1619141798.192</text:p>
          </table:table-cell>
          <table:table-cell table:style-name="ce1" office:value-type="float" office:value="5.1650002002716" calcext:value-type="float">
            <text:p>5.1650002002716</text:p>
          </table:table-cell>
          <table:table-cell table:style-name="ce1" office:value-type="float" office:value="16.2633101147958" calcext:value-type="float">
            <text:p>16.2633101147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141806.171" calcext:value-type="float">
            <text:p>1619141806.171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17.0588238484031" calcext:value-type="float">
            <text:p>17.0588238484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1814.043" calcext:value-type="float">
            <text:p>1619141814.043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16.5950801148337" calcext:value-type="float">
            <text:p>16.5950801148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1821.982" calcext:value-type="float">
            <text:p>1619141821.982</text:p>
          </table:table-cell>
          <table:table-cell table:style-name="ce1" office:value-type="float" office:value="5.06199979782104" calcext:value-type="float">
            <text:p>5.06199979782104</text:p>
          </table:table-cell>
          <table:table-cell table:style-name="ce1" office:value-type="float" office:value="17.3844337247662" calcext:value-type="float">
            <text:p>17.38443372476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1829.79" calcext:value-type="float">
            <text:p>1619141829.79</text:p>
          </table:table-cell>
          <table:table-cell table:style-name="ce1" office:value-type="float" office:value="5.07100009918212" calcext:value-type="float">
            <text:p>5.07100009918212</text:p>
          </table:table-cell>
          <table:table-cell table:style-name="ce1" office:value-type="float" office:value="16.7619795577817" calcext:value-type="float">
            <text:p>16.7619795577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141837.594" calcext:value-type="float">
            <text:p>1619141837.594</text:p>
          </table:table-cell>
          <table:table-cell table:style-name="ce1" office:value-type="float" office:value="5.13399982452392" calcext:value-type="float">
            <text:p>5.13399982452392</text:p>
          </table:table-cell>
          <table:table-cell table:style-name="ce1" office:value-type="float" office:value="16.9458517673532" calcext:value-type="float">
            <text:p>16.9458517673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141845.456" calcext:value-type="float">
            <text:p>1619141845.456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6.2279834619699" calcext:value-type="float">
            <text:p>16.22798346196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141853.24" calcext:value-type="float">
            <text:p>1619141853.24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7.4257427387968" calcext:value-type="float">
            <text:p>17.4257427387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141861.038" calcext:value-type="float">
            <text:p>1619141861.038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23.6580518244259" calcext:value-type="float">
            <text:p>23.65805182442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19141868.797" calcext:value-type="float">
            <text:p>1619141868.79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28.1493308501119" calcext:value-type="float">
            <text:p>28.14933085011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19141876.541" calcext:value-type="float">
            <text:p>1619141876.54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23.9760234278045" calcext:value-type="float">
            <text:p>23.97602342780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141884.236" calcext:value-type="float">
            <text:p>1619141884.23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28.9652414671534" calcext:value-type="float">
            <text:p>28.96524146715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141891.954" calcext:value-type="float">
            <text:p>1619141891.954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23.6627558086971" calcext:value-type="float">
            <text:p>23.66275580869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9141899.675" calcext:value-type="float">
            <text:p>1619141899.675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27.0592915600202" calcext:value-type="float">
            <text:p>27.0592915600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619141907.416" calcext:value-type="float">
            <text:p>1619141907.416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24.526420224741" calcext:value-type="float">
            <text:p>24.526420224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619141915.157" calcext:value-type="float">
            <text:p>1619141915.157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29.1010566405467" calcext:value-type="float">
            <text:p>29.1010566405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41922.888" calcext:value-type="float">
            <text:p>1619141922.888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9.2586696727617" calcext:value-type="float">
            <text:p>39.25866967276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19141930.645" calcext:value-type="float">
            <text:p>1619141930.645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1.6749742030151" calcext:value-type="float">
            <text:p>41.67497420301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141938.37" calcext:value-type="float">
            <text:p>1619141938.37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39.0593852297745" calcext:value-type="float">
            <text:p>39.0593852297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141946.105" calcext:value-type="float">
            <text:p>1619141946.105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41.3765669488577" calcext:value-type="float">
            <text:p>41.3765669488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141953.893" calcext:value-type="float">
            <text:p>1619141953.893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8.7071023047826" calcext:value-type="float">
            <text:p>38.70710230478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19141961.735" calcext:value-type="float">
            <text:p>1619141961.735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42.9850738110694" calcext:value-type="float">
            <text:p>42.9850738110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141969.468" calcext:value-type="float">
            <text:p>1619141969.468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39.2899866435196" calcext:value-type="float">
            <text:p>39.2899866435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19141977.239" calcext:value-type="float">
            <text:p>1619141977.239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1.6500607188182" calcext:value-type="float">
            <text:p>41.65006071881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141984.956" calcext:value-type="float">
            <text:p>1619141984.956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9.8327033751828" calcext:value-type="float">
            <text:p>39.83270337518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141992.684" calcext:value-type="float">
            <text:p>1619141992.68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2.0905644361284" calcext:value-type="float">
            <text:p>42.09056443612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142000.398" calcext:value-type="float">
            <text:p>1619142000.398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1.2514955444754" calcext:value-type="float">
            <text:p>41.25149554447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619142008.111" calcext:value-type="float">
            <text:p>1619142008.11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4.4577349598208" calcext:value-type="float">
            <text:p>44.4577349598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142015.844" calcext:value-type="float">
            <text:p>1619142015.844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40.47856538474" calcext:value-type="float">
            <text:p>40.478565384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19142023.546" calcext:value-type="float">
            <text:p>1619142023.54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2.5489409138185" calcext:value-type="float">
            <text:p>42.5489409138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142031.289" calcext:value-type="float">
            <text:p>1619142031.289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7.2881365859428" calcext:value-type="float">
            <text:p>37.28813658594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619142039.004" calcext:value-type="float">
            <text:p>1619142039.004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45.400238276151" calcext:value-type="float">
            <text:p>45.4002382761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046.737" calcext:value-type="float">
            <text:p>1619142046.737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6.62638856401201" calcext:value-type="float">
            <text:p>6.626388564012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054.627" calcext:value-type="float">
            <text:p>1619142054.627</text:p>
          </table:table-cell>
          <table:table-cell table:style-name="ce1" office:value-type="float" office:value="5.14099979400634" calcext:value-type="float">
            <text:p>5.14099979400634</text:p>
          </table:table-cell>
          <table:table-cell table:style-name="ce1" office:value-type="float" office:value="6.41898489054077" calcext:value-type="float">
            <text:p>6.418984890540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2062.689" calcext:value-type="float">
            <text:p>1619142062.689</text:p>
          </table:table-cell>
          <table:table-cell table:style-name="ce1" office:value-type="float" office:value="5.14100003242492" calcext:value-type="float">
            <text:p>5.14100003242492</text:p>
          </table:table-cell>
          <table:table-cell table:style-name="ce1" office:value-type="float" office:value="6.80801396211839" calcext:value-type="float">
            <text:p>6.80801396211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142070.723" calcext:value-type="float">
            <text:p>1619142070.723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6.31786764827023" calcext:value-type="float">
            <text:p>6.31786764827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078.638" calcext:value-type="float">
            <text:p>1619142078.638</text:p>
          </table:table-cell>
          <table:table-cell table:style-name="ce1" office:value-type="float" office:value="5.19000005722045" calcext:value-type="float">
            <text:p>5.19000005722045</text:p>
          </table:table-cell>
          <table:table-cell table:style-name="ce1" office:value-type="float" office:value="6.55105965802415" calcext:value-type="float">
            <text:p>6.551059658024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086.718" calcext:value-type="float">
            <text:p>1619142086.718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6.44279580928841" calcext:value-type="float">
            <text:p>6.44279580928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094.636" calcext:value-type="float">
            <text:p>1619142094.636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6.4390243902439" calcext:value-type="float">
            <text:p>6.4390243902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102.642" calcext:value-type="float">
            <text:p>1619142102.642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6.47566724569881" calcext:value-type="float">
            <text:p>6.47566724569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619142110.626" calcext:value-type="float">
            <text:p>1619142110.626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22.958674097609" calcext:value-type="float">
            <text:p>22.958674097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619142118.375" calcext:value-type="float">
            <text:p>1619142118.375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26.671974896953" calcext:value-type="float">
            <text:p>26.6719748969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619142126.121" calcext:value-type="float">
            <text:p>1619142126.12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24.0700221192874" calcext:value-type="float">
            <text:p>24.07002211928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19142133.863" calcext:value-type="float">
            <text:p>1619142133.863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29.2945389223309" calcext:value-type="float">
            <text:p>29.29453892233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142141.612" calcext:value-type="float">
            <text:p>1619142141.612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23.7051793729363" calcext:value-type="float">
            <text:p>23.70517937293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619142149.327" calcext:value-type="float">
            <text:p>1619142149.327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27.7944401895239" calcext:value-type="float">
            <text:p>27.7944401895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19142157.034" calcext:value-type="float">
            <text:p>1619142157.034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4.9451199558009" calcext:value-type="float">
            <text:p>24.94511995580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9142164.782" calcext:value-type="float">
            <text:p>1619142164.782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28.8270379373256" calcext:value-type="float">
            <text:p>28.8270379373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19142172.571" calcext:value-type="float">
            <text:p>1619142172.571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44.094175341648" calcext:value-type="float">
            <text:p>44.094175341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619142180.324" calcext:value-type="float">
            <text:p>1619142180.32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8.1422289212688" calcext:value-type="float">
            <text:p>48.14222892126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142188.185" calcext:value-type="float">
            <text:p>1619142188.18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3.9121757322912" calcext:value-type="float">
            <text:p>43.91217573229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619142196.073" calcext:value-type="float">
            <text:p>1619142196.07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46.9932290928581" calcext:value-type="float">
            <text:p>46.9932290928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19142203.784" calcext:value-type="float">
            <text:p>1619142203.784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42.5659456521915" calcext:value-type="float">
            <text:p>42.56594565219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619142211.61" calcext:value-type="float">
            <text:p>1619142211.6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48.5514474413042" calcext:value-type="float">
            <text:p>48.5514474413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142219.511" calcext:value-type="float">
            <text:p>1619142219.511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43.8159716321311" calcext:value-type="float">
            <text:p>43.81597163213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619142227.317" calcext:value-type="float">
            <text:p>1619142227.317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45.9816064979118" calcext:value-type="float">
            <text:p>45.9816064979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142235.072" calcext:value-type="float">
            <text:p>1619142235.072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9.7522969100933" calcext:value-type="float">
            <text:p>39.75229691009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19142242.776" calcext:value-type="float">
            <text:p>1619142242.776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3.3220198189665" calcext:value-type="float">
            <text:p>43.32201981896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142250.484" calcext:value-type="float">
            <text:p>1619142250.48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41.1858334773838" calcext:value-type="float">
            <text:p>41.1858334773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19142258.209" calcext:value-type="float">
            <text:p>1619142258.209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43.3479841222554" calcext:value-type="float">
            <text:p>43.34798412225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142265.909" calcext:value-type="float">
            <text:p>1619142265.90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9.5446377485133" calcext:value-type="float">
            <text:p>39.5446377485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19142273.608" calcext:value-type="float">
            <text:p>1619142273.608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42.2984849431194" calcext:value-type="float">
            <text:p>42.2984849431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142281.31" calcext:value-type="float">
            <text:p>1619142281.3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1.3669069005455" calcext:value-type="float">
            <text:p>41.3669069005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142289.01" calcext:value-type="float">
            <text:p>1619142289.0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3.877144530923" calcext:value-type="float">
            <text:p>43.877144530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2296.716" calcext:value-type="float">
            <text:p>1619142296.716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5.88466086920084" calcext:value-type="float">
            <text:p>5.884660869200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2304.589" calcext:value-type="float">
            <text:p>1619142304.589</text:p>
          </table:table-cell>
          <table:table-cell table:style-name="ce1" office:value-type="float" office:value="5.16799998283386" calcext:value-type="float">
            <text:p>5.16799998283386</text:p>
          </table:table-cell>
          <table:table-cell table:style-name="ce1" office:value-type="float" office:value="5.80495357965337" calcext:value-type="float">
            <text:p>5.80495357965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2312.484" calcext:value-type="float">
            <text:p>1619142312.484</text:p>
          </table:table-cell>
          <table:table-cell table:style-name="ce1" office:value-type="float" office:value="5.17300009727478" calcext:value-type="float">
            <text:p>5.17300009727478</text:p>
          </table:table-cell>
          <table:table-cell table:style-name="ce1" office:value-type="float" office:value="5.99265405317337" calcext:value-type="float">
            <text:p>5.99265405317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2320.405" calcext:value-type="float">
            <text:p>1619142320.405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5.90667454666906" calcext:value-type="float">
            <text:p>5.90667454666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19142328.345" calcext:value-type="float">
            <text:p>1619142328.34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21.5870476808086" calcext:value-type="float">
            <text:p>21.5870476808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619142336.034" calcext:value-type="float">
            <text:p>1619142336.03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25.4777061551854" calcext:value-type="float">
            <text:p>25.4777061551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619142343.799" calcext:value-type="float">
            <text:p>1619142343.799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23.5623008040819" calcext:value-type="float">
            <text:p>23.56230080408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19142351.534" calcext:value-type="float">
            <text:p>1619142351.534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27.3726267467435" calcext:value-type="float">
            <text:p>27.37262674674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19142359.24" calcext:value-type="float">
            <text:p>1619142359.24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2.4249058301145" calcext:value-type="float">
            <text:p>32.42490583011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142366.998" calcext:value-type="float">
            <text:p>1619142366.998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1.6796171165821" calcext:value-type="float">
            <text:p>31.67961711658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19142374.737" calcext:value-type="float">
            <text:p>1619142374.737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32.6043739429062" calcext:value-type="float">
            <text:p>32.60437394290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142382.589" calcext:value-type="float">
            <text:p>1619142382.589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31.847134205317" calcext:value-type="float">
            <text:p>31.8471342053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142390.341" calcext:value-type="float">
            <text:p>1619142390.341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32.2259800274757" calcext:value-type="float">
            <text:p>32.22598002747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142398.126" calcext:value-type="float">
            <text:p>1619142398.126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0.5877643225239" calcext:value-type="float">
            <text:p>30.5877643225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19142405.831" calcext:value-type="float">
            <text:p>1619142405.831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2.8619802845258" calcext:value-type="float">
            <text:p>32.8619802845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2413.552" calcext:value-type="float">
            <text:p>1619142413.552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32.020684946057" calcext:value-type="float">
            <text:p>32.0206849460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2421.312" calcext:value-type="float">
            <text:p>1619142421.31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.99640213355796" calcext:value-type="float">
            <text:p>5.996402133557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2429.081" calcext:value-type="float">
            <text:p>1619142429.08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5.76770101512829" calcext:value-type="float">
            <text:p>5.76770101512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2436.981" calcext:value-type="float">
            <text:p>1619142436.981</text:p>
          </table:table-cell>
          <table:table-cell table:style-name="ce1" office:value-type="float" office:value="5.17600011825561" calcext:value-type="float">
            <text:p>5.17600011825561</text:p>
          </table:table-cell>
          <table:table-cell table:style-name="ce1" office:value-type="float" office:value="5.98918069778704" calcext:value-type="float">
            <text:p>5.989180697787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2445.068" calcext:value-type="float">
            <text:p>1619142445.068</text:p>
          </table:table-cell>
          <table:table-cell table:style-name="ce1" office:value-type="float" office:value="5.14499998092651" calcext:value-type="float">
            <text:p>5.14499998092651</text:p>
          </table:table-cell>
          <table:table-cell table:style-name="ce1" office:value-type="float" office:value="6.02526727209384" calcext:value-type="float">
            <text:p>6.025267272093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19142453.08" calcext:value-type="float">
            <text:p>1619142453.08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21.2808268743064" calcext:value-type="float">
            <text:p>21.28082687430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9142460.83" calcext:value-type="float">
            <text:p>1619142460.83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7.1402905119114" calcext:value-type="float">
            <text:p>27.1402905119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619142468.655" calcext:value-type="float">
            <text:p>1619142468.65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22.772672601762" calcext:value-type="float">
            <text:p>22.772672601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19142476.367" calcext:value-type="float">
            <text:p>1619142476.367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28.3150555893255" calcext:value-type="float">
            <text:p>28.31505558932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19142484.082" calcext:value-type="float">
            <text:p>1619142484.08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2.9275599083189" calcext:value-type="float">
            <text:p>32.92755990831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142491.823" calcext:value-type="float">
            <text:p>1619142491.823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1.768231041841" calcext:value-type="float">
            <text:p>31.768231041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9142499.615" calcext:value-type="float">
            <text:p>1619142499.6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.8" calcext:value-type="float">
            <text:p>31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19142507.35" calcext:value-type="float">
            <text:p>1619142507.3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1.5684308466093" calcext:value-type="float">
            <text:p>31.56843084660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142515.108" calcext:value-type="float">
            <text:p>1619142515.108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2.0398019071304" calcext:value-type="float">
            <text:p>32.0398019071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142522.83" calcext:value-type="float">
            <text:p>1619142522.8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1.2749005172353" calcext:value-type="float">
            <text:p>31.27490051723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142530.589" calcext:value-type="float">
            <text:p>1619142530.58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.4" calcext:value-type="float">
            <text:p>3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142538.283" calcext:value-type="float">
            <text:p>1619142538.283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1.9872045202865" calcext:value-type="float">
            <text:p>31.98720452028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2545.984" calcext:value-type="float">
            <text:p>1619142545.984</text:p>
          </table:table-cell>
          <table:table-cell table:style-name="ce1" office:value-type="float" office:value="5.1800000667572" calcext:value-type="float">
            <text:p>5.1800000667572</text:p>
          </table:table-cell>
          <table:table-cell table:style-name="ce1" office:value-type="float" office:value="8.68725857530172" calcext:value-type="float">
            <text:p>8.687258575301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2553.88" calcext:value-type="float">
            <text:p>1619142553.88</text:p>
          </table:table-cell>
          <table:table-cell table:style-name="ce1" office:value-type="float" office:value="5.10699987411499" calcext:value-type="float">
            <text:p>5.10699987411499</text:p>
          </table:table-cell>
          <table:table-cell table:style-name="ce1" office:value-type="float" office:value="8.81143550210057" calcext:value-type="float">
            <text:p>8.811435502100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142561.685" calcext:value-type="float">
            <text:p>1619142561.685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9.39886409679112" calcext:value-type="float">
            <text:p>9.39886409679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142569.519" calcext:value-type="float">
            <text:p>1619142569.519</text:p>
          </table:table-cell>
          <table:table-cell table:style-name="ce1" office:value-type="float" office:value="5.16999983787536" calcext:value-type="float">
            <text:p>5.16999983787536</text:p>
          </table:table-cell>
          <table:table-cell table:style-name="ce1" office:value-type="float" office:value="8.51063856475515" calcext:value-type="float">
            <text:p>8.51063856475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2577.433" calcext:value-type="float">
            <text:p>1619142577.433</text:p>
          </table:table-cell>
          <table:table-cell table:style-name="ce1" office:value-type="float" office:value="5.18799996376037" calcext:value-type="float">
            <text:p>5.18799996376037</text:p>
          </table:table-cell>
          <table:table-cell table:style-name="ce1" office:value-type="float" office:value="8.67386282080523" calcext:value-type="float">
            <text:p>8.67386282080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142585.345" calcext:value-type="float">
            <text:p>1619142585.345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9.10170180109342" calcext:value-type="float">
            <text:p>9.101701801093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142593.125" calcext:value-type="float">
            <text:p>1619142593.125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8.63591751774767" calcext:value-type="float">
            <text:p>8.635917517747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2600.956" calcext:value-type="float">
            <text:p>1619142600.956</text:p>
          </table:table-cell>
          <table:table-cell table:style-name="ce1" office:value-type="float" office:value="5.13999986648559" calcext:value-type="float">
            <text:p>5.13999986648559</text:p>
          </table:table-cell>
          <table:table-cell table:style-name="ce1" office:value-type="float" office:value="8.17120643793263" calcext:value-type="float">
            <text:p>8.17120643793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608.917" calcext:value-type="float">
            <text:p>1619142608.917</text:p>
          </table:table-cell>
          <table:table-cell table:style-name="ce1" office:value-type="float" office:value="5.16700005531311" calcext:value-type="float">
            <text:p>5.16700005531311</text:p>
          </table:table-cell>
          <table:table-cell table:style-name="ce1" office:value-type="float" office:value="6.38668466164749" calcext:value-type="float">
            <text:p>6.38668466164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616.818" calcext:value-type="float">
            <text:p>1619142616.818</text:p>
          </table:table-cell>
          <table:table-cell table:style-name="ce1" office:value-type="float" office:value="5.14299988746643" calcext:value-type="float">
            <text:p>5.14299988746643</text:p>
          </table:table-cell>
          <table:table-cell table:style-name="ce1" office:value-type="float" office:value="6.41648857127559" calcext:value-type="float">
            <text:p>6.416488571275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142624.804" calcext:value-type="float">
            <text:p>1619142624.804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6.33914409337582" calcext:value-type="float">
            <text:p>6.33914409337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632.603" calcext:value-type="float">
            <text:p>1619142632.603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6.4490911346031" calcext:value-type="float">
            <text:p>6.4490911346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2640.6" calcext:value-type="float">
            <text:p>1619142640.6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2.54552569288092" calcext:value-type="float">
            <text:p>2.545525692880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2648.544" calcext:value-type="float">
            <text:p>1619142648.544</text:p>
          </table:table-cell>
          <table:table-cell table:style-name="ce1" office:value-type="float" office:value="5.03400015830993" calcext:value-type="float">
            <text:p>5.03400015830993</text:p>
          </table:table-cell>
          <table:table-cell table:style-name="ce1" office:value-type="float" office:value="2.58243933078549" calcext:value-type="float">
            <text:p>2.582439330785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656.368" calcext:value-type="float">
            <text:p>1619142656.368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6.49990164118111" calcext:value-type="float">
            <text:p>6.49990164118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664.157" calcext:value-type="float">
            <text:p>1619142664.157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6.36942675862693" calcext:value-type="float">
            <text:p>6.369426758626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2672.068" calcext:value-type="float">
            <text:p>1619142672.068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5.16795876017218" calcext:value-type="float">
            <text:p>5.167958760172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2679.946" calcext:value-type="float">
            <text:p>1619142679.946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5.68293169169781" calcext:value-type="float">
            <text:p>5.68293169169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142688.085" calcext:value-type="float">
            <text:p>1619142688.08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1.1709554901573" calcext:value-type="float">
            <text:p>11.1709554901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2695.879" calcext:value-type="float">
            <text:p>1619142695.879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11.9641074267029" calcext:value-type="float">
            <text:p>11.9641074267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2703.618" calcext:value-type="float">
            <text:p>1619142703.618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0.5054507826556" calcext:value-type="float">
            <text:p>10.50545078265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2711.348" calcext:value-type="float">
            <text:p>1619142711.348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1.7740971793383" calcext:value-type="float">
            <text:p>11.77409717933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2719.054" calcext:value-type="float">
            <text:p>1619142719.054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0.8824690314134" calcext:value-type="float">
            <text:p>10.88246903141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2726.792" calcext:value-type="float">
            <text:p>1619142726.792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1.878836156681" calcext:value-type="float">
            <text:p>11.878836156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2734.54" calcext:value-type="float">
            <text:p>1619142734.54</text:p>
          </table:table-cell>
          <table:table-cell table:style-name="ce1" office:value-type="float" office:value="5.04100012779235" calcext:value-type="float">
            <text:p>5.04100012779235</text:p>
          </table:table-cell>
          <table:table-cell table:style-name="ce1" office:value-type="float" office:value="10.9105333476923" calcext:value-type="float">
            <text:p>10.9105333476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2742.301" calcext:value-type="float">
            <text:p>1619142742.301</text:p>
          </table:table-cell>
          <table:table-cell table:style-name="ce1" office:value-type="float" office:value="5.0259997844696" calcext:value-type="float">
            <text:p>5.0259997844696</text:p>
          </table:table-cell>
          <table:table-cell table:style-name="ce1" office:value-type="float" office:value="11.5399925362553" calcext:value-type="float">
            <text:p>11.5399925362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2750.019" calcext:value-type="float">
            <text:p>1619142750.019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0.9474523830777" calcext:value-type="float">
            <text:p>10.94745238307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2757.759" calcext:value-type="float">
            <text:p>1619142757.759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11.5422888857985" calcext:value-type="float">
            <text:p>11.5422888857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2765.519" calcext:value-type="float">
            <text:p>1619142765.519</text:p>
          </table:table-cell>
          <table:table-cell table:style-name="ce1" office:value-type="float" office:value="5.07399988174438" calcext:value-type="float">
            <text:p>5.07399988174438</text:p>
          </table:table-cell>
          <table:table-cell table:style-name="ce1" office:value-type="float" office:value="10.8395745529839" calcext:value-type="float">
            <text:p>10.8395745529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2773.336" calcext:value-type="float">
            <text:p>1619142773.336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1.5884113234388" calcext:value-type="float">
            <text:p>11.58841132343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2781.091" calcext:value-type="float">
            <text:p>1619142781.091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0.9300480717636" calcext:value-type="float">
            <text:p>10.93004807176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2788.824" calcext:value-type="float">
            <text:p>1619142788.824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1.6485684764982" calcext:value-type="float">
            <text:p>11.6485684764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796.611" calcext:value-type="float">
            <text:p>1619142796.611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6.49222906927117" calcext:value-type="float">
            <text:p>6.49222906927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804.44" calcext:value-type="float">
            <text:p>1619142804.44</text:p>
          </table:table-cell>
          <table:table-cell table:style-name="ce1" office:value-type="float" office:value="5.17199993133544" calcext:value-type="float">
            <text:p>5.17199993133544</text:p>
          </table:table-cell>
          <table:table-cell table:style-name="ce1" office:value-type="float" office:value="6.38051052554425" calcext:value-type="float">
            <text:p>6.38051052554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812.336" calcext:value-type="float">
            <text:p>1619142812.336</text:p>
          </table:table-cell>
          <table:table-cell table:style-name="ce1" office:value-type="float" office:value="5.2130000591278" calcext:value-type="float">
            <text:p>5.2130000591278</text:p>
          </table:table-cell>
          <table:table-cell table:style-name="ce1" office:value-type="float" office:value="6.33032795428766" calcext:value-type="float">
            <text:p>6.330327954287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820.276" calcext:value-type="float">
            <text:p>1619142820.276</text:p>
          </table:table-cell>
          <table:table-cell table:style-name="ce1" office:value-type="float" office:value="5.13999986648559" calcext:value-type="float">
            <text:p>5.13999986648559</text:p>
          </table:table-cell>
          <table:table-cell table:style-name="ce1" office:value-type="float" office:value="6.42023362980421" calcext:value-type="float">
            <text:p>6.420233629804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28.308" calcext:value-type="float">
            <text:p>1619142828.308</text:p>
          </table:table-cell>
          <table:table-cell table:style-name="ce1" office:value-type="float" office:value="5.10599994659423" calcext:value-type="float">
            <text:p>5.10599994659423</text:p>
          </table:table-cell>
          <table:table-cell table:style-name="ce1" office:value-type="float" office:value="6.65883281543674" calcext:value-type="float">
            <text:p>6.65883281543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836.156" calcext:value-type="float">
            <text:p>1619142836.156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6.53724234629381" calcext:value-type="float">
            <text:p>6.53724234629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43.967" calcext:value-type="float">
            <text:p>1619142843.967</text:p>
          </table:table-cell>
          <table:table-cell table:style-name="ce1" office:value-type="float" office:value="5.11400008201599" calcext:value-type="float">
            <text:p>5.11400008201599</text:p>
          </table:table-cell>
          <table:table-cell table:style-name="ce1" office:value-type="float" office:value="6.64841600600773" calcext:value-type="float">
            <text:p>6.64841600600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52.132" calcext:value-type="float">
            <text:p>1619142852.132</text:p>
          </table:table-cell>
          <table:table-cell table:style-name="ce1" office:value-type="float" office:value="5.14300012588501" calcext:value-type="float">
            <text:p>5.14300012588501</text:p>
          </table:table-cell>
          <table:table-cell table:style-name="ce1" office:value-type="float" office:value="6.61092731242141" calcext:value-type="float">
            <text:p>6.61092731242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60.425" calcext:value-type="float">
            <text:p>1619142860.425</text:p>
          </table:table-cell>
          <table:table-cell table:style-name="ce1" office:value-type="float" office:value="5.14300012588501" calcext:value-type="float">
            <text:p>5.14300012588501</text:p>
          </table:table-cell>
          <table:table-cell table:style-name="ce1" office:value-type="float" office:value="6.61092731242141" calcext:value-type="float">
            <text:p>6.61092731242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68.291" calcext:value-type="float">
            <text:p>1619142868.291</text:p>
          </table:table-cell>
          <table:table-cell table:style-name="ce1" office:value-type="float" office:value="5.14200019836425" calcext:value-type="float">
            <text:p>5.14200019836425</text:p>
          </table:table-cell>
          <table:table-cell table:style-name="ce1" office:value-type="float" office:value="6.61221289155451" calcext:value-type="float">
            <text:p>6.61221289155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2876.199" calcext:value-type="float">
            <text:p>1619142876.199</text:p>
          </table:table-cell>
          <table:table-cell table:style-name="ce1" office:value-type="float" office:value="5.16700005531311" calcext:value-type="float">
            <text:p>5.16700005531311</text:p>
          </table:table-cell>
          <table:table-cell table:style-name="ce1" office:value-type="float" office:value="6.58022056048529" calcext:value-type="float">
            <text:p>6.58022056048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884.081" calcext:value-type="float">
            <text:p>1619142884.08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6.59472428849277" calcext:value-type="float">
            <text:p>6.59472428849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142891.821" calcext:value-type="float">
            <text:p>1619142891.821</text:p>
          </table:table-cell>
          <table:table-cell table:style-name="ce1" office:value-type="float" office:value="5.20299983024597" calcext:value-type="float">
            <text:p>5.20299983024597</text:p>
          </table:table-cell>
          <table:table-cell table:style-name="ce1" office:value-type="float" office:value="3.8439363160722" calcext:value-type="float">
            <text:p>3.84393631607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2899.79" calcext:value-type="float">
            <text:p>1619142899.7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2.79720273324386" calcext:value-type="float">
            <text:p>2.79720273324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907.55" calcext:value-type="float">
            <text:p>1619142907.55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6.54891839157783" calcext:value-type="float">
            <text:p>6.54891839157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2915.325" calcext:value-type="float">
            <text:p>1619142915.325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6.58157167963846" calcext:value-type="float">
            <text:p>6.58157167963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2923.076" calcext:value-type="float">
            <text:p>1619142923.076</text:p>
          </table:table-cell>
          <table:table-cell table:style-name="ce1" office:value-type="float" office:value="5.24699997901916" calcext:value-type="float">
            <text:p>5.24699997901916</text:p>
          </table:table-cell>
          <table:table-cell table:style-name="ce1" office:value-type="float" office:value="5.52696781321905" calcext:value-type="float">
            <text:p>5.526967813219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2931.277" calcext:value-type="float">
            <text:p>1619142931.277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5.65191965753966" calcext:value-type="float">
            <text:p>5.65191965753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2939.461" calcext:value-type="float">
            <text:p>1619142939.461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1.4919755872976" calcext:value-type="float">
            <text:p>11.4919755872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142947.204" calcext:value-type="float">
            <text:p>1619142947.204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11.0171159963389" calcext:value-type="float">
            <text:p>11.0171159963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2955.029" calcext:value-type="float">
            <text:p>1619142955.029</text:p>
          </table:table-cell>
          <table:table-cell table:style-name="ce1" office:value-type="float" office:value="5.0479998588562" calcext:value-type="float">
            <text:p>5.0479998588562</text:p>
          </table:table-cell>
          <table:table-cell table:style-name="ce1" office:value-type="float" office:value="11.6877974741799" calcext:value-type="float">
            <text:p>11.68779747417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142962.818" calcext:value-type="float">
            <text:p>1619142962.818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2.0577188804138" calcext:value-type="float">
            <text:p>12.0577188804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142970.568" calcext:value-type="float">
            <text:p>1619142970.568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1.2715050190718" calcext:value-type="float">
            <text:p>11.27150501907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2978.329" calcext:value-type="float">
            <text:p>1619142978.329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1.9712687540564" calcext:value-type="float">
            <text:p>11.9712687540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142986.046" calcext:value-type="float">
            <text:p>1619142986.046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1.3432833668099" calcext:value-type="float">
            <text:p>11.3432833668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2993.78" calcext:value-type="float">
            <text:p>1619142993.7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1.5676108308797" calcext:value-type="float">
            <text:p>11.5676108308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3001.534" calcext:value-type="float">
            <text:p>1619143001.534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0.9040440875833" calcext:value-type="float">
            <text:p>10.90404408758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3009.265" calcext:value-type="float">
            <text:p>1619143009.265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1.7156473080975" calcext:value-type="float">
            <text:p>11.7156473080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3017.022" calcext:value-type="float">
            <text:p>1619143017.022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10.5054512791263" calcext:value-type="float">
            <text:p>10.5054512791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024.833" calcext:value-type="float">
            <text:p>1619143024.833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11.5814693353868" calcext:value-type="float">
            <text:p>11.58146933538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143032.555" calcext:value-type="float">
            <text:p>1619143032.555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1.1332008585533" calcext:value-type="float">
            <text:p>11.13320085855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040.318" calcext:value-type="float">
            <text:p>1619143040.318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1.5537849044563" calcext:value-type="float">
            <text:p>11.55378490445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3048.057" calcext:value-type="float">
            <text:p>1619143048.057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5.90667454666906" calcext:value-type="float">
            <text:p>5.90667454666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055.884" calcext:value-type="float">
            <text:p>1619143055.884</text:p>
          </table:table-cell>
          <table:table-cell table:style-name="ce1" office:value-type="float" office:value="5.1729998588562" calcext:value-type="float">
            <text:p>5.1729998588562</text:p>
          </table:table-cell>
          <table:table-cell table:style-name="ce1" office:value-type="float" office:value="5.99265432936903" calcext:value-type="float">
            <text:p>5.992654329369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063.915" calcext:value-type="float">
            <text:p>1619143063.915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6.10116108109802" calcext:value-type="float">
            <text:p>6.10116108109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3071.773" calcext:value-type="float">
            <text:p>1619143071.773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5.97966917271508" calcext:value-type="float">
            <text:p>5.979669172715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3079.511" calcext:value-type="float">
            <text:p>1619143079.511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2.66666666666666" calcext:value-type="float">
            <text:p>2.666666666666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3087.663" calcext:value-type="float">
            <text:p>1619143087.663</text:p>
          </table:table-cell>
          <table:table-cell table:style-name="ce1" office:value-type="float" office:value="5.50999999046325" calcext:value-type="float">
            <text:p>5.50999999046325</text:p>
          </table:table-cell>
          <table:table-cell table:style-name="ce1" office:value-type="float" office:value="2.54083485013272" calcext:value-type="float">
            <text:p>2.54083485013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3095.963" calcext:value-type="float">
            <text:p>1619143095.963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5.90900149198282" calcext:value-type="float">
            <text:p>5.90900149198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103.768" calcext:value-type="float">
            <text:p>1619143103.768</text:p>
          </table:table-cell>
          <table:table-cell table:style-name="ce1" office:value-type="float" office:value="5.13700008392334" calcext:value-type="float">
            <text:p>5.13700008392334</text:p>
          </table:table-cell>
          <table:table-cell table:style-name="ce1" office:value-type="float" office:value="6.03465047567685" calcext:value-type="float">
            <text:p>6.034650475676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111.797" calcext:value-type="float">
            <text:p>1619143111.797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1.4669827983213" calcext:value-type="float">
            <text:p>11.46698279832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3119.658" calcext:value-type="float">
            <text:p>1619143119.658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1.7086722758512" calcext:value-type="float">
            <text:p>11.70867227585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127.384" calcext:value-type="float">
            <text:p>1619143127.384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1.4783297657835" calcext:value-type="float">
            <text:p>11.4783297657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3135.238" calcext:value-type="float">
            <text:p>1619143135.238</text:p>
          </table:table-cell>
          <table:table-cell table:style-name="ce1" office:value-type="float" office:value="5.06300020217895" calcext:value-type="float">
            <text:p>5.06300020217895</text:p>
          </table:table-cell>
          <table:table-cell table:style-name="ce1" office:value-type="float" office:value="11.8506809409523" calcext:value-type="float">
            <text:p>11.8506809409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143.111" calcext:value-type="float">
            <text:p>1619143143.111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0.3565028775475" calcext:value-type="float">
            <text:p>10.35650287754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143150.842" calcext:value-type="float">
            <text:p>1619143150.84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12.3727800867622" calcext:value-type="float">
            <text:p>12.3727800867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143158.589" calcext:value-type="float">
            <text:p>1619143158.589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9.51625710806672" calcext:value-type="float">
            <text:p>9.51625710806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166.315" calcext:value-type="float">
            <text:p>1619143166.31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1.5629983303569" calcext:value-type="float">
            <text:p>11.5629983303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174.177" calcext:value-type="float">
            <text:p>1619143174.177</text:p>
          </table:table-cell>
          <table:table-cell table:style-name="ce1" office:value-type="float" office:value="5.16999983787536" calcext:value-type="float">
            <text:p>5.16999983787536</text:p>
          </table:table-cell>
          <table:table-cell table:style-name="ce1" office:value-type="float" office:value="5.99613171607749" calcext:value-type="float">
            <text:p>5.99613171607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182.09" calcext:value-type="float">
            <text:p>1619143182.09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6.15690158322719" calcext:value-type="float">
            <text:p>6.156901583227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190.04" calcext:value-type="float">
            <text:p>1619143190.04</text:p>
          </table:table-cell>
          <table:table-cell table:style-name="ce1" office:value-type="float" office:value="5.16900014877319" calcext:value-type="float">
            <text:p>5.16900014877319</text:p>
          </table:table-cell>
          <table:table-cell table:style-name="ce1" office:value-type="float" office:value="5.99729137314061" calcext:value-type="float">
            <text:p>5.99729137314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197.96" calcext:value-type="float">
            <text:p>1619143197.96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6.18515581715425" calcext:value-type="float">
            <text:p>6.18515581715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143205.714" calcext:value-type="float">
            <text:p>1619143205.714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3.14774742752541" calcext:value-type="float">
            <text:p>3.14774742752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3213.561" calcext:value-type="float">
            <text:p>1619143213.561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2.74509809054763" calcext:value-type="float">
            <text:p>2.745098090547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221.456" calcext:value-type="float">
            <text:p>1619143221.456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6.08081623150753" calcext:value-type="float">
            <text:p>6.080816231507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3229.293" calcext:value-type="float">
            <text:p>1619143229.293</text:p>
          </table:table-cell>
          <table:table-cell table:style-name="ce1" office:value-type="float" office:value="5.11400008201599" calcext:value-type="float">
            <text:p>5.11400008201599</text:p>
          </table:table-cell>
          <table:table-cell table:style-name="ce1" office:value-type="float" office:value="6.06179106430117" calcext:value-type="float">
            <text:p>6.061791064301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3237.146" calcext:value-type="float">
            <text:p>1619143237.146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1.7109961788667" calcext:value-type="float">
            <text:p>11.7109961788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3244.998" calcext:value-type="float">
            <text:p>1619143244.998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12.613322523521" calcext:value-type="float">
            <text:p>12.6133225235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252.759" calcext:value-type="float">
            <text:p>1619143252.759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0.1512740279448" calcext:value-type="float">
            <text:p>10.15127402794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3260.472" calcext:value-type="float">
            <text:p>1619143260.472</text:p>
          </table:table-cell>
          <table:table-cell table:style-name="ce1" office:value-type="float" office:value="5.06000018119812" calcext:value-type="float">
            <text:p>5.06000018119812</text:p>
          </table:table-cell>
          <table:table-cell table:style-name="ce1" office:value-type="float" office:value="12.8458493423628" calcext:value-type="float">
            <text:p>12.84584934236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143268.215" calcext:value-type="float">
            <text:p>1619143268.215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1.1598243513641" calcext:value-type="float">
            <text:p>11.15982435136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3276.142" calcext:value-type="float">
            <text:p>1619143276.142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1.692429638406" calcext:value-type="float">
            <text:p>11.692429638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3284.017" calcext:value-type="float">
            <text:p>1619143284.017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0.5619766182553" calcext:value-type="float">
            <text:p>10.5619766182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3291.879" calcext:value-type="float">
            <text:p>1619143291.879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1.9712687540564" calcext:value-type="float">
            <text:p>11.9712687540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143299.767" calcext:value-type="float">
            <text:p>1619143299.767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2.1610844508926" calcext:value-type="float">
            <text:p>12.16108445089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143307.935" calcext:value-type="float">
            <text:p>1619143307.935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2.0268138168078" calcext:value-type="float">
            <text:p>12.0268138168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143315.678" calcext:value-type="float">
            <text:p>1619143315.678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9.31615446763802" calcext:value-type="float">
            <text:p>9.31615446763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143323.852" calcext:value-type="float">
            <text:p>1619143323.852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7.7120823814702" calcext:value-type="float">
            <text:p>7.71208238147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143332.195" calcext:value-type="float">
            <text:p>1619143332.195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2.4752476425477" calcext:value-type="float">
            <text:p>12.4752476425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143340.416" calcext:value-type="float">
            <text:p>1619143340.416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11.6508685799537" calcext:value-type="float">
            <text:p>11.65086857995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143348.014" calcext:value-type="float">
            <text:p>1619143348.014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3868584554552" calcext:value-type="float">
            <text:p>9.3868584554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356.126" calcext:value-type="float">
            <text:p>1619143356.126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7.55467201116121" calcext:value-type="float">
            <text:p>7.55467201116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143364.386" calcext:value-type="float">
            <text:p>1619143364.386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9.26656146540932" calcext:value-type="float">
            <text:p>9.266561465409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373.391" calcext:value-type="float">
            <text:p>1619143373.391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10.2888802968882" calcext:value-type="float">
            <text:p>10.2888802968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381.763" calcext:value-type="float">
            <text:p>1619143381.763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10.0294984498338" calcext:value-type="float">
            <text:p>10.02949844983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390.187" calcext:value-type="float">
            <text:p>1619143390.1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398.506" calcext:value-type="float">
            <text:p>1619143398.50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0.2665349284391" calcext:value-type="float">
            <text:p>10.26653492843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143406.883" calcext:value-type="float">
            <text:p>1619143406.883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10.6111220557425" calcext:value-type="float">
            <text:p>10.6111220557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415.215" calcext:value-type="float">
            <text:p>1619143415.215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0.0870253278715" calcext:value-type="float">
            <text:p>10.0870253278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423.537" calcext:value-type="float">
            <text:p>1619143423.537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7.4876846587112" calcext:value-type="float">
            <text:p>7.48768465871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143431.901" calcext:value-type="float">
            <text:p>1619143431.901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3.0331756352591" calcext:value-type="float">
            <text:p>13.0331756352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143440.178" calcext:value-type="float">
            <text:p>1619143440.178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3.3386422406049" calcext:value-type="float">
            <text:p>13.3386422406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3448.407" calcext:value-type="float">
            <text:p>1619143448.407</text:p>
          </table:table-cell>
          <table:table-cell table:style-name="ce1" office:value-type="float" office:value="5.07399988174438" calcext:value-type="float">
            <text:p>5.07399988174438</text:p>
          </table:table-cell>
          <table:table-cell table:style-name="ce1" office:value-type="float" office:value="8.47457646869654" calcext:value-type="float">
            <text:p>8.474576468696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456.824" calcext:value-type="float">
            <text:p>1619143456.824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8.33498704382634" calcext:value-type="float">
            <text:p>8.33498704382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3465.13" calcext:value-type="float">
            <text:p>1619143465.13</text:p>
          </table:table-cell>
          <table:table-cell table:style-name="ce1" office:value-type="float" office:value="5.03599977493286" calcext:value-type="float">
            <text:p>5.03599977493286</text:p>
          </table:table-cell>
          <table:table-cell table:style-name="ce1" office:value-type="float" office:value="12.9070696793004" calcext:value-type="float">
            <text:p>12.90706967930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143473.415" calcext:value-type="float">
            <text:p>1619143473.415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3.2804755176967" calcext:value-type="float">
            <text:p>13.2804755176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3481.649" calcext:value-type="float">
            <text:p>1619143481.649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8.50138379875549" calcext:value-type="float">
            <text:p>8.501383798755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490.055" calcext:value-type="float">
            <text:p>1619143490.055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8.30860562339598" calcext:value-type="float">
            <text:p>8.308605623395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143498.381" calcext:value-type="float">
            <text:p>1619143498.381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9.69145570717067" calcext:value-type="float">
            <text:p>9.691455707170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506.75" calcext:value-type="float">
            <text:p>1619143506.75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0.167464049107" calcext:value-type="float">
            <text:p>10.16746404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515.025" calcext:value-type="float">
            <text:p>1619143515.025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7.40885170238723" calcext:value-type="float">
            <text:p>7.40885170238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523.488" calcext:value-type="float">
            <text:p>1619143523.488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7.43785481330434" calcext:value-type="float">
            <text:p>7.437854813304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531.974" calcext:value-type="float">
            <text:p>1619143531.97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0.1816728606787" calcext:value-type="float">
            <text:p>10.18167286067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540.318" calcext:value-type="float">
            <text:p>1619143540.31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0.3854604188014" calcext:value-type="float">
            <text:p>10.3854604188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548.59" calcext:value-type="float">
            <text:p>1619143548.59</text:p>
          </table:table-cell>
          <table:table-cell table:style-name="ce1" office:value-type="float" office:value="5.0860002040863" calcext:value-type="float">
            <text:p>5.0860002040863</text:p>
          </table:table-cell>
          <table:table-cell table:style-name="ce1" office:value-type="float" office:value="7.47149006590074" calcext:value-type="float">
            <text:p>7.47149006590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3557.022" calcext:value-type="float">
            <text:p>1619143557.022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6.57632537665551" calcext:value-type="float">
            <text:p>6.57632537665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565.39" calcext:value-type="float">
            <text:p>1619143565.39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1.5376965530468" calcext:value-type="float">
            <text:p>11.53769655304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3573.63" calcext:value-type="float">
            <text:p>1619143573.63</text:p>
          </table:table-cell>
          <table:table-cell table:style-name="ce1" office:value-type="float" office:value="5.06899976730346" calcext:value-type="float">
            <text:p>5.06899976730346</text:p>
          </table:table-cell>
          <table:table-cell table:style-name="ce1" office:value-type="float" office:value="11.8366547157917" calcext:value-type="float">
            <text:p>11.8366547157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3581.271" calcext:value-type="float">
            <text:p>1619143581.271</text:p>
          </table:table-cell>
          <table:table-cell table:style-name="ce1" office:value-type="float" office:value="5.11300015449523" calcext:value-type="float">
            <text:p>5.11300015449523</text:p>
          </table:table-cell>
          <table:table-cell table:style-name="ce1" office:value-type="float" office:value="9.77899442385916" calcext:value-type="float">
            <text:p>9.77899442385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589.536" calcext:value-type="float">
            <text:p>1619143589.536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7.54117875393811" calcext:value-type="float">
            <text:p>7.541178753938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143597.847" calcext:value-type="float">
            <text:p>1619143597.847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2.0434352045151" calcext:value-type="float">
            <text:p>12.04343520451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606.248" calcext:value-type="float">
            <text:p>1619143606.248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1.5125047182079" calcext:value-type="float">
            <text:p>11.51250471820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143613.845" calcext:value-type="float">
            <text:p>1619143613.845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9.73767872983167" calcext:value-type="float">
            <text:p>9.73767872983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143622.06" calcext:value-type="float">
            <text:p>1619143622.06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7.69838138915672" calcext:value-type="float">
            <text:p>7.69838138915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3630.408" calcext:value-type="float">
            <text:p>1619143630.40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9.9800399391571" calcext:value-type="float">
            <text:p>9.98003993915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638.733" calcext:value-type="float">
            <text:p>1619143638.733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0.3256552545944" calcext:value-type="float">
            <text:p>10.32565525459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647.056" calcext:value-type="float">
            <text:p>1619143647.056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0.0611560352001" calcext:value-type="float">
            <text:p>10.0611560352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655.43" calcext:value-type="float">
            <text:p>1619143655.43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7.3587909503361" calcext:value-type="float">
            <text:p>7.35879095033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663.812" calcext:value-type="float">
            <text:p>1619143663.81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0.1796407379402" calcext:value-type="float">
            <text:p>10.17964073794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3672.156" calcext:value-type="float">
            <text:p>1619143672.156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10.3962337160532" calcext:value-type="float">
            <text:p>10.3962337160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680.531" calcext:value-type="float">
            <text:p>1619143680.531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0.1210556960748" calcext:value-type="float">
            <text:p>10.1210556960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688.871" calcext:value-type="float">
            <text:p>1619143688.871</text:p>
          </table:table-cell>
          <table:table-cell table:style-name="ce1" office:value-type="float" office:value="5.07799983024597" calcext:value-type="float">
            <text:p>5.07799983024597</text:p>
          </table:table-cell>
          <table:table-cell table:style-name="ce1" office:value-type="float" office:value="7.28633344562513" calcext:value-type="float">
            <text:p>7.286333445625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3697.267" calcext:value-type="float">
            <text:p>1619143697.267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2.8205129893218" calcext:value-type="float">
            <text:p>12.82051298932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3705.587" calcext:value-type="float">
            <text:p>1619143705.587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2.9714623770165" calcext:value-type="float">
            <text:p>12.97146237701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3713.844" calcext:value-type="float">
            <text:p>1619143713.844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8.54021872952015" calcext:value-type="float">
            <text:p>8.54021872952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722.246" calcext:value-type="float">
            <text:p>1619143722.246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8.37487559684277" calcext:value-type="float">
            <text:p>8.37487559684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3730.563" calcext:value-type="float">
            <text:p>1619143730.563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2.7211286529554" calcext:value-type="float">
            <text:p>12.72112865295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143738.882" calcext:value-type="float">
            <text:p>1619143738.882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3.2358750534051" calcext:value-type="float">
            <text:p>13.2358750534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747.208" calcext:value-type="float">
            <text:p>1619143747.20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8.37988812783954" calcext:value-type="float">
            <text:p>8.37988812783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755.555" calcext:value-type="float">
            <text:p>1619143755.555</text:p>
          </table:table-cell>
          <table:table-cell table:style-name="ce1" office:value-type="float" office:value="5.06099987030029" calcext:value-type="float">
            <text:p>5.06099987030029</text:p>
          </table:table-cell>
          <table:table-cell table:style-name="ce1" office:value-type="float" office:value="8.29875539939659" calcext:value-type="float">
            <text:p>8.298755399396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143763.951" calcext:value-type="float">
            <text:p>1619143763.951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9.79804053392413" calcext:value-type="float">
            <text:p>9.79804053392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772.255" calcext:value-type="float">
            <text:p>1619143772.255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0.2645085188756" calcext:value-type="float">
            <text:p>10.2645085188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780.565" calcext:value-type="float">
            <text:p>1619143780.565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7.47737108847745" calcext:value-type="float">
            <text:p>7.47737108847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789.029" calcext:value-type="float">
            <text:p>1619143789.029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7.3985204031672" calcext:value-type="float">
            <text:p>7.3985204031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3797.359" calcext:value-type="float">
            <text:p>1619143797.35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9.98601963346297" calcext:value-type="float">
            <text:p>9.98601963346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805.685" calcext:value-type="float">
            <text:p>1619143805.685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10.3420840884479" calcext:value-type="float">
            <text:p>10.3420840884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814.001" calcext:value-type="float">
            <text:p>1619143814.00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7.37198637304113" calcext:value-type="float">
            <text:p>7.37198637304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822.442" calcext:value-type="float">
            <text:p>1619143822.442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7.53669170629157" calcext:value-type="float">
            <text:p>7.53669170629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143830.757" calcext:value-type="float">
            <text:p>1619143830.757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11.8273212184923" calcext:value-type="float">
            <text:p>11.8273212184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839.02" calcext:value-type="float">
            <text:p>1619143839.02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1.5331078731465" calcext:value-type="float">
            <text:p>11.5331078731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143846.657" calcext:value-type="float">
            <text:p>1619143846.657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9.31984932777827" calcext:value-type="float">
            <text:p>9.31984932777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854.817" calcext:value-type="float">
            <text:p>1619143854.817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7.535197328842" calcext:value-type="float">
            <text:p>7.5351973288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3863.191" calcext:value-type="float">
            <text:p>1619143863.191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9.88532999855289" calcext:value-type="float">
            <text:p>9.88532999855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871.622" calcext:value-type="float">
            <text:p>1619143871.622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0.1230644935966" calcext:value-type="float">
            <text:p>10.1230644935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879.913" calcext:value-type="float">
            <text:p>1619143879.913</text:p>
          </table:table-cell>
          <table:table-cell table:style-name="ce1" office:value-type="float" office:value="5.05199980735778" calcext:value-type="float">
            <text:p>5.05199980735778</text:p>
          </table:table-cell>
          <table:table-cell table:style-name="ce1" office:value-type="float" office:value="10.0950122614262" calcext:value-type="float">
            <text:p>10.09501226142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888.247" calcext:value-type="float">
            <text:p>1619143888.247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7.35879060139567" calcext:value-type="float">
            <text:p>7.358790601395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143896.542" calcext:value-type="float">
            <text:p>1619143896.542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3.0615476645123" calcext:value-type="float">
            <text:p>13.06154766451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143904.882" calcext:value-type="float">
            <text:p>1619143904.882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3.0460564935625" calcext:value-type="float">
            <text:p>13.0460564935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3913.166" calcext:value-type="float">
            <text:p>1619143913.166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8.37487519869204" calcext:value-type="float">
            <text:p>8.37487519869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3921.507" calcext:value-type="float">
            <text:p>1619143921.507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8.49466607905106" calcext:value-type="float">
            <text:p>8.49466607905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3929.93" calcext:value-type="float">
            <text:p>1619143929.93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9.96214422058664" calcext:value-type="float">
            <text:p>9.96214422058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3938.306" calcext:value-type="float">
            <text:p>1619143938.306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0.2645085188756" calcext:value-type="float">
            <text:p>10.2645085188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3946.644" calcext:value-type="float">
            <text:p>1619143946.644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7.27916592615253" calcext:value-type="float">
            <text:p>7.279165926152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955.075" calcext:value-type="float">
            <text:p>1619143955.075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7.48326102523931" calcext:value-type="float">
            <text:p>7.483261025239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143963.473" calcext:value-type="float">
            <text:p>1619143963.473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11.4965315884778" calcext:value-type="float">
            <text:p>11.4965315884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143971.788" calcext:value-type="float">
            <text:p>1619143971.788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11.3727058573481" calcext:value-type="float">
            <text:p>11.37270585734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143979.372" calcext:value-type="float">
            <text:p>1619143979.372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9.76095621238555" calcext:value-type="float">
            <text:p>9.76095621238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3987.529" calcext:value-type="float">
            <text:p>1619143987.529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7.45098053148644" calcext:value-type="float">
            <text:p>7.450980531486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3995.937" calcext:value-type="float">
            <text:p>1619143995.937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10.1959219268263" calcext:value-type="float">
            <text:p>10.1959219268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4004.248" calcext:value-type="float">
            <text:p>1619144004.248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0.3523790524097" calcext:value-type="float">
            <text:p>10.3523790524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4012.544" calcext:value-type="float">
            <text:p>1619144012.544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0.0810436541165" calcext:value-type="float">
            <text:p>10.08104365411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4020.938" calcext:value-type="float">
            <text:p>1619144020.938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7.48326102523931" calcext:value-type="float">
            <text:p>7.483261025239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4029.349" calcext:value-type="float">
            <text:p>1619144029.349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2.8585557154498" calcext:value-type="float">
            <text:p>12.8585557154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4037.633" calcext:value-type="float">
            <text:p>1619144037.63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2.7439265336564" calcext:value-type="float">
            <text:p>12.7439265336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4045.881" calcext:value-type="float">
            <text:p>1619144045.88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8.35322215984097" calcext:value-type="float">
            <text:p>8.35322215984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4054.215" calcext:value-type="float">
            <text:p>1619144054.21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8.3882564921089" calcext:value-type="float">
            <text:p>8.38825649210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4062.587" calcext:value-type="float">
            <text:p>1619144062.587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0.1331214141286" calcext:value-type="float">
            <text:p>10.1331214141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4070.973" calcext:value-type="float">
            <text:p>1619144070.973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0.1613866222999" calcext:value-type="float">
            <text:p>10.16138662229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4079.272" calcext:value-type="float">
            <text:p>1619144079.272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7.36905012440882" calcext:value-type="float">
            <text:p>7.36905012440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4087.707" calcext:value-type="float">
            <text:p>1619144087.707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7.52624278339924" calcext:value-type="float">
            <text:p>7.52624278339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096.009" calcext:value-type="float">
            <text:p>1619144096.009</text:p>
          </table:table-cell>
          <table:table-cell table:style-name="ce1" office:value-type="float" office:value="5.21799993515014" calcext:value-type="float">
            <text:p>5.21799993515014</text:p>
          </table:table-cell>
          <table:table-cell table:style-name="ce1" office:value-type="float" office:value="0.958221552729116" calcext:value-type="float">
            <text:p>0.958221552729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05.031" calcext:value-type="float">
            <text:p>1619144105.031</text:p>
          </table:table-cell>
          <table:table-cell table:style-name="ce1" office:value-type="float" office:value="5.22400021553039" calcext:value-type="float">
            <text:p>5.22400021553039</text:p>
          </table:table-cell>
          <table:table-cell table:style-name="ce1" office:value-type="float" office:value="0.957120940603243" calcext:value-type="float">
            <text:p>0.9571209406032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113.456" calcext:value-type="float">
            <text:p>1619144113.456</text:p>
          </table:table-cell>
          <table:table-cell table:style-name="ce1" office:value-type="float" office:value="5.25799989700317" calcext:value-type="float">
            <text:p>5.25799989700317</text:p>
          </table:table-cell>
          <table:table-cell table:style-name="ce1" office:value-type="float" office:value="3.61354134122922" calcext:value-type="float">
            <text:p>3.61354134122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21.833" calcext:value-type="float">
            <text:p>1619144121.833</text:p>
          </table:table-cell>
          <table:table-cell table:style-name="ce1" office:value-type="float" office:value="5.12800002098083" calcext:value-type="float">
            <text:p>5.12800002098083</text:p>
          </table:table-cell>
          <table:table-cell table:style-name="ce1" office:value-type="float" office:value="0.975038997570762" calcext:value-type="float">
            <text:p>0.975038997570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30.769" calcext:value-type="float">
            <text:p>1619144130.769</text:p>
          </table:table-cell>
          <table:table-cell table:style-name="ce1" office:value-type="float" office:value="5.15199995040893" calcext:value-type="float">
            <text:p>5.15199995040893</text:p>
          </table:table-cell>
          <table:table-cell table:style-name="ce1" office:value-type="float" office:value="0.970496903751547" calcext:value-type="float">
            <text:p>0.970496903751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139.725" calcext:value-type="float">
            <text:p>1619144139.725</text:p>
          </table:table-cell>
          <table:table-cell table:style-name="ce1" office:value-type="float" office:value="5.99500012397766" calcext:value-type="float">
            <text:p>5.99500012397766</text:p>
          </table:table-cell>
          <table:table-cell table:style-name="ce1" office:value-type="float" office:value="1.00083400765953" calcext:value-type="float">
            <text:p>1.000834007659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149.034" calcext:value-type="float">
            <text:p>1619144149.034</text:p>
          </table:table-cell>
          <table:table-cell table:style-name="ce1" office:value-type="float" office:value="5.18300008773803" calcext:value-type="float">
            <text:p>5.18300008773803</text:p>
          </table:table-cell>
          <table:table-cell table:style-name="ce1" office:value-type="float" office:value="3.66583053798325" calcext:value-type="float">
            <text:p>3.665830537983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57.311" calcext:value-type="float">
            <text:p>1619144157.311</text:p>
          </table:table-cell>
          <table:table-cell table:style-name="ce1" office:value-type="float" office:value="5.05799984931945" calcext:value-type="float">
            <text:p>5.05799984931945</text:p>
          </table:table-cell>
          <table:table-cell table:style-name="ce1" office:value-type="float" office:value="0.988533046451699" calcext:value-type="float">
            <text:p>0.9885330464516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66.194" calcext:value-type="float">
            <text:p>1619144166.194</text:p>
          </table:table-cell>
          <table:table-cell table:style-name="ce1" office:value-type="float" office:value="5.36700010299682" calcext:value-type="float">
            <text:p>5.36700010299682</text:p>
          </table:table-cell>
          <table:table-cell table:style-name="ce1" office:value-type="float" office:value="0.931619136211325" calcext:value-type="float">
            <text:p>0.9316191362113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175.79" calcext:value-type="float">
            <text:p>1619144175.79</text:p>
          </table:table-cell>
          <table:table-cell table:style-name="ce1" office:value-type="float" office:value="6.09299993515014" calcext:value-type="float">
            <text:p>6.09299993515014</text:p>
          </table:table-cell>
          <table:table-cell table:style-name="ce1" office:value-type="float" office:value="0.98473659344494" calcext:value-type="float">
            <text:p>0.984736593444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185.308" calcext:value-type="float">
            <text:p>1619144185.308</text:p>
          </table:table-cell>
          <table:table-cell table:style-name="ce1" office:value-type="float" office:value="5.15399980545043" calcext:value-type="float">
            <text:p>5.15399980545043</text:p>
          </table:table-cell>
          <table:table-cell table:style-name="ce1" office:value-type="float" office:value="3.68645725983675" calcext:value-type="float">
            <text:p>3.686457259836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193.571" calcext:value-type="float">
            <text:p>1619144193.571</text:p>
          </table:table-cell>
          <table:table-cell table:style-name="ce1" office:value-type="float" office:value="5.24399995803833" calcext:value-type="float">
            <text:p>5.24399995803833</text:p>
          </table:table-cell>
          <table:table-cell table:style-name="ce1" office:value-type="float" office:value="0.953470640734023" calcext:value-type="float">
            <text:p>0.953470640734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202.73" calcext:value-type="float">
            <text:p>1619144202.73</text:p>
          </table:table-cell>
          <table:table-cell table:style-name="ce1" office:value-type="float" office:value="5.2279999256134" calcext:value-type="float">
            <text:p>5.2279999256134</text:p>
          </table:table-cell>
          <table:table-cell table:style-name="ce1" office:value-type="float" office:value="0.956388689966048" calcext:value-type="float">
            <text:p>0.956388689966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211.966" calcext:value-type="float">
            <text:p>1619144211.966</text:p>
          </table:table-cell>
          <table:table-cell table:style-name="ce1" office:value-type="float" office:value="5.25999999046325" calcext:value-type="float">
            <text:p>5.25999999046325</text:p>
          </table:table-cell>
          <table:table-cell table:style-name="ce1" office:value-type="float" office:value="0.950570343928772" calcext:value-type="float">
            <text:p>0.9505703439287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220.591" calcext:value-type="float">
            <text:p>1619144220.591</text:p>
          </table:table-cell>
          <table:table-cell table:style-name="ce1" office:value-type="float" office:value="5.23199987411499" calcext:value-type="float">
            <text:p>5.23199987411499</text:p>
          </table:table-cell>
          <table:table-cell table:style-name="ce1" office:value-type="float" office:value="3.63149855832401" calcext:value-type="float">
            <text:p>3.631498558324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228.882" calcext:value-type="float">
            <text:p>1619144228.882</text:p>
          </table:table-cell>
          <table:table-cell table:style-name="ce1" office:value-type="float" office:value="5.25500011444091" calcext:value-type="float">
            <text:p>5.25500011444091</text:p>
          </table:table-cell>
          <table:table-cell table:style-name="ce1" office:value-type="float" office:value="0.951474765197403" calcext:value-type="float">
            <text:p>0.9514747651974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38.021" calcext:value-type="float">
            <text:p>1619144238.021</text:p>
          </table:table-cell>
          <table:table-cell table:style-name="ce1" office:value-type="float" office:value="5.75600004196167" calcext:value-type="float">
            <text:p>5.75600004196167</text:p>
          </table:table-cell>
          <table:table-cell table:style-name="ce1" office:value-type="float" office:value="1.21612229829212" calcext:value-type="float">
            <text:p>1.21612229829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47.766" calcext:value-type="float">
            <text:p>1619144247.766</text:p>
          </table:table-cell>
          <table:table-cell table:style-name="ce1" office:value-type="float" office:value="5.79399991035461" calcext:value-type="float">
            <text:p>5.79399991035461</text:p>
          </table:table-cell>
          <table:table-cell table:style-name="ce1" office:value-type="float" office:value="1.20814637699426" calcext:value-type="float">
            <text:p>1.20814637699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57.393" calcext:value-type="float">
            <text:p>1619144257.393</text:p>
          </table:table-cell>
          <table:table-cell table:style-name="ce1" office:value-type="float" office:value="5.92300009727478" calcext:value-type="float">
            <text:p>5.92300009727478</text:p>
          </table:table-cell>
          <table:table-cell table:style-name="ce1" office:value-type="float" office:value="1.18183351089606" calcext:value-type="float">
            <text:p>1.181833510896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67.174" calcext:value-type="float">
            <text:p>1619144267.174</text:p>
          </table:table-cell>
          <table:table-cell table:style-name="ce1" office:value-type="float" office:value="5.91000008583068" calcext:value-type="float">
            <text:p>5.91000008583068</text:p>
          </table:table-cell>
          <table:table-cell table:style-name="ce1" office:value-type="float" office:value="1.18443314692712" calcext:value-type="float">
            <text:p>1.18443314692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76.911" calcext:value-type="float">
            <text:p>1619144276.911</text:p>
          </table:table-cell>
          <table:table-cell table:style-name="ce1" office:value-type="float" office:value="5.87100005149841" calcext:value-type="float">
            <text:p>5.87100005149841</text:p>
          </table:table-cell>
          <table:table-cell table:style-name="ce1" office:value-type="float" office:value="1.19230113074406" calcext:value-type="float">
            <text:p>1.19230113074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86.594" calcext:value-type="float">
            <text:p>1619144286.594</text:p>
          </table:table-cell>
          <table:table-cell table:style-name="ce1" office:value-type="float" office:value="5.85599994659423" calcext:value-type="float">
            <text:p>5.85599994659423</text:p>
          </table:table-cell>
          <table:table-cell table:style-name="ce1" office:value-type="float" office:value="1.19535520215827" calcext:value-type="float">
            <text:p>1.19535520215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296.306" calcext:value-type="float">
            <text:p>1619144296.306</text:p>
          </table:table-cell>
          <table:table-cell table:style-name="ce1" office:value-type="float" office:value="5.84500002861022" calcext:value-type="float">
            <text:p>5.84500002861022</text:p>
          </table:table-cell>
          <table:table-cell table:style-name="ce1" office:value-type="float" office:value="1.1976047845571" calcext:value-type="float">
            <text:p>1.19760478455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06.036" calcext:value-type="float">
            <text:p>1619144306.036</text:p>
          </table:table-cell>
          <table:table-cell table:style-name="ce1" office:value-type="float" office:value="5.80399990081787" calcext:value-type="float">
            <text:p>5.80399990081787</text:p>
          </table:table-cell>
          <table:table-cell table:style-name="ce1" office:value-type="float" office:value="1.20606480351827" calcext:value-type="float">
            <text:p>1.20606480351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15.66" calcext:value-type="float">
            <text:p>1619144315.66</text:p>
          </table:table-cell>
          <table:table-cell table:style-name="ce1" office:value-type="float" office:value="5.95199990272522" calcext:value-type="float">
            <text:p>5.95199990272522</text:p>
          </table:table-cell>
          <table:table-cell table:style-name="ce1" office:value-type="float" office:value="1.17607528803804" calcext:value-type="float">
            <text:p>1.176075288038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25.567" calcext:value-type="float">
            <text:p>1619144325.5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16666666666666" calcext:value-type="float">
            <text:p>1.166666666666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35.421" calcext:value-type="float">
            <text:p>1619144335.421</text:p>
          </table:table-cell>
          <table:table-cell table:style-name="ce1" office:value-type="float" office:value="5.82999992370605" calcext:value-type="float">
            <text:p>5.82999992370605</text:p>
          </table:table-cell>
          <table:table-cell table:style-name="ce1" office:value-type="float" office:value="1.20068612205919" calcext:value-type="float">
            <text:p>1.20068612205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45.204" calcext:value-type="float">
            <text:p>1619144345.204</text:p>
          </table:table-cell>
          <table:table-cell table:style-name="ce1" office:value-type="float" office:value="5.84899997711181" calcext:value-type="float">
            <text:p>5.84899997711181</text:p>
          </table:table-cell>
          <table:table-cell table:style-name="ce1" office:value-type="float" office:value="1.19678578002945" calcext:value-type="float">
            <text:p>1.19678578002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54.941" calcext:value-type="float">
            <text:p>1619144354.941</text:p>
          </table:table-cell>
          <table:table-cell table:style-name="ce1" office:value-type="float" office:value="5.94400000572204" calcext:value-type="float">
            <text:p>5.94400000572204</text:p>
          </table:table-cell>
          <table:table-cell table:style-name="ce1" office:value-type="float" office:value="1.17765814153118" calcext:value-type="float">
            <text:p>1.17765814153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64.765" calcext:value-type="float">
            <text:p>1619144364.765</text:p>
          </table:table-cell>
          <table:table-cell table:style-name="ce1" office:value-type="float" office:value="5.9539999961853" calcext:value-type="float">
            <text:p>5.9539999961853</text:p>
          </table:table-cell>
          <table:table-cell table:style-name="ce1" office:value-type="float" office:value="1.17568021573477" calcext:value-type="float">
            <text:p>1.17568021573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74.571" calcext:value-type="float">
            <text:p>1619144374.571</text:p>
          </table:table-cell>
          <table:table-cell table:style-name="ce1" office:value-type="float" office:value="5.86899995803833" calcext:value-type="float">
            <text:p>5.86899995803833</text:p>
          </table:table-cell>
          <table:table-cell table:style-name="ce1" office:value-type="float" office:value="1.19270745442971" calcext:value-type="float">
            <text:p>1.192707454429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384.303" calcext:value-type="float">
            <text:p>1619144384.303</text:p>
          </table:table-cell>
          <table:table-cell table:style-name="ce1" office:value-type="float" office:value="5.87899994850158" calcext:value-type="float">
            <text:p>5.87899994850158</text:p>
          </table:table-cell>
          <table:table-cell table:style-name="ce1" office:value-type="float" office:value="1.19067869728152" calcext:value-type="float">
            <text:p>1.19067869728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394.085" calcext:value-type="float">
            <text:p>1619144394.085</text:p>
          </table:table-cell>
          <table:table-cell table:style-name="ce1" office:value-type="float" office:value="5.25600004196167" calcext:value-type="float">
            <text:p>5.25600004196167</text:p>
          </table:table-cell>
          <table:table-cell table:style-name="ce1" office:value-type="float" office:value="0.951293751918212" calcext:value-type="float">
            <text:p>0.951293751918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03.233" calcext:value-type="float">
            <text:p>1619144403.233</text:p>
          </table:table-cell>
          <table:table-cell table:style-name="ce1" office:value-type="float" office:value="5.23799991607666" calcext:value-type="float">
            <text:p>5.23799991607666</text:p>
          </table:table-cell>
          <table:table-cell table:style-name="ce1" office:value-type="float" office:value="0.954562825526937" calcext:value-type="float">
            <text:p>0.9545628255269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4411.692" calcext:value-type="float">
            <text:p>1619144411.69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.59281437809655" calcext:value-type="float">
            <text:p>3.59281437809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19.796" calcext:value-type="float">
            <text:p>1619144419.796</text:p>
          </table:table-cell>
          <table:table-cell table:style-name="ce1" office:value-type="float" office:value="5.18700003623962" calcext:value-type="float">
            <text:p>5.18700003623962</text:p>
          </table:table-cell>
          <table:table-cell table:style-name="ce1" office:value-type="float" office:value="0.963948325634639" calcext:value-type="float">
            <text:p>0.9639483256346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28.91" calcext:value-type="float">
            <text:p>1619144428.91</text:p>
          </table:table-cell>
          <table:table-cell table:style-name="ce1" office:value-type="float" office:value="5.13800001144409" calcext:value-type="float">
            <text:p>5.13800001144409</text:p>
          </table:table-cell>
          <table:table-cell table:style-name="ce1" office:value-type="float" office:value="0.973141297949256" calcext:value-type="float">
            <text:p>0.973141297949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437.915" calcext:value-type="float">
            <text:p>1619144437.915</text:p>
          </table:table-cell>
          <table:table-cell table:style-name="ce1" office:value-type="float" office:value="6.02600002288818" calcext:value-type="float">
            <text:p>6.02600002288818</text:p>
          </table:table-cell>
          <table:table-cell table:style-name="ce1" office:value-type="float" office:value="0.995685359643307" calcext:value-type="float">
            <text:p>0.9956853596433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447.253" calcext:value-type="float">
            <text:p>1619144447.253</text:p>
          </table:table-cell>
          <table:table-cell table:style-name="ce1" office:value-type="float" office:value="5.20300006866455" calcext:value-type="float">
            <text:p>5.20300006866455</text:p>
          </table:table-cell>
          <table:table-cell table:style-name="ce1" office:value-type="float" office:value="3.65173933293387" calcext:value-type="float">
            <text:p>3.651739332933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55.569" calcext:value-type="float">
            <text:p>1619144455.569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0.990295103078848" calcext:value-type="float">
            <text:p>0.990295103078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64.419" calcext:value-type="float">
            <text:p>1619144464.419</text:p>
          </table:table-cell>
          <table:table-cell table:style-name="ce1" office:value-type="float" office:value="5.30599999427795" calcext:value-type="float">
            <text:p>5.30599999427795</text:p>
          </table:table-cell>
          <table:table-cell table:style-name="ce1" office:value-type="float" office:value="0.942329439387872" calcext:value-type="float">
            <text:p>0.942329439387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73.702" calcext:value-type="float">
            <text:p>1619144473.702</text:p>
          </table:table-cell>
          <table:table-cell table:style-name="ce1" office:value-type="float" office:value="5.66000008583068" calcext:value-type="float">
            <text:p>5.66000008583068</text:p>
          </table:table-cell>
          <table:table-cell table:style-name="ce1" office:value-type="float" office:value="0.883392212752268" calcext:value-type="float">
            <text:p>0.883392212752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482.92" calcext:value-type="float">
            <text:p>1619144482.92</text:p>
          </table:table-cell>
          <table:table-cell table:style-name="ce1" office:value-type="float" office:value="5.12399983406066" calcext:value-type="float">
            <text:p>5.12399983406066</text:p>
          </table:table-cell>
          <table:table-cell table:style-name="ce1" office:value-type="float" office:value="3.70804071337037" calcext:value-type="float">
            <text:p>3.708040713370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491.168" calcext:value-type="float">
            <text:p>1619144491.168</text:p>
          </table:table-cell>
          <table:table-cell table:style-name="ce1" office:value-type="float" office:value="5.30900001525878" calcext:value-type="float">
            <text:p>5.30900001525878</text:p>
          </table:table-cell>
          <table:table-cell table:style-name="ce1" office:value-type="float" office:value="0.941796945871033" calcext:value-type="float">
            <text:p>0.941796945871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500.375" calcext:value-type="float">
            <text:p>1619144500.375</text:p>
          </table:table-cell>
          <table:table-cell table:style-name="ce1" office:value-type="float" office:value="5.30299997329711" calcext:value-type="float">
            <text:p>5.30299997329711</text:p>
          </table:table-cell>
          <table:table-cell table:style-name="ce1" office:value-type="float" office:value="0.942862535390749" calcext:value-type="float">
            <text:p>0.9428625353907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509.741" calcext:value-type="float">
            <text:p>1619144509.741</text:p>
          </table:table-cell>
          <table:table-cell table:style-name="ce1" office:value-type="float" office:value="6.09200000762939" calcext:value-type="float">
            <text:p>6.09200000762939</text:p>
          </table:table-cell>
          <table:table-cell table:style-name="ce1" office:value-type="float" office:value="0.984898225949741" calcext:value-type="float">
            <text:p>0.984898225949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519.315" calcext:value-type="float">
            <text:p>1619144519.315</text:p>
          </table:table-cell>
          <table:table-cell table:style-name="ce1" office:value-type="float" office:value="5.17700004577636" calcext:value-type="float">
            <text:p>5.17700004577636</text:p>
          </table:table-cell>
          <table:table-cell table:style-name="ce1" office:value-type="float" office:value="3.67007916399403" calcext:value-type="float">
            <text:p>3.670079163994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527.597" calcext:value-type="float">
            <text:p>1619144527.597</text:p>
          </table:table-cell>
          <table:table-cell table:style-name="ce1" office:value-type="float" office:value="5.2810001373291" calcext:value-type="float">
            <text:p>5.2810001373291</text:p>
          </table:table-cell>
          <table:table-cell table:style-name="ce1" office:value-type="float" office:value="0.946790355989042" calcext:value-type="float">
            <text:p>0.946790355989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36.812" calcext:value-type="float">
            <text:p>1619144536.812</text:p>
          </table:table-cell>
          <table:table-cell table:style-name="ce1" office:value-type="float" office:value="5.75600004196167" calcext:value-type="float">
            <text:p>5.75600004196167</text:p>
          </table:table-cell>
          <table:table-cell table:style-name="ce1" office:value-type="float" office:value="1.21612229829212" calcext:value-type="float">
            <text:p>1.21612229829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46.447" calcext:value-type="float">
            <text:p>1619144546.447</text:p>
          </table:table-cell>
          <table:table-cell table:style-name="ce1" office:value-type="float" office:value="5.76399993896484" calcext:value-type="float">
            <text:p>5.76399993896484</text:p>
          </table:table-cell>
          <table:table-cell table:style-name="ce1" office:value-type="float" office:value="1.21443443340097" calcext:value-type="float">
            <text:p>1.21443443340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56.063" calcext:value-type="float">
            <text:p>1619144556.063</text:p>
          </table:table-cell>
          <table:table-cell table:style-name="ce1" office:value-type="float" office:value="5.79200005531311" calcext:value-type="float">
            <text:p>5.79200005531311</text:p>
          </table:table-cell>
          <table:table-cell table:style-name="ce1" office:value-type="float" office:value="1.20856352436992" calcext:value-type="float">
            <text:p>1.20856352436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65.72" calcext:value-type="float">
            <text:p>1619144565.72</text:p>
          </table:table-cell>
          <table:table-cell table:style-name="ce1" office:value-type="float" office:value="5.8050000667572" calcext:value-type="float">
            <text:p>5.8050000667572</text:p>
          </table:table-cell>
          <table:table-cell table:style-name="ce1" office:value-type="float" office:value="1.20585700594321" calcext:value-type="float">
            <text:p>1.205857005943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75.364" calcext:value-type="float">
            <text:p>1619144575.364</text:p>
          </table:table-cell>
          <table:table-cell table:style-name="ce1" office:value-type="float" office:value="5.86299991607666" calcext:value-type="float">
            <text:p>5.86299991607666</text:p>
          </table:table-cell>
          <table:table-cell table:style-name="ce1" office:value-type="float" office:value="1.19392804028627" calcext:value-type="float">
            <text:p>1.19392804028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85.113" calcext:value-type="float">
            <text:p>1619144585.113</text:p>
          </table:table-cell>
          <table:table-cell table:style-name="ce1" office:value-type="float" office:value="5.66700005531311" calcext:value-type="float">
            <text:p>5.66700005531311</text:p>
          </table:table-cell>
          <table:table-cell table:style-name="ce1" office:value-type="float" office:value="1.23522144550486" calcext:value-type="float">
            <text:p>1.235221445504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594.737" calcext:value-type="float">
            <text:p>1619144594.737</text:p>
          </table:table-cell>
          <table:table-cell table:style-name="ce1" office:value-type="float" office:value="5.87299990653991" calcext:value-type="float">
            <text:p>5.87299990653991</text:p>
          </table:table-cell>
          <table:table-cell table:style-name="ce1" office:value-type="float" office:value="1.19189513219727" calcext:value-type="float">
            <text:p>1.19189513219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04.502" calcext:value-type="float">
            <text:p>1619144604.502</text:p>
          </table:table-cell>
          <table:table-cell table:style-name="ce1" office:value-type="float" office:value="5.77999997138977" calcext:value-type="float">
            <text:p>5.77999997138977</text:p>
          </table:table-cell>
          <table:table-cell table:style-name="ce1" office:value-type="float" office:value="1.2110726703545" calcext:value-type="float">
            <text:p>1.2110726703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14.12" calcext:value-type="float">
            <text:p>1619144614.12</text:p>
          </table:table-cell>
          <table:table-cell table:style-name="ce1" office:value-type="float" office:value="6.00200009346008" calcext:value-type="float">
            <text:p>6.00200009346008</text:p>
          </table:table-cell>
          <table:table-cell table:style-name="ce1" office:value-type="float" office:value="1.16627788920352" calcext:value-type="float">
            <text:p>1.16627788920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24.057" calcext:value-type="float">
            <text:p>1619144624.057</text:p>
          </table:table-cell>
          <table:table-cell table:style-name="ce1" office:value-type="float" office:value="5.95600008964538" calcext:value-type="float">
            <text:p>5.95600008964538</text:p>
          </table:table-cell>
          <table:table-cell table:style-name="ce1" office:value-type="float" office:value="1.17528540877116" calcext:value-type="float">
            <text:p>1.17528540877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33.923" calcext:value-type="float">
            <text:p>1619144633.923</text:p>
          </table:table-cell>
          <table:table-cell table:style-name="ce1" office:value-type="float" office:value="5.84299993515014" calcext:value-type="float">
            <text:p>5.84299993515014</text:p>
          </table:table-cell>
          <table:table-cell table:style-name="ce1" office:value-type="float" office:value="1.19801473176297" calcext:value-type="float">
            <text:p>1.19801473176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43.758" calcext:value-type="float">
            <text:p>1619144643.758</text:p>
          </table:table-cell>
          <table:table-cell table:style-name="ce1" office:value-type="float" office:value="5.9610002040863" calcext:value-type="float">
            <text:p>5.9610002040863</text:p>
          </table:table-cell>
          <table:table-cell table:style-name="ce1" office:value-type="float" office:value="1.17429957395429" calcext:value-type="float">
            <text:p>1.17429957395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53.702" calcext:value-type="float">
            <text:p>1619144653.702</text:p>
          </table:table-cell>
          <table:table-cell table:style-name="ce1" office:value-type="float" office:value="5.89700007438659" calcext:value-type="float">
            <text:p>5.89700007438659</text:p>
          </table:table-cell>
          <table:table-cell table:style-name="ce1" office:value-type="float" office:value="1.18704424481936" calcext:value-type="float">
            <text:p>1.187044244819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63.551" calcext:value-type="float">
            <text:p>1619144663.551</text:p>
          </table:table-cell>
          <table:table-cell table:style-name="ce1" office:value-type="float" office:value="5.97599983215332" calcext:value-type="float">
            <text:p>5.97599983215332</text:p>
          </table:table-cell>
          <table:table-cell table:style-name="ce1" office:value-type="float" office:value="1.17135210786605" calcext:value-type="float">
            <text:p>1.171352107866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73.407" calcext:value-type="float">
            <text:p>1619144673.407</text:p>
          </table:table-cell>
          <table:table-cell table:style-name="ce1" office:value-type="float" office:value="6.01499986648559" calcext:value-type="float">
            <text:p>6.01499986648559</text:p>
          </table:table-cell>
          <table:table-cell table:style-name="ce1" office:value-type="float" office:value="1.16375729931477" calcext:value-type="float">
            <text:p>1.16375729931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683.428" calcext:value-type="float">
            <text:p>1619144683.428</text:p>
          </table:table-cell>
          <table:table-cell table:style-name="ce1" office:value-type="float" office:value="6.05800008773803" calcext:value-type="float">
            <text:p>6.05800008773803</text:p>
          </table:table-cell>
          <table:table-cell table:style-name="ce1" office:value-type="float" office:value="1.1554968469163" calcext:value-type="float">
            <text:p>1.15549684691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693.353" calcext:value-type="float">
            <text:p>1619144693.353</text:p>
          </table:table-cell>
          <table:table-cell table:style-name="ce1" office:value-type="float" office:value="5.23900008201599" calcext:value-type="float">
            <text:p>5.23900008201599</text:p>
          </table:table-cell>
          <table:table-cell table:style-name="ce1" office:value-type="float" office:value="0.954380592045338" calcext:value-type="float">
            <text:p>0.9543805920453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702.455" calcext:value-type="float">
            <text:p>1619144702.455</text:p>
          </table:table-cell>
          <table:table-cell table:style-name="ce1" office:value-type="float" office:value="5.96000003814697" calcext:value-type="float">
            <text:p>5.96000003814697</text:p>
          </table:table-cell>
          <table:table-cell table:style-name="ce1" office:value-type="float" office:value="1.00671140295251" calcext:value-type="float">
            <text:p>1.006711402952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711.784" calcext:value-type="float">
            <text:p>1619144711.784</text:p>
          </table:table-cell>
          <table:table-cell table:style-name="ce1" office:value-type="float" office:value="5.22000002861022" calcext:value-type="float">
            <text:p>5.22000002861022</text:p>
          </table:table-cell>
          <table:table-cell table:style-name="ce1" office:value-type="float" office:value="3.63984672334543" calcext:value-type="float">
            <text:p>3.639846723345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720.094" calcext:value-type="float">
            <text:p>1619144720.094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0.976562521827873" calcext:value-type="float">
            <text:p>0.9765625218278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729.001" calcext:value-type="float">
            <text:p>1619144729.001</text:p>
          </table:table-cell>
          <table:table-cell table:style-name="ce1" office:value-type="float" office:value="5.26200008392334" calcext:value-type="float">
            <text:p>5.26200008392334</text:p>
          </table:table-cell>
          <table:table-cell table:style-name="ce1" office:value-type="float" office:value="0.950209030835287" calcext:value-type="float">
            <text:p>0.950209030835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738.138" calcext:value-type="float">
            <text:p>1619144738.138</text:p>
          </table:table-cell>
          <table:table-cell table:style-name="ce1" office:value-type="float" office:value="5.96600008010864" calcext:value-type="float">
            <text:p>5.96600008010864</text:p>
          </table:table-cell>
          <table:table-cell table:style-name="ce1" office:value-type="float" office:value="1.00569894727368" calcext:value-type="float">
            <text:p>1.005698947273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747.497" calcext:value-type="float">
            <text:p>1619144747.497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3.69362360084354" calcext:value-type="float">
            <text:p>3.693623600843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755.723" calcext:value-type="float">
            <text:p>1619144755.723</text:p>
          </table:table-cell>
          <table:table-cell table:style-name="ce1" office:value-type="float" office:value="5.16999983787536" calcext:value-type="float">
            <text:p>5.16999983787536</text:p>
          </table:table-cell>
          <table:table-cell table:style-name="ce1" office:value-type="float" office:value="0.967118018722177" calcext:value-type="float">
            <text:p>0.967118018722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764.811" calcext:value-type="float">
            <text:p>1619144764.811</text:p>
          </table:table-cell>
          <table:table-cell table:style-name="ce1" office:value-type="float" office:value="5.82099986076355" calcext:value-type="float">
            <text:p>5.82099986076355</text:p>
          </table:table-cell>
          <table:table-cell table:style-name="ce1" office:value-type="float" office:value="1.20254254723204" calcext:value-type="float">
            <text:p>1.20254254723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774.469" calcext:value-type="float">
            <text:p>1619144774.469</text:p>
          </table:table-cell>
          <table:table-cell table:style-name="ce1" office:value-type="float" office:value="5.85699987411499" calcext:value-type="float">
            <text:p>5.85699987411499</text:p>
          </table:table-cell>
          <table:table-cell table:style-name="ce1" office:value-type="float" office:value="1.19515112693385" calcext:value-type="float">
            <text:p>1.195151126933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784.228" calcext:value-type="float">
            <text:p>1619144784.228</text:p>
          </table:table-cell>
          <table:table-cell table:style-name="ce1" office:value-type="float" office:value="6.06500005722045" calcext:value-type="float">
            <text:p>6.06500005722045</text:p>
          </table:table-cell>
          <table:table-cell table:style-name="ce1" office:value-type="float" office:value="1.15416322076805" calcext:value-type="float">
            <text:p>1.15416322076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794.096" calcext:value-type="float">
            <text:p>1619144794.096</text:p>
          </table:table-cell>
          <table:table-cell table:style-name="ce1" office:value-type="float" office:value="5.92499995231628" calcext:value-type="float">
            <text:p>5.92499995231628</text:p>
          </table:table-cell>
          <table:table-cell table:style-name="ce1" office:value-type="float" office:value="1.18143460866416" calcext:value-type="float">
            <text:p>1.18143460866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803.868" calcext:value-type="float">
            <text:p>1619144803.868</text:p>
          </table:table-cell>
          <table:table-cell table:style-name="ce1" office:value-type="float" office:value="5.96600008010864" calcext:value-type="float">
            <text:p>5.96600008010864</text:p>
          </table:table-cell>
          <table:table-cell table:style-name="ce1" office:value-type="float" office:value="1.17331543848596" calcext:value-type="float">
            <text:p>1.173315438485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813.716" calcext:value-type="float">
            <text:p>1619144813.716</text:p>
          </table:table-cell>
          <table:table-cell table:style-name="ce1" office:value-type="float" office:value="5.87999987602233" calcext:value-type="float">
            <text:p>5.87999987602233</text:p>
          </table:table-cell>
          <table:table-cell table:style-name="ce1" office:value-type="float" office:value="1.19047621557694" calcext:value-type="float">
            <text:p>1.19047621557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823.493" calcext:value-type="float">
            <text:p>1619144823.493</text:p>
          </table:table-cell>
          <table:table-cell table:style-name="ce1" office:value-type="float" office:value="5.89199995994567" calcext:value-type="float">
            <text:p>5.89199995994567</text:p>
          </table:table-cell>
          <table:table-cell table:style-name="ce1" office:value-type="float" office:value="1.18805160346004" calcext:value-type="float">
            <text:p>1.188051603460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833.391" calcext:value-type="float">
            <text:p>1619144833.391</text:p>
          </table:table-cell>
          <table:table-cell table:style-name="ce1" office:value-type="float" office:value="5.98499989509582" calcext:value-type="float">
            <text:p>5.98499989509582</text:p>
          </table:table-cell>
          <table:table-cell table:style-name="ce1" office:value-type="float" office:value="1.16959066377526" calcext:value-type="float">
            <text:p>1.169590663775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843.345" calcext:value-type="float">
            <text:p>1619144843.345</text:p>
          </table:table-cell>
          <table:table-cell table:style-name="ce1" office:value-type="float" office:value="5.23099994659423" calcext:value-type="float">
            <text:p>5.23099994659423</text:p>
          </table:table-cell>
          <table:table-cell table:style-name="ce1" office:value-type="float" office:value="0.955840193279941" calcext:value-type="float">
            <text:p>0.955840193279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852.446" calcext:value-type="float">
            <text:p>1619144852.446</text:p>
          </table:table-cell>
          <table:table-cell table:style-name="ce1" office:value-type="float" office:value="5.22599983215332" calcext:value-type="float">
            <text:p>5.22599983215332</text:p>
          </table:table-cell>
          <table:table-cell table:style-name="ce1" office:value-type="float" office:value="0.956754718826655" calcext:value-type="float">
            <text:p>0.956754718826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4860.88" calcext:value-type="float">
            <text:p>1619144860.88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3.5573122931919" calcext:value-type="float">
            <text:p>3.5573122931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869.026" calcext:value-type="float">
            <text:p>1619144869.026</text:p>
          </table:table-cell>
          <table:table-cell table:style-name="ce1" office:value-type="float" office:value="5.26900005340576" calcext:value-type="float">
            <text:p>5.26900005340576</text:p>
          </table:table-cell>
          <table:table-cell table:style-name="ce1" office:value-type="float" office:value="0.948946659578815" calcext:value-type="float">
            <text:p>0.9489466595788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878.132" calcext:value-type="float">
            <text:p>1619144878.132</text:p>
          </table:table-cell>
          <table:table-cell table:style-name="ce1" office:value-type="float" office:value="5.33200001716613" calcext:value-type="float">
            <text:p>5.33200001716613</text:p>
          </table:table-cell>
          <table:table-cell table:style-name="ce1" office:value-type="float" office:value="0.937734430589407" calcext:value-type="float">
            <text:p>0.937734430589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4887.441" calcext:value-type="float">
            <text:p>1619144887.441</text:p>
          </table:table-cell>
          <table:table-cell table:style-name="ce1" office:value-type="float" office:value="6.1340000629425" calcext:value-type="float">
            <text:p>6.1340000629425</text:p>
          </table:table-cell>
          <table:table-cell table:style-name="ce1" office:value-type="float" office:value="0.978154538381562" calcext:value-type="float">
            <text:p>0.9781545383815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4897.044" calcext:value-type="float">
            <text:p>1619144897.044</text:p>
          </table:table-cell>
          <table:table-cell table:style-name="ce1" office:value-type="float" office:value="5.12700009346008" calcext:value-type="float">
            <text:p>5.12700009346008</text:p>
          </table:table-cell>
          <table:table-cell table:style-name="ce1" office:value-type="float" office:value="3.7058708121024" calcext:value-type="float">
            <text:p>3.7058708121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4905.287" calcext:value-type="float">
            <text:p>1619144905.287</text:p>
          </table:table-cell>
          <table:table-cell table:style-name="ce1" office:value-type="float" office:value="5.19799995422363" calcext:value-type="float">
            <text:p>5.19799995422363</text:p>
          </table:table-cell>
          <table:table-cell table:style-name="ce1" office:value-type="float" office:value="0.961908434788894" calcext:value-type="float">
            <text:p>0.9619084347888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14.469" calcext:value-type="float">
            <text:p>1619144914.469</text:p>
          </table:table-cell>
          <table:table-cell table:style-name="ce1" office:value-type="float" office:value="5.75399994850158" calcext:value-type="float">
            <text:p>5.75399994850158</text:p>
          </table:table-cell>
          <table:table-cell table:style-name="ce1" office:value-type="float" office:value="1.21654502305355" calcext:value-type="float">
            <text:p>1.21654502305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24.116" calcext:value-type="float">
            <text:p>1619144924.116</text:p>
          </table:table-cell>
          <table:table-cell table:style-name="ce1" office:value-type="float" office:value="5.73200011253356" calcext:value-type="float">
            <text:p>5.73200011253356</text:p>
          </table:table-cell>
          <table:table-cell table:style-name="ce1" office:value-type="float" office:value="1.2212142118933" calcext:value-type="float">
            <text:p>1.22121421189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33.793" calcext:value-type="float">
            <text:p>1619144933.793</text:p>
          </table:table-cell>
          <table:table-cell table:style-name="ce1" office:value-type="float" office:value="5.75800013542175" calcext:value-type="float">
            <text:p>5.75800013542175</text:p>
          </table:table-cell>
          <table:table-cell table:style-name="ce1" office:value-type="float" office:value="1.21569986720524" calcext:value-type="float">
            <text:p>1.21569986720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43.413" calcext:value-type="float">
            <text:p>1619144943.413</text:p>
          </table:table-cell>
          <table:table-cell table:style-name="ce1" office:value-type="float" office:value="5.81999993324279" calcext:value-type="float">
            <text:p>5.81999993324279</text:p>
          </table:table-cell>
          <table:table-cell table:style-name="ce1" office:value-type="float" office:value="1.20274915468937" calcext:value-type="float">
            <text:p>1.202749154689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53.049" calcext:value-type="float">
            <text:p>1619144953.049</text:p>
          </table:table-cell>
          <table:table-cell table:style-name="ce1" office:value-type="float" office:value="5.91100001335144" calcext:value-type="float">
            <text:p>5.91100001335144</text:p>
          </table:table-cell>
          <table:table-cell table:style-name="ce1" office:value-type="float" office:value="1.18423278365569" calcext:value-type="float">
            <text:p>1.18423278365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62.924" calcext:value-type="float">
            <text:p>1619144962.924</text:p>
          </table:table-cell>
          <table:table-cell table:style-name="ce1" office:value-type="float" office:value="5.88700008392334" calcext:value-type="float">
            <text:p>5.88700008392334</text:p>
          </table:table-cell>
          <table:table-cell table:style-name="ce1" office:value-type="float" office:value="1.18906062514184" calcext:value-type="float">
            <text:p>1.1890606251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72.763" calcext:value-type="float">
            <text:p>1619144972.763</text:p>
          </table:table-cell>
          <table:table-cell table:style-name="ce1" office:value-type="float" office:value="5.88700008392334" calcext:value-type="float">
            <text:p>5.88700008392334</text:p>
          </table:table-cell>
          <table:table-cell table:style-name="ce1" office:value-type="float" office:value="1.18906062514184" calcext:value-type="float">
            <text:p>1.1890606251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4982.581" calcext:value-type="float">
            <text:p>1619144982.581</text:p>
          </table:table-cell>
          <table:table-cell table:style-name="ce1" office:value-type="float" office:value="5.8989999294281" calcext:value-type="float">
            <text:p>5.8989999294281</text:p>
          </table:table-cell>
          <table:table-cell table:style-name="ce1" office:value-type="float" office:value="1.18664181789177" calcext:value-type="float">
            <text:p>1.18664181789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4992.328" calcext:value-type="float">
            <text:p>1619144992.328</text:p>
          </table:table-cell>
          <table:table-cell table:style-name="ce1" office:value-type="float" office:value="5.65699982643127" calcext:value-type="float">
            <text:p>5.65699982643127</text:p>
          </table:table-cell>
          <table:table-cell table:style-name="ce1" office:value-type="float" office:value="2.1212657536124" calcext:value-type="float">
            <text:p>2.12126575361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001.55" calcext:value-type="float">
            <text:p>1619145001.55</text:p>
          </table:table-cell>
          <table:table-cell table:style-name="ce1" office:value-type="float" office:value="5.49800014495849" calcext:value-type="float">
            <text:p>5.49800014495849</text:p>
          </table:table-cell>
          <table:table-cell table:style-name="ce1" office:value-type="float" office:value="2.00072748453574" calcext:value-type="float">
            <text:p>2.00072748453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619145010.117" calcext:value-type="float">
            <text:p>1619145010.117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23.0632763760601" calcext:value-type="float">
            <text:p>23.06327637606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5018.309" calcext:value-type="float">
            <text:p>1619145018.309</text:p>
          </table:table-cell>
          <table:table-cell table:style-name="ce1" office:value-type="float" office:value="5.42499995231628" calcext:value-type="float">
            <text:p>5.42499995231628</text:p>
          </table:table-cell>
          <table:table-cell table:style-name="ce1" office:value-type="float" office:value="2.39631338511799" calcext:value-type="float">
            <text:p>2.396313385117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5027.216" calcext:value-type="float">
            <text:p>1619145027.216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3.37904995857411" calcext:value-type="float">
            <text:p>3.37904995857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5035.992" calcext:value-type="float">
            <text:p>1619145035.992</text:p>
          </table:table-cell>
          <table:table-cell table:style-name="ce1" office:value-type="float" office:value="5.0259997844696" calcext:value-type="float">
            <text:p>5.0259997844696</text:p>
          </table:table-cell>
          <table:table-cell table:style-name="ce1" office:value-type="float" office:value="1.98965388556125" calcext:value-type="float">
            <text:p>1.98965388556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145043.951" calcext:value-type="float">
            <text:p>1619145043.951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23.639253455246" calcext:value-type="float">
            <text:p>23.6392534552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5052.116" calcext:value-type="float">
            <text:p>1619145052.116</text:p>
          </table:table-cell>
          <table:table-cell table:style-name="ce1" office:value-type="float" office:value="5.4060001373291" calcext:value-type="float">
            <text:p>5.4060001373291</text:p>
          </table:table-cell>
          <table:table-cell table:style-name="ce1" office:value-type="float" office:value="2.40473541800959" calcext:value-type="float">
            <text:p>2.404735418009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5061.114" calcext:value-type="float">
            <text:p>1619145061.114</text:p>
          </table:table-cell>
          <table:table-cell table:style-name="ce1" office:value-type="float" office:value="5.42599987983703" calcext:value-type="float">
            <text:p>5.42599987983703</text:p>
          </table:table-cell>
          <table:table-cell table:style-name="ce1" office:value-type="float" office:value="6.63472185721486" calcext:value-type="float">
            <text:p>6.634721857214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5069.971" calcext:value-type="float">
            <text:p>1619145069.971</text:p>
          </table:table-cell>
          <table:table-cell table:style-name="ce1" office:value-type="float" office:value="5.34299993515014" calcext:value-type="float">
            <text:p>5.34299993515014</text:p>
          </table:table-cell>
          <table:table-cell table:style-name="ce1" office:value-type="float" office:value="6.73778784146445" calcext:value-type="float">
            <text:p>6.73778784146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5078.803" calcext:value-type="float">
            <text:p>1619145078.803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8.27586199120712" calcext:value-type="float">
            <text:p>8.27586199120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5087.733" calcext:value-type="float">
            <text:p>1619145087.733</text:p>
          </table:table-cell>
          <table:table-cell table:style-name="ce1" office:value-type="float" office:value="6.27900004386901" calcext:value-type="float">
            <text:p>6.27900004386901</text:p>
          </table:table-cell>
          <table:table-cell table:style-name="ce1" office:value-type="float" office:value="7.96305138567745" calcext:value-type="float">
            <text:p>7.96305138567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145097.349" calcext:value-type="float">
            <text:p>1619145097.349</text:p>
          </table:table-cell>
          <table:table-cell table:style-name="ce1" office:value-type="float" office:value="5.26900005340576" calcext:value-type="float">
            <text:p>5.26900005340576</text:p>
          </table:table-cell>
          <table:table-cell table:style-name="ce1" office:value-type="float" office:value="7.78136260854629" calcext:value-type="float">
            <text:p>7.78136260854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5106.216" calcext:value-type="float">
            <text:p>1619145106.216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8.58626215741967" calcext:value-type="float">
            <text:p>8.58626215741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145115.252" calcext:value-type="float">
            <text:p>1619145115.252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9.37188459646691" calcext:value-type="float">
            <text:p>9.37188459646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145124.155" calcext:value-type="float">
            <text:p>1619145124.155</text:p>
          </table:table-cell>
          <table:table-cell table:style-name="ce1" office:value-type="float" office:value="5.57200002670288" calcext:value-type="float">
            <text:p>5.57200002670288</text:p>
          </table:table-cell>
          <table:table-cell table:style-name="ce1" office:value-type="float" office:value="9.69131366497021" calcext:value-type="float">
            <text:p>9.691313664970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5133.059" calcext:value-type="float">
            <text:p>1619145133.059</text:p>
          </table:table-cell>
          <table:table-cell table:style-name="ce1" office:value-type="float" office:value="5.22600007057189" calcext:value-type="float">
            <text:p>5.22600007057189</text:p>
          </table:table-cell>
          <table:table-cell table:style-name="ce1" office:value-type="float" office:value="2.67891309049828" calcext:value-type="float">
            <text:p>2.678913090498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5142.017" calcext:value-type="float">
            <text:p>1619145142.017</text:p>
          </table:table-cell>
          <table:table-cell table:style-name="ce1" office:value-type="float" office:value="5.44499993324279" calcext:value-type="float">
            <text:p>5.44499993324279</text:p>
          </table:table-cell>
          <table:table-cell table:style-name="ce1" office:value-type="float" office:value="2.20385677633118" calcext:value-type="float">
            <text:p>2.20385677633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145151.042" calcext:value-type="float">
            <text:p>1619145151.042</text:p>
          </table:table-cell>
          <table:table-cell table:style-name="ce1" office:value-type="float" office:value="5.15400004386901" calcext:value-type="float">
            <text:p>5.15400004386901</text:p>
          </table:table-cell>
          <table:table-cell table:style-name="ce1" office:value-type="float" office:value="3.880481146637" calcext:value-type="float">
            <text:p>3.8804811466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159.842" calcext:value-type="float">
            <text:p>1619145159.842</text:p>
          </table:table-cell>
          <table:table-cell table:style-name="ce1" office:value-type="float" office:value="5.3840000629425" calcext:value-type="float">
            <text:p>5.3840000629425</text:p>
          </table:table-cell>
          <table:table-cell table:style-name="ce1" office:value-type="float" office:value="2.04309061504508" calcext:value-type="float">
            <text:p>2.043090615045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5169.027" calcext:value-type="float">
            <text:p>1619145169.027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4.10958893372029" calcext:value-type="float">
            <text:p>4.10958893372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5178.238" calcext:value-type="float">
            <text:p>1619145178.238</text:p>
          </table:table-cell>
          <table:table-cell table:style-name="ce1" office:value-type="float" office:value="6.32800006866455" calcext:value-type="float">
            <text:p>6.32800006866455</text:p>
          </table:table-cell>
          <table:table-cell table:style-name="ce1" office:value-type="float" office:value="1.89633373416389" calcext:value-type="float">
            <text:p>1.89633373416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5188.371" calcext:value-type="float">
            <text:p>1619145188.37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.39209417519476" calcext:value-type="float">
            <text:p>4.39209417519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196.999" calcext:value-type="float">
            <text:p>1619145196.999</text:p>
          </table:table-cell>
          <table:table-cell table:style-name="ce1" office:value-type="float" office:value="6.10500001907348" calcext:value-type="float">
            <text:p>6.10500001907348</text:p>
          </table:table-cell>
          <table:table-cell table:style-name="ce1" office:value-type="float" office:value="1.80180179617254" calcext:value-type="float">
            <text:p>1.801801796172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145207.457" calcext:value-type="float">
            <text:p>1619145207.457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8.0162348376329" calcext:value-type="float">
            <text:p>18.01623483763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5215.787" calcext:value-type="float">
            <text:p>1619145215.787</text:p>
          </table:table-cell>
          <table:table-cell table:style-name="ce1" office:value-type="float" office:value="5.67700004577636" calcext:value-type="float">
            <text:p>5.67700004577636</text:p>
          </table:table-cell>
          <table:table-cell table:style-name="ce1" office:value-type="float" office:value="6.34137743697635" calcext:value-type="float">
            <text:p>6.341377436976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145224.976" calcext:value-type="float">
            <text:p>1619145224.976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14.7145382993939" calcext:value-type="float">
            <text:p>14.7145382993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145233.412" calcext:value-type="float">
            <text:p>1619145233.412</text:p>
          </table:table-cell>
          <table:table-cell table:style-name="ce1" office:value-type="float" office:value="5.92499995231628" calcext:value-type="float">
            <text:p>5.92499995231628</text:p>
          </table:table-cell>
          <table:table-cell table:style-name="ce1" office:value-type="float" office:value="8.60759500598179" calcext:value-type="float">
            <text:p>8.607595005981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145242.739" calcext:value-type="float">
            <text:p>1619145242.739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18.7413690851767" calcext:value-type="float">
            <text:p>18.74136908517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5251.169" calcext:value-type="float">
            <text:p>1619145251.169</text:p>
          </table:table-cell>
          <table:table-cell table:style-name="ce1" office:value-type="float" office:value="5.52100014686584" calcext:value-type="float">
            <text:p>5.52100014686584</text:p>
          </table:table-cell>
          <table:table-cell table:style-name="ce1" office:value-type="float" office:value="6.70168429917614" calcext:value-type="float">
            <text:p>6.701684299176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145260.153" calcext:value-type="float">
            <text:p>1619145260.153</text:p>
          </table:table-cell>
          <table:table-cell table:style-name="ce1" office:value-type="float" office:value="5.09199976921081" calcext:value-type="float">
            <text:p>5.09199976921081</text:p>
          </table:table-cell>
          <table:table-cell table:style-name="ce1" office:value-type="float" office:value="15.1217603083147" calcext:value-type="float">
            <text:p>15.12176030831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5268.578" calcext:value-type="float">
            <text:p>1619145268.578</text:p>
          </table:table-cell>
          <table:table-cell table:style-name="ce1" office:value-type="float" office:value="6.12399983406066" calcext:value-type="float">
            <text:p>6.12399983406066</text:p>
          </table:table-cell>
          <table:table-cell table:style-name="ce1" office:value-type="float" office:value="8.65447443437585" calcext:value-type="float">
            <text:p>8.65447443437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145278.034" calcext:value-type="float">
            <text:p>1619145278.034</text:p>
          </table:table-cell>
          <table:table-cell table:style-name="ce1" office:value-type="float" office:value="6.14000010490417" calcext:value-type="float">
            <text:p>6.14000010490417</text:p>
          </table:table-cell>
          <table:table-cell table:style-name="ce1" office:value-type="float" office:value="2.28013025420273" calcext:value-type="float">
            <text:p>2.280130254202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5288.043" calcext:value-type="float">
            <text:p>1619145288.043</text:p>
          </table:table-cell>
          <table:table-cell table:style-name="ce1" office:value-type="float" office:value="6.33999991416931" calcext:value-type="float">
            <text:p>6.33999991416931</text:p>
          </table:table-cell>
          <table:table-cell table:style-name="ce1" office:value-type="float" office:value="2.0504732138791" calcext:value-type="float">
            <text:p>2.0504732138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145297.645" calcext:value-type="float">
            <text:p>1619145297.645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7.4620900194711" calcext:value-type="float">
            <text:p>57.46209001947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145305.627" calcext:value-type="float">
            <text:p>1619145305.627</text:p>
          </table:table-cell>
          <table:table-cell table:style-name="ce1" office:value-type="float" office:value="6.16699981689453" calcext:value-type="float">
            <text:p>6.16699981689453</text:p>
          </table:table-cell>
          <table:table-cell table:style-name="ce1" office:value-type="float" office:value="2.43230102892291" calcext:value-type="float">
            <text:p>2.432301028922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5315.846" calcext:value-type="float">
            <text:p>1619145315.846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3.54808588838947" calcext:value-type="float">
            <text:p>3.54808588838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5324.993" calcext:value-type="float">
            <text:p>1619145324.993</text:p>
          </table:table-cell>
          <table:table-cell table:style-name="ce1" office:value-type="float" office:value="6.39100003242492" calcext:value-type="float">
            <text:p>6.39100003242492</text:p>
          </table:table-cell>
          <table:table-cell table:style-name="ce1" office:value-type="float" office:value="2.03411045752528" calcext:value-type="float">
            <text:p>2.034110457525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145334.793" calcext:value-type="float">
            <text:p>1619145334.79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9.0464790194028" calcext:value-type="float">
            <text:p>59.04647901940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145342.77" calcext:value-type="float">
            <text:p>1619145342.77</text:p>
          </table:table-cell>
          <table:table-cell table:style-name="ce1" office:value-type="float" office:value="5.93400001525878" calcext:value-type="float">
            <text:p>5.93400001525878</text:p>
          </table:table-cell>
          <table:table-cell table:style-name="ce1" office:value-type="float" office:value="2.52780585800956" calcext:value-type="float">
            <text:p>2.52780585800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5352.394" calcext:value-type="float">
            <text:p>1619145352.394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7.75494378812825" calcext:value-type="float">
            <text:p>7.75494378812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145361.269" calcext:value-type="float">
            <text:p>1619145361.269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9.1396781382337" calcext:value-type="float">
            <text:p>9.1396781382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5370.276" calcext:value-type="float">
            <text:p>1619145370.276</text:p>
          </table:table-cell>
          <table:table-cell table:style-name="ce1" office:value-type="float" office:value="5.07299995422363" calcext:value-type="float">
            <text:p>5.07299995422363</text:p>
          </table:table-cell>
          <table:table-cell table:style-name="ce1" office:value-type="float" office:value="8.87049091386928" calcext:value-type="float">
            <text:p>8.870490913869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145379.238" calcext:value-type="float">
            <text:p>1619145379.238</text:p>
          </table:table-cell>
          <table:table-cell table:style-name="ce1" office:value-type="float" office:value="6.1560001373291" calcext:value-type="float">
            <text:p>6.1560001373291</text:p>
          </table:table-cell>
          <table:table-cell table:style-name="ce1" office:value-type="float" office:value="8.77192962887569" calcext:value-type="float">
            <text:p>8.77192962887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5388.805" calcext:value-type="float">
            <text:p>1619145388.805</text:p>
          </table:table-cell>
          <table:table-cell table:style-name="ce1" office:value-type="float" office:value="5.59800004959106" calcext:value-type="float">
            <text:p>5.59800004959106</text:p>
          </table:table-cell>
          <table:table-cell table:style-name="ce1" office:value-type="float" office:value="7.68131468722319" calcext:value-type="float">
            <text:p>7.681314687223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145398.295" calcext:value-type="float">
            <text:p>1619145398.295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8.14785401713287" calcext:value-type="float">
            <text:p>8.14785401713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5407.369" calcext:value-type="float">
            <text:p>1619145407.369</text:p>
          </table:table-cell>
          <table:table-cell table:style-name="ce1" office:value-type="float" office:value="6.21000003814697" calcext:value-type="float">
            <text:p>6.21000003814697</text:p>
          </table:table-cell>
          <table:table-cell table:style-name="ce1" office:value-type="float" office:value="6.76328498260888" calcext:value-type="float">
            <text:p>6.76328498260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5416.913" calcext:value-type="float">
            <text:p>1619145416.913</text:p>
          </table:table-cell>
          <table:table-cell table:style-name="ce1" office:value-type="float" office:value="6.12199997901916" calcext:value-type="float">
            <text:p>6.12199997901916</text:p>
          </table:table-cell>
          <table:table-cell table:style-name="ce1" office:value-type="float" office:value="8.98399219021425" calcext:value-type="float">
            <text:p>8.98399219021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145426.352" calcext:value-type="float">
            <text:p>1619145426.352</text:p>
          </table:table-cell>
          <table:table-cell table:style-name="ce1" office:value-type="float" office:value="5.13000011444091" calcext:value-type="float">
            <text:p>5.13000011444091</text:p>
          </table:table-cell>
          <table:table-cell table:style-name="ce1" office:value-type="float" office:value="3.11890831248913" calcext:value-type="float">
            <text:p>3.118908312489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5435.191" calcext:value-type="float">
            <text:p>1619145435.191</text:p>
          </table:table-cell>
          <table:table-cell table:style-name="ce1" office:value-type="float" office:value="5.4390001296997" calcext:value-type="float">
            <text:p>5.4390001296997</text:p>
          </table:table-cell>
          <table:table-cell table:style-name="ce1" office:value-type="float" office:value="2.20628786796196" calcext:value-type="float">
            <text:p>2.20628786796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5444.218" calcext:value-type="float">
            <text:p>1619145444.218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4.15101797522445" calcext:value-type="float">
            <text:p>4.151017975224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452.998" calcext:value-type="float">
            <text:p>1619145452.998</text:p>
          </table:table-cell>
          <table:table-cell table:style-name="ce1" office:value-type="float" office:value="5.51600003242492" calcext:value-type="float">
            <text:p>5.51600003242492</text:p>
          </table:table-cell>
          <table:table-cell table:style-name="ce1" office:value-type="float" office:value="1.99419868298373" calcext:value-type="float">
            <text:p>1.994198682983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5462.554" calcext:value-type="float">
            <text:p>1619145462.554</text:p>
          </table:table-cell>
          <table:table-cell table:style-name="ce1" office:value-type="float" office:value="5.3690001964569" calcext:value-type="float">
            <text:p>5.3690001964569</text:p>
          </table:table-cell>
          <table:table-cell table:style-name="ce1" office:value-type="float" office:value="4.65636041818324" calcext:value-type="float">
            <text:p>4.656360418183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5471.645" calcext:value-type="float">
            <text:p>1619145471.645</text:p>
          </table:table-cell>
          <table:table-cell table:style-name="ce1" office:value-type="float" office:value="5.44000005722045" calcext:value-type="float">
            <text:p>5.44000005722045</text:p>
          </table:table-cell>
          <table:table-cell table:style-name="ce1" office:value-type="float" office:value="2.20588232973867" calcext:value-type="float">
            <text:p>2.20588232973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5480.653" calcext:value-type="float">
            <text:p>1619145480.653</text:p>
          </table:table-cell>
          <table:table-cell table:style-name="ce1" office:value-type="float" office:value="5.22699999809265" calcext:value-type="float">
            <text:p>5.22699999809265</text:p>
          </table:table-cell>
          <table:table-cell table:style-name="ce1" office:value-type="float" office:value="4.2089152492879" calcext:value-type="float">
            <text:p>4.20891524928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489.578" calcext:value-type="float">
            <text:p>1619145489.578</text:p>
          </table:table-cell>
          <table:table-cell table:style-name="ce1" office:value-type="float" office:value="5.53099989891052" calcext:value-type="float">
            <text:p>5.53099989891052</text:p>
          </table:table-cell>
          <table:table-cell table:style-name="ce1" office:value-type="float" office:value="1.98879049015472" calcext:value-type="float">
            <text:p>1.988790490154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145499.062" calcext:value-type="float">
            <text:p>1619145499.062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8.1854518258437" calcext:value-type="float">
            <text:p>18.18545182584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145507.377" calcext:value-type="float">
            <text:p>1619145507.377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7.70750996858246" calcext:value-type="float">
            <text:p>7.707509968582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145516.26" calcext:value-type="float">
            <text:p>1619145516.26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15.3452687091864" calcext:value-type="float">
            <text:p>15.34526870918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145524.681" calcext:value-type="float">
            <text:p>1619145524.681</text:p>
          </table:table-cell>
          <table:table-cell table:style-name="ce1" office:value-type="float" office:value="6.0329999923706" calcext:value-type="float">
            <text:p>6.0329999923706</text:p>
          </table:table-cell>
          <table:table-cell table:style-name="ce1" office:value-type="float" office:value="8.61926074353716" calcext:value-type="float">
            <text:p>8.619260743537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145534.092" calcext:value-type="float">
            <text:p>1619145534.092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8.7635790400918" calcext:value-type="float">
            <text:p>18.7635790400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5542.506" calcext:value-type="float">
            <text:p>1619145542.506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7.86782081145699" calcext:value-type="float">
            <text:p>7.867820811456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145551.609" calcext:value-type="float">
            <text:p>1619145551.609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5.133412758717" calcext:value-type="float">
            <text:p>15.133412758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145560.019" calcext:value-type="float">
            <text:p>1619145560.019</text:p>
          </table:table-cell>
          <table:table-cell table:style-name="ce1" office:value-type="float" office:value="5.62199997901916" calcext:value-type="float">
            <text:p>5.62199997901916</text:p>
          </table:table-cell>
          <table:table-cell table:style-name="ce1" office:value-type="float" office:value="8.53788690486161" calcext:value-type="float">
            <text:p>8.537886904861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5568.931" calcext:value-type="float">
            <text:p>1619145568.93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6.19380605218284" calcext:value-type="float">
            <text:p>6.193806052182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577.424" calcext:value-type="float">
            <text:p>1619145577.42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.78957868548401" calcext:value-type="float">
            <text:p>5.789578685484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145585.353" calcext:value-type="float">
            <text:p>1619145585.35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5.5000991229157" calcext:value-type="float">
            <text:p>55.5000991229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593.307" calcext:value-type="float">
            <text:p>1619145593.307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5.77114416907876" calcext:value-type="float">
            <text:p>5.771144169078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145601.709" calcext:value-type="float">
            <text:p>1619145601.709</text:p>
          </table:table-cell>
          <table:table-cell table:style-name="ce1" office:value-type="float" office:value="5.34599995613098" calcext:value-type="float">
            <text:p>5.34599995613098</text:p>
          </table:table-cell>
          <table:table-cell table:style-name="ce1" office:value-type="float" office:value="4.30228211536417" calcext:value-type="float">
            <text:p>4.302282115364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145610.523" calcext:value-type="float">
            <text:p>1619145610.523</text:p>
          </table:table-cell>
          <table:table-cell table:style-name="ce1" office:value-type="float" office:value="5.60700011253356" calcext:value-type="float">
            <text:p>5.60700011253356</text:p>
          </table:table-cell>
          <table:table-cell table:style-name="ce1" office:value-type="float" office:value="4.10201525564215" calcext:value-type="float">
            <text:p>4.102015255642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619.437" calcext:value-type="float">
            <text:p>1619145619.437</text:p>
          </table:table-cell>
          <table:table-cell table:style-name="ce1" office:value-type="float" office:value="5.46700000762939" calcext:value-type="float">
            <text:p>5.46700000762939</text:p>
          </table:table-cell>
          <table:table-cell table:style-name="ce1" office:value-type="float" office:value="5.30455459292655" calcext:value-type="float">
            <text:p>5.30455459292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5628.593" calcext:value-type="float">
            <text:p>1619145628.593</text:p>
          </table:table-cell>
          <table:table-cell table:style-name="ce1" office:value-type="float" office:value="5.7039999961853" calcext:value-type="float">
            <text:p>5.7039999961853</text:p>
          </table:table-cell>
          <table:table-cell table:style-name="ce1" office:value-type="float" office:value="5.4347826123303" calcext:value-type="float">
            <text:p>5.4347826123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145637.766" calcext:value-type="float">
            <text:p>1619145637.766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6.6799046420371" calcext:value-type="float">
            <text:p>16.67990464203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5646.057" calcext:value-type="float">
            <text:p>1619145646.057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4.72533963733525" calcext:value-type="float">
            <text:p>4.725339637335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145654.705" calcext:value-type="float">
            <text:p>1619145654.705</text:p>
          </table:table-cell>
          <table:table-cell table:style-name="ce1" office:value-type="float" office:value="5.08000016212463" calcext:value-type="float">
            <text:p>5.08000016212463</text:p>
          </table:table-cell>
          <table:table-cell table:style-name="ce1" office:value-type="float" office:value="13.9763775067096" calcext:value-type="float">
            <text:p>13.9763775067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5663.133" calcext:value-type="float">
            <text:p>1619145663.133</text:p>
          </table:table-cell>
          <table:table-cell table:style-name="ce1" office:value-type="float" office:value="6.08500003814697" calcext:value-type="float">
            <text:p>6.08500003814697</text:p>
          </table:table-cell>
          <table:table-cell table:style-name="ce1" office:value-type="float" office:value="6.08052584520071" calcext:value-type="float">
            <text:p>6.08052584520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145672.605" calcext:value-type="float">
            <text:p>1619145672.605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5.8667193816664" calcext:value-type="float">
            <text:p>15.8667193816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145680.992" calcext:value-type="float">
            <text:p>1619145680.992</text:p>
          </table:table-cell>
          <table:table-cell table:style-name="ce1" office:value-type="float" office:value="5.44400000572204" calcext:value-type="float">
            <text:p>5.44400000572204</text:p>
          </table:table-cell>
          <table:table-cell table:style-name="ce1" office:value-type="float" office:value="4.22483467594145" calcext:value-type="float">
            <text:p>4.224834675941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5689.724" calcext:value-type="float">
            <text:p>1619145689.724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12.613322523521" calcext:value-type="float">
            <text:p>12.6133225235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698.194" calcext:value-type="float">
            <text:p>1619145698.194</text:p>
          </table:table-cell>
          <table:table-cell table:style-name="ce1" office:value-type="float" office:value="6.06699991226196" calcext:value-type="float">
            <text:p>6.06699991226196</text:p>
          </table:table-cell>
          <table:table-cell table:style-name="ce1" office:value-type="float" office:value="4.77995721433724" calcext:value-type="float">
            <text:p>4.77995721433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5707.641" calcext:value-type="float">
            <text:p>1619145707.641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5.53797468981181" calcext:value-type="float">
            <text:p>5.53797468981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5716.294" calcext:value-type="float">
            <text:p>1619145716.294</text:p>
          </table:table-cell>
          <table:table-cell table:style-name="ce1" office:value-type="float" office:value="5.29500007629394" calcext:value-type="float">
            <text:p>5.29500007629394</text:p>
          </table:table-cell>
          <table:table-cell table:style-name="ce1" office:value-type="float" office:value="4.15486301850974" calcext:value-type="float">
            <text:p>4.154863018509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145724.206" calcext:value-type="float">
            <text:p>1619145724.20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6.7886430945807" calcext:value-type="float">
            <text:p>56.78864309458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732.199" calcext:value-type="float">
            <text:p>1619145732.199</text:p>
          </table:table-cell>
          <table:table-cell table:style-name="ce1" office:value-type="float" office:value="5.07900023460388" calcext:value-type="float">
            <text:p>5.07900023460388</text:p>
          </table:table-cell>
          <table:table-cell table:style-name="ce1" office:value-type="float" office:value="5.70978512708451" calcext:value-type="float">
            <text:p>5.70978512708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5740.599" calcext:value-type="float">
            <text:p>1619145740.599</text:p>
          </table:table-cell>
          <table:table-cell table:style-name="ce1" office:value-type="float" office:value="5.16100001335144" calcext:value-type="float">
            <text:p>5.16100001335144</text:p>
          </table:table-cell>
          <table:table-cell table:style-name="ce1" office:value-type="float" office:value="4.65026156518355" calcext:value-type="float">
            <text:p>4.65026156518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19145749.237" calcext:value-type="float">
            <text:p>1619145749.237</text:p>
          </table:table-cell>
          <table:table-cell table:style-name="ce1" office:value-type="float" office:value="5.43799996376037" calcext:value-type="float">
            <text:p>5.43799996376037</text:p>
          </table:table-cell>
          <table:table-cell table:style-name="ce1" office:value-type="float" office:value="4.22949616647211" calcext:value-type="float">
            <text:p>4.22949616647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5758.532" calcext:value-type="float">
            <text:p>1619145758.53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.99001996957855" calcext:value-type="float">
            <text:p>4.990019969578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5767.377" calcext:value-type="float">
            <text:p>1619145767.377</text:p>
          </table:table-cell>
          <table:table-cell table:style-name="ce1" office:value-type="float" office:value="5.42400002479553" calcext:value-type="float">
            <text:p>5.42400002479553</text:p>
          </table:table-cell>
          <table:table-cell table:style-name="ce1" office:value-type="float" office:value="6.45280233038335" calcext:value-type="float">
            <text:p>6.452802330383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145776.424" calcext:value-type="float">
            <text:p>1619145776.424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16.922158066439" calcext:value-type="float">
            <text:p>16.922158066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5784.737" calcext:value-type="float">
            <text:p>1619145784.737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4.94853518873199" calcext:value-type="float">
            <text:p>4.948535188731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145793.391" calcext:value-type="float">
            <text:p>1619145793.391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3.6850454666873" calcext:value-type="float">
            <text:p>13.68504546668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5801.769" calcext:value-type="float">
            <text:p>1619145801.769</text:p>
          </table:table-cell>
          <table:table-cell table:style-name="ce1" office:value-type="float" office:value="5.07799983024597" calcext:value-type="float">
            <text:p>5.07799983024597</text:p>
          </table:table-cell>
          <table:table-cell table:style-name="ce1" office:value-type="float" office:value="6.69554965273661" calcext:value-type="float">
            <text:p>6.695549652736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145810.452" calcext:value-type="float">
            <text:p>1619145810.452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5.9648767717126" calcext:value-type="float">
            <text:p>15.96487677171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5818.812" calcext:value-type="float">
            <text:p>1619145818.812</text:p>
          </table:table-cell>
          <table:table-cell table:style-name="ce1" office:value-type="float" office:value="5.54699993133544" calcext:value-type="float">
            <text:p>5.54699993133544</text:p>
          </table:table-cell>
          <table:table-cell table:style-name="ce1" office:value-type="float" office:value="4.3266631146725" calcext:value-type="float">
            <text:p>4.3266631146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145827.676" calcext:value-type="float">
            <text:p>1619145827.676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2.3481380463066" calcext:value-type="float">
            <text:p>12.3481380463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5836.1" calcext:value-type="float">
            <text:p>1619145836.1</text:p>
          </table:table-cell>
          <table:table-cell table:style-name="ce1" office:value-type="float" office:value="5.08300018310546" calcext:value-type="float">
            <text:p>5.08300018310546</text:p>
          </table:table-cell>
          <table:table-cell table:style-name="ce1" office:value-type="float" office:value="6.09876035476758" calcext:value-type="float">
            <text:p>6.098760354767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5844.796" calcext:value-type="float">
            <text:p>1619145844.79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2.17176700409289" calcext:value-type="float">
            <text:p>2.17176700409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5853.324" calcext:value-type="float">
            <text:p>1619145853.324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.9047619047619" calcext:value-type="float">
            <text:p>1.9047619047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619145861.633" calcext:value-type="float">
            <text:p>1619145861.633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25.7772529629091" calcext:value-type="float">
            <text:p>25.7772529629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5869.816" calcext:value-type="float">
            <text:p>1619145869.816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.98324010653295" calcext:value-type="float">
            <text:p>6.98324010653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5878.315" calcext:value-type="float">
            <text:p>1619145878.315</text:p>
          </table:table-cell>
          <table:table-cell table:style-name="ce1" office:value-type="float" office:value="5.7849998474121" calcext:value-type="float">
            <text:p>5.7849998474121</text:p>
          </table:table-cell>
          <table:table-cell table:style-name="ce1" office:value-type="float" office:value="7.43301661783722" calcext:value-type="float">
            <text:p>7.433016617837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145887.299" calcext:value-type="float">
            <text:p>1619145887.299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6.35930039499211" calcext:value-type="float">
            <text:p>6.35930039499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19145895.299" calcext:value-type="float">
            <text:p>1619145895.299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23.9091449936469" calcext:value-type="float">
            <text:p>23.90914499364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145903.399" calcext:value-type="float">
            <text:p>1619145903.39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.79420566171943" calcext:value-type="float">
            <text:p>5.79420566171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5911.96" calcext:value-type="float">
            <text:p>1619145911.96</text:p>
          </table:table-cell>
          <table:table-cell table:style-name="ce1" office:value-type="float" office:value="5.21799993515014" calcext:value-type="float">
            <text:p>5.21799993515014</text:p>
          </table:table-cell>
          <table:table-cell table:style-name="ce1" office:value-type="float" office:value="7.28248380074128" calcext:value-type="float">
            <text:p>7.28248380074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5920.638" calcext:value-type="float">
            <text:p>1619145920.638</text:p>
          </table:table-cell>
          <table:table-cell table:style-name="ce1" office:value-type="float" office:value="5.31200003623962" calcext:value-type="float">
            <text:p>5.31200003623962</text:p>
          </table:table-cell>
          <table:table-cell table:style-name="ce1" office:value-type="float" office:value="5.2710843013889" calcext:value-type="float">
            <text:p>5.2710843013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619145929.109" calcext:value-type="float">
            <text:p>1619145929.10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6.143854860109" calcext:value-type="float">
            <text:p>56.1438548601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5937.028" calcext:value-type="float">
            <text:p>1619145937.028</text:p>
          </table:table-cell>
          <table:table-cell table:style-name="ce1" office:value-type="float" office:value="6.38399982452392" calcext:value-type="float">
            <text:p>6.38399982452392</text:p>
          </table:table-cell>
          <table:table-cell table:style-name="ce1" office:value-type="float" office:value="6.2656643326244" calcext:value-type="float">
            <text:p>6.26566433262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5946.519" calcext:value-type="float">
            <text:p>1619145946.51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8.98203594524139" calcext:value-type="float">
            <text:p>8.98203594524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5955.508" calcext:value-type="float">
            <text:p>1619145955.508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6.08081594712551" calcext:value-type="float">
            <text:p>6.08081594712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619145963.862" calcext:value-type="float">
            <text:p>1619145963.862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5.988803050995" calcext:value-type="float">
            <text:p>55.9888030509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5971.778" calcext:value-type="float">
            <text:p>1619145971.778</text:p>
          </table:table-cell>
          <table:table-cell table:style-name="ce1" office:value-type="float" office:value="5.2759997844696" calcext:value-type="float">
            <text:p>5.2759997844696</text:p>
          </table:table-cell>
          <table:table-cell table:style-name="ce1" office:value-type="float" office:value="6.6338137660706" calcext:value-type="float">
            <text:p>6.6338137660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5980.364" calcext:value-type="float">
            <text:p>1619145980.364</text:p>
          </table:table-cell>
          <table:table-cell table:style-name="ce1" office:value-type="float" office:value="6.31299996376037" calcext:value-type="float">
            <text:p>6.31299996376037</text:p>
          </table:table-cell>
          <table:table-cell table:style-name="ce1" office:value-type="float" office:value="2.05924284407194" calcext:value-type="float">
            <text:p>2.05924284407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5990.819" calcext:value-type="float">
            <text:p>1619145990.819</text:p>
          </table:table-cell>
          <table:table-cell table:style-name="ce1" office:value-type="float" office:value="6.05200004577636" calcext:value-type="float">
            <text:p>6.05200004577636</text:p>
          </table:table-cell>
          <table:table-cell table:style-name="ce1" office:value-type="float" office:value="1.98281558315166" calcext:value-type="float">
            <text:p>1.982815583151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6000.787" calcext:value-type="float">
            <text:p>1619146000.787</text:p>
          </table:table-cell>
          <table:table-cell table:style-name="ce1" office:value-type="float" office:value="6.09899997711181" calcext:value-type="float">
            <text:p>6.09899997711181</text:p>
          </table:table-cell>
          <table:table-cell table:style-name="ce1" office:value-type="float" office:value="2.95130350345138" calcext:value-type="float">
            <text:p>2.95130350345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010.672" calcext:value-type="float">
            <text:p>1619146010.672</text:p>
          </table:table-cell>
          <table:table-cell table:style-name="ce1" office:value-type="float" office:value="5.59000015258789" calcext:value-type="float">
            <text:p>5.59000015258789</text:p>
          </table:table-cell>
          <table:table-cell table:style-name="ce1" office:value-type="float" office:value="2.14669046018623" calcext:value-type="float">
            <text:p>2.14669046018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6019.839" calcext:value-type="float">
            <text:p>1619146019.839</text:p>
          </table:table-cell>
          <table:table-cell table:style-name="ce1" office:value-type="float" office:value="5.20600008964538" calcext:value-type="float">
            <text:p>5.20600008964538</text:p>
          </table:table-cell>
          <table:table-cell table:style-name="ce1" office:value-type="float" office:value="3.26546287116141" calcext:value-type="float">
            <text:p>3.26546287116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6028.585" calcext:value-type="float">
            <text:p>1619146028.585</text:p>
          </table:table-cell>
          <table:table-cell table:style-name="ce1" office:value-type="float" office:value="5.3050000667572" calcext:value-type="float">
            <text:p>5.3050000667572</text:p>
          </table:table-cell>
          <table:table-cell table:style-name="ce1" office:value-type="float" office:value="1.88501411388534" calcext:value-type="float">
            <text:p>1.885014113885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6037.779" calcext:value-type="float">
            <text:p>1619146037.779</text:p>
          </table:table-cell>
          <table:table-cell table:style-name="ce1" office:value-type="float" office:value="5.94899988174438" calcext:value-type="float">
            <text:p>5.94899988174438</text:p>
          </table:table-cell>
          <table:table-cell table:style-name="ce1" office:value-type="float" office:value="3.02571866831538" calcext:value-type="float">
            <text:p>3.025718668315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047.305" calcext:value-type="float">
            <text:p>1619146047.305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2.39282159909793" calcext:value-type="float">
            <text:p>2.392821599097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6055.763" calcext:value-type="float">
            <text:p>1619146055.763</text:p>
          </table:table-cell>
          <table:table-cell table:style-name="ce1" office:value-type="float" office:value="5.38700008392334" calcext:value-type="float">
            <text:p>5.38700008392334</text:p>
          </table:table-cell>
          <table:table-cell table:style-name="ce1" office:value-type="float" office:value="5.1976980812682" calcext:value-type="float">
            <text:p>5.1976980812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146064.598" calcext:value-type="float">
            <text:p>1619146064.598</text:p>
          </table:table-cell>
          <table:table-cell table:style-name="ce1" office:value-type="float" office:value="5.34200000762939" calcext:value-type="float">
            <text:p>5.34200000762939</text:p>
          </table:table-cell>
          <table:table-cell table:style-name="ce1" office:value-type="float" office:value="5.99026580949043" calcext:value-type="float">
            <text:p>5.99026580949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6073.366" calcext:value-type="float">
            <text:p>1619146073.366</text:p>
          </table:table-cell>
          <table:table-cell table:style-name="ce1" office:value-type="float" office:value="5.32500004768371" calcext:value-type="float">
            <text:p>5.32500004768371</text:p>
          </table:table-cell>
          <table:table-cell table:style-name="ce1" office:value-type="float" office:value="7.88732387303344" calcext:value-type="float">
            <text:p>7.887323873033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6082.282" calcext:value-type="float">
            <text:p>1619146082.282</text:p>
          </table:table-cell>
          <table:table-cell table:style-name="ce1" office:value-type="float" office:value="6.50699996948242" calcext:value-type="float">
            <text:p>6.50699996948242</text:p>
          </table:table-cell>
          <table:table-cell table:style-name="ce1" office:value-type="float" office:value="6.4545873977222" calcext:value-type="float">
            <text:p>6.45458739772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146092.017" calcext:value-type="float">
            <text:p>1619146092.017</text:p>
          </table:table-cell>
          <table:table-cell table:style-name="ce1" office:value-type="float" office:value="5.37100005149841" calcext:value-type="float">
            <text:p>5.37100005149841</text:p>
          </table:table-cell>
          <table:table-cell table:style-name="ce1" office:value-type="float" office:value="7.26121758072217" calcext:value-type="float">
            <text:p>7.26121758072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6100.823" calcext:value-type="float">
            <text:p>1619146100.823</text:p>
          </table:table-cell>
          <table:table-cell table:style-name="ce1" office:value-type="float" office:value="5.33400011062622" calcext:value-type="float">
            <text:p>5.33400011062622</text:p>
          </table:table-cell>
          <table:table-cell table:style-name="ce1" office:value-type="float" office:value="7.49906246164361" calcext:value-type="float">
            <text:p>7.499062461643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6109.789" calcext:value-type="float">
            <text:p>1619146109.789</text:p>
          </table:table-cell>
          <table:table-cell table:style-name="ce1" office:value-type="float" office:value="5.33999991416931" calcext:value-type="float">
            <text:p>5.33999991416931</text:p>
          </table:table-cell>
          <table:table-cell table:style-name="ce1" office:value-type="float" office:value="8.05243458635692" calcext:value-type="float">
            <text:p>8.05243458635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6118.742" calcext:value-type="float">
            <text:p>1619146118.742</text:p>
          </table:table-cell>
          <table:table-cell table:style-name="ce1" office:value-type="float" office:value="5.30299997329711" calcext:value-type="float">
            <text:p>5.30299997329711</text:p>
          </table:table-cell>
          <table:table-cell table:style-name="ce1" office:value-type="float" office:value="7.16575526896969" calcext:value-type="float">
            <text:p>7.165755268969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127.609" calcext:value-type="float">
            <text:p>1619146127.609</text:p>
          </table:table-cell>
          <table:table-cell table:style-name="ce1" office:value-type="float" office:value="5.2130000591278" calcext:value-type="float">
            <text:p>5.2130000591278</text:p>
          </table:table-cell>
          <table:table-cell table:style-name="ce1" office:value-type="float" office:value="2.30193743792278" calcext:value-type="float">
            <text:p>2.30193743792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6136.39" calcext:value-type="float">
            <text:p>1619146136.39</text:p>
          </table:table-cell>
          <table:table-cell table:style-name="ce1" office:value-type="float" office:value="5.12799978256225" calcext:value-type="float">
            <text:p>5.12799978256225</text:p>
          </table:table-cell>
          <table:table-cell table:style-name="ce1" office:value-type="float" office:value="1.95007808580744" calcext:value-type="float">
            <text:p>1.950078085807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619146144.728" calcext:value-type="float">
            <text:p>1619146144.728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57.6731173378118" calcext:value-type="float">
            <text:p>57.67311733781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146152.654" calcext:value-type="float">
            <text:p>1619146152.654</text:p>
          </table:table-cell>
          <table:table-cell table:style-name="ce1" office:value-type="float" office:value="5.07399988174438" calcext:value-type="float">
            <text:p>5.07399988174438</text:p>
          </table:table-cell>
          <table:table-cell table:style-name="ce1" office:value-type="float" office:value="8.67165964238715" calcext:value-type="float">
            <text:p>8.67165964238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146160.942" calcext:value-type="float">
            <text:p>1619146160.942</text:p>
          </table:table-cell>
          <table:table-cell table:style-name="ce1" office:value-type="float" office:value="5.85600018501281" calcext:value-type="float">
            <text:p>5.85600018501281</text:p>
          </table:table-cell>
          <table:table-cell table:style-name="ce1" office:value-type="float" office:value="8.19672105251051" calcext:value-type="float">
            <text:p>8.19672105251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6170.066" calcext:value-type="float">
            <text:p>1619146170.066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7.38080987742536" calcext:value-type="float">
            <text:p>7.38080987742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619146178.012" calcext:value-type="float">
            <text:p>1619146178.012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57.496508302907" calcext:value-type="float">
            <text:p>57.496508302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6185.956" calcext:value-type="float">
            <text:p>1619146185.956</text:p>
          </table:table-cell>
          <table:table-cell table:style-name="ce1" office:value-type="float" office:value="5.64999985694885" calcext:value-type="float">
            <text:p>5.64999985694885</text:p>
          </table:table-cell>
          <table:table-cell table:style-name="ce1" office:value-type="float" office:value="6.54867273217613" calcext:value-type="float">
            <text:p>6.548672732176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146194.638" calcext:value-type="float">
            <text:p>1619146194.638</text:p>
          </table:table-cell>
          <table:table-cell table:style-name="ce1" office:value-type="float" office:value="5.43400001525878" calcext:value-type="float">
            <text:p>5.43400001525878</text:p>
          </table:table-cell>
          <table:table-cell table:style-name="ce1" office:value-type="float" office:value="8.46521896776426" calcext:value-type="float">
            <text:p>8.46521896776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6203.596" calcext:value-type="float">
            <text:p>1619146203.596</text:p>
          </table:table-cell>
          <table:table-cell table:style-name="ce1" office:value-type="float" office:value="5.49300003051757" calcext:value-type="float">
            <text:p>5.49300003051757</text:p>
          </table:table-cell>
          <table:table-cell table:style-name="ce1" office:value-type="float" office:value="5.64354630034091" calcext:value-type="float">
            <text:p>5.64354630034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146212.116" calcext:value-type="float">
            <text:p>1619146212.116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7.3541172968916" calcext:value-type="float">
            <text:p>57.3541172968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6220.045" calcext:value-type="float">
            <text:p>1619146220.045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6.49350647157252" calcext:value-type="float">
            <text:p>6.493506471572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146228.466" calcext:value-type="float">
            <text:p>1619146228.466</text:p>
          </table:table-cell>
          <table:table-cell table:style-name="ce1" office:value-type="float" office:value="5.22599983215332" calcext:value-type="float">
            <text:p>5.22599983215332</text:p>
          </table:table-cell>
          <table:table-cell table:style-name="ce1" office:value-type="float" office:value="9.37619624450122" calcext:value-type="float">
            <text:p>9.376196244501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6237.428" calcext:value-type="float">
            <text:p>1619146237.428</text:p>
          </table:table-cell>
          <table:table-cell table:style-name="ce1" office:value-type="float" office:value="5.43300008773803" calcext:value-type="float">
            <text:p>5.43300008773803</text:p>
          </table:table-cell>
          <table:table-cell table:style-name="ce1" office:value-type="float" office:value="5.70587143371581" calcext:value-type="float">
            <text:p>5.70587143371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146245.952" calcext:value-type="float">
            <text:p>1619146245.9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6253.89" calcext:value-type="float">
            <text:p>1619146253.89</text:p>
          </table:table-cell>
          <table:table-cell table:style-name="ce1" office:value-type="float" office:value="5.2059998512268" calcext:value-type="float">
            <text:p>5.2059998512268</text:p>
          </table:table-cell>
          <table:table-cell table:style-name="ce1" office:value-type="float" office:value="6.91509816150235" calcext:value-type="float">
            <text:p>6.915098161502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6262.445" calcext:value-type="float">
            <text:p>1619146262.445</text:p>
          </table:table-cell>
          <table:table-cell table:style-name="ce1" office:value-type="float" office:value="5.56100010871887" calcext:value-type="float">
            <text:p>5.56100010871887</text:p>
          </table:table-cell>
          <table:table-cell table:style-name="ce1" office:value-type="float" office:value="2.337708999433" calcext:value-type="float">
            <text:p>2.3377089994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271.615" calcext:value-type="float">
            <text:p>1619146271.615</text:p>
          </table:table-cell>
          <table:table-cell table:style-name="ce1" office:value-type="float" office:value="6.02999997138977" calcext:value-type="float">
            <text:p>6.02999997138977</text:p>
          </table:table-cell>
          <table:table-cell table:style-name="ce1" office:value-type="float" office:value="1.82421228062871" calcext:value-type="float">
            <text:p>1.824212280628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6281.544" calcext:value-type="float">
            <text:p>1619146281.544</text:p>
          </table:table-cell>
          <table:table-cell table:style-name="ce1" office:value-type="float" office:value="5.56300020217895" calcext:value-type="float">
            <text:p>5.56300020217895</text:p>
          </table:table-cell>
          <table:table-cell table:style-name="ce1" office:value-type="float" office:value="3.41542320860566" calcext:value-type="float">
            <text:p>3.415423208605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291.155" calcext:value-type="float">
            <text:p>1619146291.155</text:p>
          </table:table-cell>
          <table:table-cell table:style-name="ce1" office:value-type="float" office:value="5.22600007057189" calcext:value-type="float">
            <text:p>5.22600007057189</text:p>
          </table:table-cell>
          <table:table-cell table:style-name="ce1" office:value-type="float" office:value="2.1048602853915" calcext:value-type="float">
            <text:p>2.10486028539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6299.995" calcext:value-type="float">
            <text:p>1619146299.995</text:p>
          </table:table-cell>
          <table:table-cell table:style-name="ce1" office:value-type="float" office:value="5.06300020217895" calcext:value-type="float">
            <text:p>5.06300020217895</text:p>
          </table:table-cell>
          <table:table-cell table:style-name="ce1" office:value-type="float" office:value="3.5552042822857" calcext:value-type="float">
            <text:p>3.5552042822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308.695" calcext:value-type="float">
            <text:p>1619146308.695</text:p>
          </table:table-cell>
          <table:table-cell table:style-name="ce1" office:value-type="float" office:value="5.85000014305114" calcext:value-type="float">
            <text:p>5.85000014305114</text:p>
          </table:table-cell>
          <table:table-cell table:style-name="ce1" office:value-type="float" office:value="1.88034183436152" calcext:value-type="float">
            <text:p>1.88034183436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6318.465" calcext:value-type="float">
            <text:p>1619146318.465</text:p>
          </table:table-cell>
          <table:table-cell table:style-name="ce1" office:value-type="float" office:value="5.39000010490417" calcext:value-type="float">
            <text:p>5.39000010490417</text:p>
          </table:table-cell>
          <table:table-cell table:style-name="ce1" office:value-type="float" office:value="3.52504631358217" calcext:value-type="float">
            <text:p>3.52504631358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327.617" calcext:value-type="float">
            <text:p>1619146327.617</text:p>
          </table:table-cell>
          <table:table-cell table:style-name="ce1" office:value-type="float" office:value="5.25499987602233" calcext:value-type="float">
            <text:p>5.25499987602233</text:p>
          </table:table-cell>
          <table:table-cell table:style-name="ce1" office:value-type="float" office:value="2.09324457840448" calcext:value-type="float">
            <text:p>2.093244578404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146336.448" calcext:value-type="float">
            <text:p>1619146336.448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9.50306847677861" calcext:value-type="float">
            <text:p>9.50306847677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6345.314" calcext:value-type="float">
            <text:p>1619146345.314</text:p>
          </table:table-cell>
          <table:table-cell table:style-name="ce1" office:value-type="float" office:value="5.06300020217895" calcext:value-type="float">
            <text:p>5.06300020217895</text:p>
          </table:table-cell>
          <table:table-cell table:style-name="ce1" office:value-type="float" office:value="8.88801070571425" calcext:value-type="float">
            <text:p>8.88801070571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6354.457" calcext:value-type="float">
            <text:p>1619146354.457</text:p>
          </table:table-cell>
          <table:table-cell table:style-name="ce1" office:value-type="float" office:value="5.16499996185302" calcext:value-type="float">
            <text:p>5.16499996185302</text:p>
          </table:table-cell>
          <table:table-cell table:style-name="ce1" office:value-type="float" office:value="8.13165543275857" calcext:value-type="float">
            <text:p>8.13165543275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6363.331" calcext:value-type="float">
            <text:p>1619146363.331</text:p>
          </table:table-cell>
          <table:table-cell table:style-name="ce1" office:value-type="float" office:value="5.48099994659423" calcext:value-type="float">
            <text:p>5.48099994659423</text:p>
          </table:table-cell>
          <table:table-cell table:style-name="ce1" office:value-type="float" office:value="7.29793840353073" calcext:value-type="float">
            <text:p>7.297938403530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146372.504" calcext:value-type="float">
            <text:p>1619146372.504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8.71632312839175" calcext:value-type="float">
            <text:p>8.71632312839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6381.459" calcext:value-type="float">
            <text:p>1619146381.459</text:p>
          </table:table-cell>
          <table:table-cell table:style-name="ce1" office:value-type="float" office:value="5.45899987220764" calcext:value-type="float">
            <text:p>5.45899987220764</text:p>
          </table:table-cell>
          <table:table-cell table:style-name="ce1" office:value-type="float" office:value="6.77779829019066" calcext:value-type="float">
            <text:p>6.77779829019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6390.356" calcext:value-type="float">
            <text:p>1619146390.356</text:p>
          </table:table-cell>
          <table:table-cell table:style-name="ce1" office:value-type="float" office:value="5.1800000667572" calcext:value-type="float">
            <text:p>5.1800000667572</text:p>
          </table:table-cell>
          <table:table-cell table:style-name="ce1" office:value-type="float" office:value="7.72200762249042" calcext:value-type="float">
            <text:p>7.72200762249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146399.54" calcext:value-type="float">
            <text:p>1619146399.5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8.39328545808171" calcext:value-type="float">
            <text:p>8.393285458081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6408.367" calcext:value-type="float">
            <text:p>1619146408.367</text:p>
          </table:table-cell>
          <table:table-cell table:style-name="ce1" office:value-type="float" office:value="5.01599979400634" calcext:value-type="float">
            <text:p>5.01599979400634</text:p>
          </table:table-cell>
          <table:table-cell table:style-name="ce1" office:value-type="float" office:value="5.58213739032792" calcext:value-type="float">
            <text:p>5.582137390327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6416.885" calcext:value-type="float">
            <text:p>1619146416.885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3.55660928933599" calcext:value-type="float">
            <text:p>3.55660928933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146424.534" calcext:value-type="float">
            <text:p>1619146424.53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5.4890220617134" calcext:value-type="float">
            <text:p>55.48902206171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6432.552" calcext:value-type="float">
            <text:p>1619146432.55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6.78101324568811" calcext:value-type="float">
            <text:p>6.781013245688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6440.806" calcext:value-type="float">
            <text:p>1619146440.806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5.50314459013583" calcext:value-type="float">
            <text:p>5.503144590135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6449.2" calcext:value-type="float">
            <text:p>1619146449.2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3.54808588838947" calcext:value-type="float">
            <text:p>3.54808588838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146457.41" calcext:value-type="float">
            <text:p>1619146457.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.6" calcext:value-type="float">
            <text:p>55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6465.309" calcext:value-type="float">
            <text:p>1619146465.309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4.71420145793591" calcext:value-type="float">
            <text:p>4.71420145793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6473.485" calcext:value-type="float">
            <text:p>1619146473.485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6.93893714664396" calcext:value-type="float">
            <text:p>6.938937146643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146482.113" calcext:value-type="float">
            <text:p>1619146482.113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5.377414700307" calcext:value-type="float">
            <text:p>5.3774147003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6490.658" calcext:value-type="float">
            <text:p>1619146490.658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4.93388601399042" calcext:value-type="float">
            <text:p>4.93388601399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146499.307" calcext:value-type="float">
            <text:p>1619146499.307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5.94294758753983" calcext:value-type="float">
            <text:p>5.94294758753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6507.882" calcext:value-type="float">
            <text:p>1619146507.882</text:p>
          </table:table-cell>
          <table:table-cell table:style-name="ce1" office:value-type="float" office:value="5.41199994087219" calcext:value-type="float">
            <text:p>5.41199994087219</text:p>
          </table:table-cell>
          <table:table-cell table:style-name="ce1" office:value-type="float" office:value="4.06504069481835" calcext:value-type="float">
            <text:p>4.06504069481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6516.608" calcext:value-type="float">
            <text:p>1619146516.608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4.26935775687208" calcext:value-type="float">
            <text:p>4.26935775687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146525.195" calcext:value-type="float">
            <text:p>1619146525.195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5.10905876757973" calcext:value-type="float">
            <text:p>5.109058767579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6534.09" calcext:value-type="float">
            <text:p>1619146534.09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4.68658460430547" calcext:value-type="float">
            <text:p>4.686584604305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6542.632" calcext:value-type="float">
            <text:p>1619146542.632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5.49234988772626" calcext:value-type="float">
            <text:p>5.49234988772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6551.252" calcext:value-type="float">
            <text:p>1619146551.252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.19580429973746" calcext:value-type="float">
            <text:p>4.195804299737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619146558.874" calcext:value-type="float">
            <text:p>1619146558.874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57.2283165784256" calcext:value-type="float">
            <text:p>57.2283165784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6566.823" calcext:value-type="float">
            <text:p>1619146566.82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6.79864037047797" calcext:value-type="float">
            <text:p>6.79864037047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146575.074" calcext:value-type="float">
            <text:p>1619146575.074</text:p>
          </table:table-cell>
          <table:table-cell table:style-name="ce1" office:value-type="float" office:value="5.3050000667572" calcext:value-type="float">
            <text:p>5.3050000667572</text:p>
          </table:table-cell>
          <table:table-cell table:style-name="ce1" office:value-type="float" office:value="5.27803951887895" calcext:value-type="float">
            <text:p>5.27803951887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146584.2" calcext:value-type="float">
            <text:p>1619146584.2</text:p>
          </table:table-cell>
          <table:table-cell table:style-name="ce1" office:value-type="float" office:value="5.79699993133544" calcext:value-type="float">
            <text:p>5.79699993133544</text:p>
          </table:table-cell>
          <table:table-cell table:style-name="ce1" office:value-type="float" office:value="3.450060416922" calcext:value-type="float">
            <text:p>3.4500604169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146592.918" calcext:value-type="float">
            <text:p>1619146592.918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7.1771280800121" calcext:value-type="float">
            <text:p>57.17712808001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6600.889" calcext:value-type="float">
            <text:p>1619146600.889</text:p>
          </table:table-cell>
          <table:table-cell table:style-name="ce1" office:value-type="float" office:value="5.16000008583068" calcext:value-type="float">
            <text:p>5.16000008583068</text:p>
          </table:table-cell>
          <table:table-cell table:style-name="ce1" office:value-type="float" office:value="3.68217048138697" calcext:value-type="float">
            <text:p>3.682170481386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146609.515" calcext:value-type="float">
            <text:p>1619146609.515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5.37527373875124" calcext:value-type="float">
            <text:p>5.375273738751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6618.289" calcext:value-type="float">
            <text:p>1619146618.289</text:p>
          </table:table-cell>
          <table:table-cell table:style-name="ce1" office:value-type="float" office:value="5.23000001907348" calcext:value-type="float">
            <text:p>5.23000001907348</text:p>
          </table:table-cell>
          <table:table-cell table:style-name="ce1" office:value-type="float" office:value="3.63288717604362" calcext:value-type="float">
            <text:p>3.63288717604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146626.803" calcext:value-type="float">
            <text:p>1619146626.80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.39245060207" calcext:value-type="float">
            <text:p>5.39245060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146635.391" calcext:value-type="float">
            <text:p>1619146635.391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5.37313448132001" calcext:value-type="float">
            <text:p>5.37313448132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6644.031" calcext:value-type="float">
            <text:p>1619146644.031</text:p>
          </table:table-cell>
          <table:table-cell table:style-name="ce1" office:value-type="float" office:value="5.36500000953674" calcext:value-type="float">
            <text:p>5.36500000953674</text:p>
          </table:table-cell>
          <table:table-cell table:style-name="ce1" office:value-type="float" office:value="4.65983223775589" calcext:value-type="float">
            <text:p>4.659832237755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146652.741" calcext:value-type="float">
            <text:p>1619146652.741</text:p>
          </table:table-cell>
          <table:table-cell table:style-name="ce1" office:value-type="float" office:value="5.35400009155273" calcext:value-type="float">
            <text:p>5.35400009155273</text:p>
          </table:table-cell>
          <table:table-cell table:style-name="ce1" office:value-type="float" office:value="4.48262973283582" calcext:value-type="float">
            <text:p>4.48262973283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6661.47" calcext:value-type="float">
            <text:p>1619146661.47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4.72679142327821" calcext:value-type="float">
            <text:p>4.726791423278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6670.26" calcext:value-type="float">
            <text:p>1619146670.26</text:p>
          </table:table-cell>
          <table:table-cell table:style-name="ce1" office:value-type="float" office:value="5.09500002861022" calcext:value-type="float">
            <text:p>5.09500002861022</text:p>
          </table:table-cell>
          <table:table-cell table:style-name="ce1" office:value-type="float" office:value="4.31795875887383" calcext:value-type="float">
            <text:p>4.317958758873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678.872" calcext:value-type="float">
            <text:p>1619146678.872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2.12314225287564" calcext:value-type="float">
            <text:p>2.12314225287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688.066" calcext:value-type="float">
            <text:p>1619146688.066</text:p>
          </table:table-cell>
          <table:table-cell table:style-name="ce1" office:value-type="float" office:value="5.45300006866455" calcext:value-type="float">
            <text:p>5.45300006866455</text:p>
          </table:table-cell>
          <table:table-cell table:style-name="ce1" office:value-type="float" office:value="2.20062348228409" calcext:value-type="float">
            <text:p>2.20062348228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19146696.496" calcext:value-type="float">
            <text:p>1619146696.496</text:p>
          </table:table-cell>
          <table:table-cell table:style-name="ce1" office:value-type="float" office:value="5.10399985313415" calcext:value-type="float">
            <text:p>5.10399985313415</text:p>
          </table:table-cell>
          <table:table-cell table:style-name="ce1" office:value-type="float" office:value="20.9639504464906" calcext:value-type="float">
            <text:p>20.9639504464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6704.744" calcext:value-type="float">
            <text:p>1619146704.744</text:p>
          </table:table-cell>
          <table:table-cell table:style-name="ce1" office:value-type="float" office:value="6.4390001296997" calcext:value-type="float">
            <text:p>6.4390001296997</text:p>
          </table:table-cell>
          <table:table-cell table:style-name="ce1" office:value-type="float" office:value="2.01894700079875" calcext:value-type="float">
            <text:p>2.01894700079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6715.442" calcext:value-type="float">
            <text:p>1619146715.442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3.34119492972532" calcext:value-type="float">
            <text:p>3.34119492972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724.094" calcext:value-type="float">
            <text:p>1619146724.094</text:p>
          </table:table-cell>
          <table:table-cell table:style-name="ce1" office:value-type="float" office:value="5.38999986648559" calcext:value-type="float">
            <text:p>5.38999986648559</text:p>
          </table:table-cell>
          <table:table-cell table:style-name="ce1" office:value-type="float" office:value="2.2263451386362" calcext:value-type="float">
            <text:p>2.2263451386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19146732.406" calcext:value-type="float">
            <text:p>1619146732.406</text:p>
          </table:table-cell>
          <table:table-cell table:style-name="ce1" office:value-type="float" office:value="5.05300021171569" calcext:value-type="float">
            <text:p>5.05300021171569</text:p>
          </table:table-cell>
          <table:table-cell table:style-name="ce1" office:value-type="float" office:value="20.3839294843463" calcext:value-type="float">
            <text:p>20.38392948434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6740.608" calcext:value-type="float">
            <text:p>1619146740.608</text:p>
          </table:table-cell>
          <table:table-cell table:style-name="ce1" office:value-type="float" office:value="5.31299996376037" calcext:value-type="float">
            <text:p>5.31299996376037</text:p>
          </table:table-cell>
          <table:table-cell table:style-name="ce1" office:value-type="float" office:value="2.44682855047471" calcext:value-type="float">
            <text:p>2.44682855047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6749.511" calcext:value-type="float">
            <text:p>1619146749.511</text:p>
          </table:table-cell>
          <table:table-cell table:style-name="ce1" office:value-type="float" office:value="5.48300004005432" calcext:value-type="float">
            <text:p>5.48300004005432</text:p>
          </table:table-cell>
          <table:table-cell table:style-name="ce1" office:value-type="float" office:value="6.20098481700232" calcext:value-type="float">
            <text:p>6.20098481700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6758.441" calcext:value-type="float">
            <text:p>1619146758.44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6.59340644264625" calcext:value-type="float">
            <text:p>6.59340644264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6767.203" calcext:value-type="float">
            <text:p>1619146767.203</text:p>
          </table:table-cell>
          <table:table-cell table:style-name="ce1" office:value-type="float" office:value="5.41499996185302" calcext:value-type="float">
            <text:p>5.41499996185302</text:p>
          </table:table-cell>
          <table:table-cell table:style-name="ce1" office:value-type="float" office:value="6.09418286841636" calcext:value-type="float">
            <text:p>6.094182868416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19146776.075" calcext:value-type="float">
            <text:p>1619146776.075</text:p>
          </table:table-cell>
          <table:table-cell table:style-name="ce1" office:value-type="float" office:value="6.2829999923706" calcext:value-type="float">
            <text:p>6.2829999923706</text:p>
          </table:table-cell>
          <table:table-cell table:style-name="ce1" office:value-type="float" office:value="6.52554512968103" calcext:value-type="float">
            <text:p>6.525545129681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6785.659" calcext:value-type="float">
            <text:p>1619146785.659</text:p>
          </table:table-cell>
          <table:table-cell table:style-name="ce1" office:value-type="float" office:value="5.46500015258789" calcext:value-type="float">
            <text:p>5.46500015258789</text:p>
          </table:table-cell>
          <table:table-cell table:style-name="ce1" office:value-type="float" office:value="6.58737401552543" calcext:value-type="float">
            <text:p>6.587374015525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6794.609" calcext:value-type="float">
            <text:p>1619146794.609</text:p>
          </table:table-cell>
          <table:table-cell table:style-name="ce1" office:value-type="float" office:value="5.59100008010864" calcext:value-type="float">
            <text:p>5.59100008010864</text:p>
          </table:table-cell>
          <table:table-cell table:style-name="ce1" office:value-type="float" office:value="6.08120184454358" calcext:value-type="float">
            <text:p>6.081201844543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6803.658" calcext:value-type="float">
            <text:p>1619146803.658</text:p>
          </table:table-cell>
          <table:table-cell table:style-name="ce1" office:value-type="float" office:value="5.40400004386901" calcext:value-type="float">
            <text:p>5.40400004386901</text:p>
          </table:table-cell>
          <table:table-cell table:style-name="ce1" office:value-type="float" office:value="6.66173199625395" calcext:value-type="float">
            <text:p>6.661731996253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6812.527" calcext:value-type="float">
            <text:p>1619146812.527</text:p>
          </table:table-cell>
          <table:table-cell table:style-name="ce1" office:value-type="float" office:value="6.24600005149841" calcext:value-type="float">
            <text:p>6.24600005149841</text:p>
          </table:table-cell>
          <table:table-cell table:style-name="ce1" office:value-type="float" office:value="7.20461089160646" calcext:value-type="float">
            <text:p>7.204610891606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146822.072" calcext:value-type="float">
            <text:p>1619146822.072</text:p>
          </table:table-cell>
          <table:table-cell table:style-name="ce1" office:value-type="float" office:value="5.49300003051757" calcext:value-type="float">
            <text:p>5.49300003051757</text:p>
          </table:table-cell>
          <table:table-cell table:style-name="ce1" office:value-type="float" office:value="2.73074820984237" calcext:value-type="float">
            <text:p>2.730748209842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6831.25" calcext:value-type="float">
            <text:p>1619146831.25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2.19692431936185" calcext:value-type="float">
            <text:p>2.19692431936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6839.819" calcext:value-type="float">
            <text:p>1619146839.819</text:p>
          </table:table-cell>
          <table:table-cell table:style-name="ce1" office:value-type="float" office:value="5.26900005340576" calcext:value-type="float">
            <text:p>5.26900005340576</text:p>
          </table:table-cell>
          <table:table-cell table:style-name="ce1" office:value-type="float" office:value="3.98557597023102" calcext:value-type="float">
            <text:p>3.98557597023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6848.824" calcext:value-type="float">
            <text:p>1619146848.824</text:p>
          </table:table-cell>
          <table:table-cell table:style-name="ce1" office:value-type="float" office:value="5.13700008392334" calcext:value-type="float">
            <text:p>5.13700008392334</text:p>
          </table:table-cell>
          <table:table-cell table:style-name="ce1" office:value-type="float" office:value="1.94666144376672" calcext:value-type="float">
            <text:p>1.94666144376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6857.908" calcext:value-type="float">
            <text:p>1619146857.908</text:p>
          </table:table-cell>
          <table:table-cell table:style-name="ce1" office:value-type="float" office:value="5.20499992370605" calcext:value-type="float">
            <text:p>5.20499992370605</text:p>
          </table:table-cell>
          <table:table-cell table:style-name="ce1" office:value-type="float" office:value="4.22670515321268" calcext:value-type="float">
            <text:p>4.22670515321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866.844" calcext:value-type="float">
            <text:p>1619146866.844</text:p>
          </table:table-cell>
          <table:table-cell table:style-name="ce1" office:value-type="float" office:value="5.61999988555908" calcext:value-type="float">
            <text:p>5.61999988555908</text:p>
          </table:table-cell>
          <table:table-cell table:style-name="ce1" office:value-type="float" office:value="2.13523136020602" calcext:value-type="float">
            <text:p>2.135231360206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6876.057" calcext:value-type="float">
            <text:p>1619146876.057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4.11361408845035" calcext:value-type="float">
            <text:p>4.11361408845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9146884.813" calcext:value-type="float">
            <text:p>1619146884.813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.98412699914453" calcext:value-type="float">
            <text:p>1.984126999144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146893.859" calcext:value-type="float">
            <text:p>1619146893.85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3.7450199725429" calcext:value-type="float">
            <text:p>13.7450199725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146902.167" calcext:value-type="float">
            <text:p>1619146902.167</text:p>
          </table:table-cell>
          <table:table-cell table:style-name="ce1" office:value-type="float" office:value="5.52199983596801" calcext:value-type="float">
            <text:p>5.52199983596801</text:p>
          </table:table-cell>
          <table:table-cell table:style-name="ce1" office:value-type="float" office:value="6.15718960702209" calcext:value-type="float">
            <text:p>6.157189607022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146911.314" calcext:value-type="float">
            <text:p>1619146911.314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12.5248503722031" calcext:value-type="float">
            <text:p>12.52485037220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146919.699" calcext:value-type="float">
            <text:p>1619146919.699</text:p>
          </table:table-cell>
          <table:table-cell table:style-name="ce1" office:value-type="float" office:value="6.43100023269653" calcext:value-type="float">
            <text:p>6.43100023269653</text:p>
          </table:table-cell>
          <table:table-cell table:style-name="ce1" office:value-type="float" office:value="6.21987226755672" calcext:value-type="float">
            <text:p>6.219872267556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146929.554" calcext:value-type="float">
            <text:p>1619146929.554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4.1660013589668" calcext:value-type="float">
            <text:p>14.16600135896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146937.918" calcext:value-type="float">
            <text:p>1619146937.918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6.37831378422942" calcext:value-type="float">
            <text:p>6.378313784229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146946.649" calcext:value-type="float">
            <text:p>1619146946.649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2.5698321917593" calcext:value-type="float">
            <text:p>12.56983219175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6955.03" calcext:value-type="float">
            <text:p>1619146955.03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7.20147384289425" calcext:value-type="float">
            <text:p>7.20147384289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6964.431" calcext:value-type="float">
            <text:p>1619146964.431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2.35571255631375" calcext:value-type="float">
            <text:p>2.35571255631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6974.265" calcext:value-type="float">
            <text:p>1619146974.265</text:p>
          </table:table-cell>
          <table:table-cell table:style-name="ce1" office:value-type="float" office:value="5.51300001144409" calcext:value-type="float">
            <text:p>5.51300001144409</text:p>
          </table:table-cell>
          <table:table-cell table:style-name="ce1" office:value-type="float" office:value="2.35806275585236" calcext:value-type="float">
            <text:p>2.35806275585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6982.807" calcext:value-type="float">
            <text:p>1619146982.807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0.5346846657287" calcext:value-type="float">
            <text:p>10.5346846657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6990.975" calcext:value-type="float">
            <text:p>1619146990.975</text:p>
          </table:table-cell>
          <table:table-cell table:style-name="ce1" office:value-type="float" office:value="5.45500016212463" calcext:value-type="float">
            <text:p>5.45500016212463</text:p>
          </table:table-cell>
          <table:table-cell table:style-name="ce1" office:value-type="float" office:value="2.38313466794411" calcext:value-type="float">
            <text:p>2.38313466794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000.043" calcext:value-type="float">
            <text:p>1619147000.043</text:p>
          </table:table-cell>
          <table:table-cell table:style-name="ce1" office:value-type="float" office:value="5.51399993896484" calcext:value-type="float">
            <text:p>5.51399993896484</text:p>
          </table:table-cell>
          <table:table-cell table:style-name="ce1" office:value-type="float" office:value="3.44577443059727" calcext:value-type="float">
            <text:p>3.44577443059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7009.68" calcext:value-type="float">
            <text:p>1619147009.68</text:p>
          </table:table-cell>
          <table:table-cell table:style-name="ce1" office:value-type="float" office:value="5.17400002479553" calcext:value-type="float">
            <text:p>5.17400002479553</text:p>
          </table:table-cell>
          <table:table-cell table:style-name="ce1" office:value-type="float" office:value="2.31928874033475" calcext:value-type="float">
            <text:p>2.319288740334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7018.321" calcext:value-type="float">
            <text:p>1619147018.321</text:p>
          </table:table-cell>
          <table:table-cell table:style-name="ce1" office:value-type="float" office:value="5.09999990463256" calcext:value-type="float">
            <text:p>5.09999990463256</text:p>
          </table:table-cell>
          <table:table-cell table:style-name="ce1" office:value-type="float" office:value="10.7843139271514" calcext:value-type="float">
            <text:p>10.78431392715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147026.579" calcext:value-type="float">
            <text:p>1619147026.579</text:p>
          </table:table-cell>
          <table:table-cell table:style-name="ce1" office:value-type="float" office:value="5.47099995613098" calcext:value-type="float">
            <text:p>5.47099995613098</text:p>
          </table:table-cell>
          <table:table-cell table:style-name="ce1" office:value-type="float" office:value="2.37616525392799" calcext:value-type="float">
            <text:p>2.376165253927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7035.727" calcext:value-type="float">
            <text:p>1619147035.727</text:p>
          </table:table-cell>
          <table:table-cell table:style-name="ce1" office:value-type="float" office:value="5.46700000762939" calcext:value-type="float">
            <text:p>5.46700000762939</text:p>
          </table:table-cell>
          <table:table-cell table:style-name="ce1" office:value-type="float" office:value="6.7678799978718" calcext:value-type="float">
            <text:p>6.76787999787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147044.722" calcext:value-type="float">
            <text:p>1619147044.722</text:p>
          </table:table-cell>
          <table:table-cell table:style-name="ce1" office:value-type="float" office:value="5.62700009346008" calcext:value-type="float">
            <text:p>5.62700009346008</text:p>
          </table:table-cell>
          <table:table-cell table:style-name="ce1" office:value-type="float" office:value="5.86458138473355" calcext:value-type="float">
            <text:p>5.86458138473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147053.846" calcext:value-type="float">
            <text:p>1619147053.846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7.12307063874335" calcext:value-type="float">
            <text:p>7.123070638743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147062.933" calcext:value-type="float">
            <text:p>1619147062.933</text:p>
          </table:table-cell>
          <table:table-cell table:style-name="ce1" office:value-type="float" office:value="5.68299984931945" calcext:value-type="float">
            <text:p>5.68299984931945</text:p>
          </table:table-cell>
          <table:table-cell table:style-name="ce1" office:value-type="float" office:value="7.56642638397206" calcext:value-type="float">
            <text:p>7.56642638397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147072.191" calcext:value-type="float">
            <text:p>1619147072.191</text:p>
          </table:table-cell>
          <table:table-cell table:style-name="ce1" office:value-type="float" office:value="5.57200002670288" calcext:value-type="float">
            <text:p>5.57200002670288</text:p>
          </table:table-cell>
          <table:table-cell table:style-name="ce1" office:value-type="float" office:value="6.81981331979385" calcext:value-type="float">
            <text:p>6.819813319793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7081.313" calcext:value-type="float">
            <text:p>1619147081.313</text:p>
          </table:table-cell>
          <table:table-cell table:style-name="ce1" office:value-type="float" office:value="5.55400013923645" calcext:value-type="float">
            <text:p>5.55400013923645</text:p>
          </table:table-cell>
          <table:table-cell table:style-name="ce1" office:value-type="float" office:value="6.30176433607574" calcext:value-type="float">
            <text:p>6.301764336075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147090.362" calcext:value-type="float">
            <text:p>1619147090.362</text:p>
          </table:table-cell>
          <table:table-cell table:style-name="ce1" office:value-type="float" office:value="5.42899990081787" calcext:value-type="float">
            <text:p>5.42899990081787</text:p>
          </table:table-cell>
          <table:table-cell table:style-name="ce1" office:value-type="float" office:value="6.44685957624116" calcext:value-type="float">
            <text:p>6.44685957624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147099.336" calcext:value-type="float">
            <text:p>1619147099.336</text:p>
          </table:table-cell>
          <table:table-cell table:style-name="ce1" office:value-type="float" office:value="6.2590000629425" calcext:value-type="float">
            <text:p>6.2590000629425</text:p>
          </table:table-cell>
          <table:table-cell table:style-name="ce1" office:value-type="float" office:value="7.18964683615044" calcext:value-type="float">
            <text:p>7.18964683615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147108.903" calcext:value-type="float">
            <text:p>1619147108.903</text:p>
          </table:table-cell>
          <table:table-cell table:style-name="ce1" office:value-type="float" office:value="5.17699980735778" calcext:value-type="float">
            <text:p>5.17699980735778</text:p>
          </table:table-cell>
          <table:table-cell table:style-name="ce1" office:value-type="float" office:value="3.09059312253789" calcext:value-type="float">
            <text:p>3.090593122537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7117.711" calcext:value-type="float">
            <text:p>1619147117.711</text:p>
          </table:table-cell>
          <table:table-cell table:style-name="ce1" office:value-type="float" office:value="5.48799991607666" calcext:value-type="float">
            <text:p>5.48799991607666</text:p>
          </table:table-cell>
          <table:table-cell table:style-name="ce1" office:value-type="float" office:value="2.00437320849374" calcext:value-type="float">
            <text:p>2.004373208493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147126.978" calcext:value-type="float">
            <text:p>1619147126.978</text:p>
          </table:table-cell>
          <table:table-cell table:style-name="ce1" office:value-type="float" office:value="5.20200014114379" calcext:value-type="float">
            <text:p>5.20200014114379</text:p>
          </table:table-cell>
          <table:table-cell table:style-name="ce1" office:value-type="float" office:value="4.80584377579487" calcext:value-type="float">
            <text:p>4.805843775794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7135.889" calcext:value-type="float">
            <text:p>1619147135.889</text:p>
          </table:table-cell>
          <table:table-cell table:style-name="ce1" office:value-type="float" office:value="5.17200016975402" calcext:value-type="float">
            <text:p>5.17200016975402</text:p>
          </table:table-cell>
          <table:table-cell table:style-name="ce1" office:value-type="float" office:value="2.12683674380527" calcext:value-type="float">
            <text:p>2.12683674380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144.77" calcext:value-type="float">
            <text:p>1619147144.77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4.34439167388105" calcext:value-type="float">
            <text:p>4.34439167388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19147153.414" calcext:value-type="float">
            <text:p>1619147153.414</text:p>
          </table:table-cell>
          <table:table-cell table:style-name="ce1" office:value-type="float" office:value="5.34200000762939" calcext:value-type="float">
            <text:p>5.34200000762939</text:p>
          </table:table-cell>
          <table:table-cell table:style-name="ce1" office:value-type="float" office:value="2.24634967855891" calcext:value-type="float">
            <text:p>2.246349678558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162.347" calcext:value-type="float">
            <text:p>1619147162.347</text:p>
          </table:table-cell>
          <table:table-cell table:style-name="ce1" office:value-type="float" office:value="5.10000014305114" calcext:value-type="float">
            <text:p>5.10000014305114</text:p>
          </table:table-cell>
          <table:table-cell table:style-name="ce1" office:value-type="float" office:value="4.31372536919934" calcext:value-type="float">
            <text:p>4.313725369199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19147171.162" calcext:value-type="float">
            <text:p>1619147171.162</text:p>
          </table:table-cell>
          <table:table-cell table:style-name="ce1" office:value-type="float" office:value="5.2590000629425" calcext:value-type="float">
            <text:p>5.2590000629425</text:p>
          </table:table-cell>
          <table:table-cell table:style-name="ce1" office:value-type="float" office:value="2.09165238036625" calcext:value-type="float">
            <text:p>2.09165238036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147180.304" calcext:value-type="float">
            <text:p>1619147180.30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3.583699446665" calcext:value-type="float">
            <text:p>13.5836994466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7188.627" calcext:value-type="float">
            <text:p>1619147188.627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6.14347997950148" calcext:value-type="float">
            <text:p>6.14347997950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147197.337" calcext:value-type="float">
            <text:p>1619147197.337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2.4653736178008" calcext:value-type="float">
            <text:p>12.4653736178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147205.78" calcext:value-type="float">
            <text:p>1619147205.78</text:p>
          </table:table-cell>
          <table:table-cell table:style-name="ce1" office:value-type="float" office:value="5.18300008773803" calcext:value-type="float">
            <text:p>5.18300008773803</text:p>
          </table:table-cell>
          <table:table-cell table:style-name="ce1" office:value-type="float" office:value="7.13872262659897" calcext:value-type="float">
            <text:p>7.138722626598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147214.626" calcext:value-type="float">
            <text:p>1619147214.626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14.4783814357706" calcext:value-type="float">
            <text:p>14.4783814357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147223.099" calcext:value-type="float">
            <text:p>1619147223.099</text:p>
          </table:table-cell>
          <table:table-cell table:style-name="ce1" office:value-type="float" office:value="5.76999998092651" calcext:value-type="float">
            <text:p>5.76999998092651</text:p>
          </table:table-cell>
          <table:table-cell table:style-name="ce1" office:value-type="float" office:value="5.37261700216196" calcext:value-type="float">
            <text:p>5.372617002161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147232.717" calcext:value-type="float">
            <text:p>1619147232.717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2.5473015631825" calcext:value-type="float">
            <text:p>12.5473015631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147241.135" calcext:value-type="float">
            <text:p>1619147241.135</text:p>
          </table:table-cell>
          <table:table-cell table:style-name="ce1" office:value-type="float" office:value="6.25699996948242" calcext:value-type="float">
            <text:p>6.25699996948242</text:p>
          </table:table-cell>
          <table:table-cell table:style-name="ce1" office:value-type="float" office:value="6.23301904909967" calcext:value-type="float">
            <text:p>6.23301904909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250.72" calcext:value-type="float">
            <text:p>1619147250.72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.58851672321423" calcext:value-type="float">
            <text:p>3.58851672321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7259.01" calcext:value-type="float">
            <text:p>1619147259.01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4.14937750422532" calcext:value-type="float">
            <text:p>4.14937750422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7267.019" calcext:value-type="float">
            <text:p>1619147267.019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9.82318287684293" calcext:value-type="float">
            <text:p>9.82318287684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275.256" calcext:value-type="float">
            <text:p>1619147275.256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3.37837833483955" calcext:value-type="float">
            <text:p>3.37837833483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283.675" calcext:value-type="float">
            <text:p>1619147283.675</text:p>
          </table:table-cell>
          <table:table-cell table:style-name="ce1" office:value-type="float" office:value="5.67700004577636" calcext:value-type="float">
            <text:p>5.67700004577636</text:p>
          </table:table-cell>
          <table:table-cell table:style-name="ce1" office:value-type="float" office:value="3.17068871848817" calcext:value-type="float">
            <text:p>3.17068871848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292.716" calcext:value-type="float">
            <text:p>1619147292.716</text:p>
          </table:table-cell>
          <table:table-cell table:style-name="ce1" office:value-type="float" office:value="5.72399997711181" calcext:value-type="float">
            <text:p>5.72399997711181</text:p>
          </table:table-cell>
          <table:table-cell table:style-name="ce1" office:value-type="float" office:value="3.14465410062463" calcext:value-type="float">
            <text:p>3.144654100624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301.762" calcext:value-type="float">
            <text:p>1619147301.762</text:p>
          </table:table-cell>
          <table:table-cell table:style-name="ce1" office:value-type="float" office:value="5.77600002288818" calcext:value-type="float">
            <text:p>5.77600002288818</text:p>
          </table:table-cell>
          <table:table-cell table:style-name="ce1" office:value-type="float" office:value="2.94321328473601" calcext:value-type="float">
            <text:p>2.943213284736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311.083" calcext:value-type="float">
            <text:p>1619147311.083</text:p>
          </table:table-cell>
          <table:table-cell table:style-name="ce1" office:value-type="float" office:value="5.15199995040893" calcext:value-type="float">
            <text:p>5.15199995040893</text:p>
          </table:table-cell>
          <table:table-cell table:style-name="ce1" office:value-type="float" office:value="4.27018637650681" calcext:value-type="float">
            <text:p>4.270186376506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147319.948" calcext:value-type="float">
            <text:p>1619147319.948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3.3519327060964" calcext:value-type="float">
            <text:p>13.35193270609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328.273" calcext:value-type="float">
            <text:p>1619147328.273</text:p>
          </table:table-cell>
          <table:table-cell table:style-name="ce1" office:value-type="float" office:value="5.5550000667572" calcext:value-type="float">
            <text:p>5.5550000667572</text:p>
          </table:table-cell>
          <table:table-cell table:style-name="ce1" office:value-type="float" office:value="3.24032399346265" calcext:value-type="float">
            <text:p>3.240323993462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7337.051" calcext:value-type="float">
            <text:p>1619147337.051</text:p>
          </table:table-cell>
          <table:table-cell table:style-name="ce1" office:value-type="float" office:value="5.04599976539611" calcext:value-type="float">
            <text:p>5.04599976539611</text:p>
          </table:table-cell>
          <table:table-cell table:style-name="ce1" office:value-type="float" office:value="10.5033694934861" calcext:value-type="float">
            <text:p>10.5033694934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19147345.438" calcext:value-type="float">
            <text:p>1619147345.438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4.14037852709778" calcext:value-type="float">
            <text:p>4.14037852709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147354.445" calcext:value-type="float">
            <text:p>1619147354.445</text:p>
          </table:table-cell>
          <table:table-cell table:style-name="ce1" office:value-type="float" office:value="5.09000015258789" calcext:value-type="float">
            <text:p>5.09000015258789</text:p>
          </table:table-cell>
          <table:table-cell table:style-name="ce1" office:value-type="float" office:value="12.7701371417351" calcext:value-type="float">
            <text:p>12.77013714173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362.89" calcext:value-type="float">
            <text:p>1619147362.89</text:p>
          </table:table-cell>
          <table:table-cell table:style-name="ce1" office:value-type="float" office:value="6.21799993515014" calcext:value-type="float">
            <text:p>6.21799993515014</text:p>
          </table:table-cell>
          <table:table-cell table:style-name="ce1" office:value-type="float" office:value="2.7339980986329" calcext:value-type="float">
            <text:p>2.73399809863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147372.626" calcext:value-type="float">
            <text:p>1619147372.626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10.4003140612738" calcext:value-type="float">
            <text:p>10.40031406127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381.093" calcext:value-type="float">
            <text:p>1619147381.093</text:p>
          </table:table-cell>
          <table:table-cell table:style-name="ce1" office:value-type="float" office:value="5.09300017356872" calcext:value-type="float">
            <text:p>5.09300017356872</text:p>
          </table:table-cell>
          <table:table-cell table:style-name="ce1" office:value-type="float" office:value="4.31965428043257" calcext:value-type="float">
            <text:p>4.31965428043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390.24" calcext:value-type="float">
            <text:p>1619147390.24</text:p>
          </table:table-cell>
          <table:table-cell table:style-name="ce1" office:value-type="float" office:value="5.21499991416931" calcext:value-type="float">
            <text:p>5.21499991416931</text:p>
          </table:table-cell>
          <table:table-cell table:style-name="ce1" office:value-type="float" office:value="3.25982747455287" calcext:value-type="float">
            <text:p>3.25982747455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398.766" calcext:value-type="float">
            <text:p>1619147398.766</text:p>
          </table:table-cell>
          <table:table-cell table:style-name="ce1" office:value-type="float" office:value="6.04099988937377" calcext:value-type="float">
            <text:p>6.04099988937377</text:p>
          </table:table-cell>
          <table:table-cell table:style-name="ce1" office:value-type="float" office:value="2.97963918715878" calcext:value-type="float">
            <text:p>2.979639187158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147407.557" calcext:value-type="float">
            <text:p>1619147407.557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9.87556791583781" calcext:value-type="float">
            <text:p>9.87556791583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415.776" calcext:value-type="float">
            <text:p>1619147415.776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3.2958511099545" calcext:value-type="float">
            <text:p>3.2958511099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424.628" calcext:value-type="float">
            <text:p>1619147424.628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2.84709430998144" calcext:value-type="float">
            <text:p>2.847094309981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434.311" calcext:value-type="float">
            <text:p>1619147434.311</text:p>
          </table:table-cell>
          <table:table-cell table:style-name="ce1" office:value-type="float" office:value="5.78099989891052" calcext:value-type="float">
            <text:p>5.78099989891052</text:p>
          </table:table-cell>
          <table:table-cell table:style-name="ce1" office:value-type="float" office:value="2.94066775597138" calcext:value-type="float">
            <text:p>2.940667755971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443.456" calcext:value-type="float">
            <text:p>1619147443.456</text:p>
          </table:table-cell>
          <table:table-cell table:style-name="ce1" office:value-type="float" office:value="5.28600001335144" calcext:value-type="float">
            <text:p>5.28600001335144</text:p>
          </table:table-cell>
          <table:table-cell table:style-name="ce1" office:value-type="float" office:value="3.21604236796466" calcext:value-type="float">
            <text:p>3.216042367964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452.098" calcext:value-type="float">
            <text:p>1619147452.098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4.38159737127011" calcext:value-type="float">
            <text:p>4.38159737127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7461.288" calcext:value-type="float">
            <text:p>1619147461.288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2.7160739314555" calcext:value-type="float">
            <text:p>12.71607393145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469.586" calcext:value-type="float">
            <text:p>1619147469.586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3.57852884739215" calcext:value-type="float">
            <text:p>3.578528847392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147478.249" calcext:value-type="float">
            <text:p>1619147478.249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0.9539934281752" calcext:value-type="float">
            <text:p>10.95399342817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19147486.605" calcext:value-type="float">
            <text:p>1619147486.605</text:p>
          </table:table-cell>
          <table:table-cell table:style-name="ce1" office:value-type="float" office:value="6.04399991035461" calcext:value-type="float">
            <text:p>6.04399991035461</text:p>
          </table:table-cell>
          <table:table-cell table:style-name="ce1" office:value-type="float" office:value="3.63997358145381" calcext:value-type="float">
            <text:p>3.63997358145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147496.001" calcext:value-type="float">
            <text:p>1619147496.00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2.7770012369302" calcext:value-type="float">
            <text:p>12.77700123693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147504.407" calcext:value-type="float">
            <text:p>1619147504.407</text:p>
          </table:table-cell>
          <table:table-cell table:style-name="ce1" office:value-type="float" office:value="5.43899989128112" calcext:value-type="float">
            <text:p>5.43899989128112</text:p>
          </table:table-cell>
          <table:table-cell table:style-name="ce1" office:value-type="float" office:value="3.12557461662234" calcext:value-type="float">
            <text:p>3.125574616622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147513.427" calcext:value-type="float">
            <text:p>1619147513.427</text:p>
          </table:table-cell>
          <table:table-cell table:style-name="ce1" office:value-type="float" office:value="5.07999992370605" calcext:value-type="float">
            <text:p>5.07999992370605</text:p>
          </table:table-cell>
          <table:table-cell table:style-name="ce1" office:value-type="float" office:value="10.6299214194879" calcext:value-type="float">
            <text:p>10.62992141948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521.952" calcext:value-type="float">
            <text:p>1619147521.952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3.77733582653745" calcext:value-type="float">
            <text:p>3.777335826537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530.3" calcext:value-type="float">
            <text:p>1619147530.3</text:p>
          </table:table-cell>
          <table:table-cell table:style-name="ce1" office:value-type="float" office:value="5.70700001716613" calcext:value-type="float">
            <text:p>5.70700001716613</text:p>
          </table:table-cell>
          <table:table-cell table:style-name="ce1" office:value-type="float" office:value="0.876117046602497" calcext:value-type="float">
            <text:p>0.876117046602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539.993" calcext:value-type="float">
            <text:p>1619147539.993</text:p>
          </table:table-cell>
          <table:table-cell table:style-name="ce1" office:value-type="float" office:value="5.61899995803833" calcext:value-type="float">
            <text:p>5.61899995803833</text:p>
          </table:table-cell>
          <table:table-cell table:style-name="ce1" office:value-type="float" office:value="0.889838056120144" calcext:value-type="float">
            <text:p>0.8898380561201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548.773" calcext:value-type="float">
            <text:p>1619147548.773</text:p>
          </table:table-cell>
          <table:table-cell table:style-name="ce1" office:value-type="float" office:value="5.20000004768371" calcext:value-type="float">
            <text:p>5.20000004768371</text:p>
          </table:table-cell>
          <table:table-cell table:style-name="ce1" office:value-type="float" office:value="3.65384612034058" calcext:value-type="float">
            <text:p>3.653846120340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557.038" calcext:value-type="float">
            <text:p>1619147557.038</text:p>
          </table:table-cell>
          <table:table-cell table:style-name="ce1" office:value-type="float" office:value="5.92899990081787" calcext:value-type="float">
            <text:p>5.92899990081787</text:p>
          </table:table-cell>
          <table:table-cell table:style-name="ce1" office:value-type="float" office:value="1.01197505487769" calcext:value-type="float">
            <text:p>1.011975054877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566.911" calcext:value-type="float">
            <text:p>1619147566.911</text:p>
          </table:table-cell>
          <table:table-cell table:style-name="ce1" office:value-type="float" office:value="5.83399987220764" calcext:value-type="float">
            <text:p>5.83399987220764</text:p>
          </table:table-cell>
          <table:table-cell table:style-name="ce1" office:value-type="float" office:value="1.02845391351192" calcext:value-type="float">
            <text:p>1.02845391351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576.636" calcext:value-type="float">
            <text:p>1619147576.636</text:p>
          </table:table-cell>
          <table:table-cell table:style-name="ce1" office:value-type="float" office:value="5.75400018692016" calcext:value-type="float">
            <text:p>5.75400018692016</text:p>
          </table:table-cell>
          <table:table-cell table:style-name="ce1" office:value-type="float" office:value="1.04275283369629" calcext:value-type="float">
            <text:p>1.04275283369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585.751" calcext:value-type="float">
            <text:p>1619147585.751</text:p>
          </table:table-cell>
          <table:table-cell table:style-name="ce1" office:value-type="float" office:value="5.11300015449523" calcext:value-type="float">
            <text:p>5.11300015449523</text:p>
          </table:table-cell>
          <table:table-cell table:style-name="ce1" office:value-type="float" office:value="3.71601788106648" calcext:value-type="float">
            <text:p>3.71601788106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593.999" calcext:value-type="float">
            <text:p>1619147593.999</text:p>
          </table:table-cell>
          <table:table-cell table:style-name="ce1" office:value-type="float" office:value="5.87299990653991" calcext:value-type="float">
            <text:p>5.87299990653991</text:p>
          </table:table-cell>
          <table:table-cell table:style-name="ce1" office:value-type="float" office:value="1.02162439902623" calcext:value-type="float">
            <text:p>1.02162439902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03.715" calcext:value-type="float">
            <text:p>1619147603.715</text:p>
          </table:table-cell>
          <table:table-cell table:style-name="ce1" office:value-type="float" office:value="5.89499998092651" calcext:value-type="float">
            <text:p>5.89499998092651</text:p>
          </table:table-cell>
          <table:table-cell table:style-name="ce1" office:value-type="float" office:value="1.01781170812777" calcext:value-type="float">
            <text:p>1.017811708127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13.589" calcext:value-type="float">
            <text:p>1619147613.589</text:p>
          </table:table-cell>
          <table:table-cell table:style-name="ce1" office:value-type="float" office:value="5.66100001335144" calcext:value-type="float">
            <text:p>5.66100001335144</text:p>
          </table:table-cell>
          <table:table-cell table:style-name="ce1" office:value-type="float" office:value="1.05988341032485" calcext:value-type="float">
            <text:p>1.059883410324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622.727" calcext:value-type="float">
            <text:p>1619147622.727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3.70009737785528" calcext:value-type="float">
            <text:p>3.700097377855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30.933" calcext:value-type="float">
            <text:p>1619147630.933</text:p>
          </table:table-cell>
          <table:table-cell table:style-name="ce1" office:value-type="float" office:value="6.02699995040893" calcext:value-type="float">
            <text:p>6.02699995040893</text:p>
          </table:table-cell>
          <table:table-cell table:style-name="ce1" office:value-type="float" office:value="0.995520167474515" calcext:value-type="float">
            <text:p>0.995520167474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41.044" calcext:value-type="float">
            <text:p>1619147641.044</text:p>
          </table:table-cell>
          <table:table-cell table:style-name="ce1" office:value-type="float" office:value="6.13600015640258" calcext:value-type="float">
            <text:p>6.13600015640258</text:p>
          </table:table-cell>
          <table:table-cell table:style-name="ce1" office:value-type="float" office:value="0.977835698674049" calcext:value-type="float">
            <text:p>0.977835698674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51.113" calcext:value-type="float">
            <text:p>1619147651.113</text:p>
          </table:table-cell>
          <table:table-cell table:style-name="ce1" office:value-type="float" office:value="5.74900007247924" calcext:value-type="float">
            <text:p>5.74900007247924</text:p>
          </table:table-cell>
          <table:table-cell table:style-name="ce1" office:value-type="float" office:value="1.04365975375827" calcext:value-type="float">
            <text:p>1.04365975375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660.315" calcext:value-type="float">
            <text:p>1619147660.315</text:p>
          </table:table-cell>
          <table:table-cell table:style-name="ce1" office:value-type="float" office:value="5.13699984550476" calcext:value-type="float">
            <text:p>5.13699984550476</text:p>
          </table:table-cell>
          <table:table-cell table:style-name="ce1" office:value-type="float" office:value="3.69865691481893" calcext:value-type="float">
            <text:p>3.698656914818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68.544" calcext:value-type="float">
            <text:p>1619147668.544</text:p>
          </table:table-cell>
          <table:table-cell table:style-name="ce1" office:value-type="float" office:value="5.87600016593933" calcext:value-type="float">
            <text:p>5.87600016593933</text:p>
          </table:table-cell>
          <table:table-cell table:style-name="ce1" office:value-type="float" office:value="1.02110276217816" calcext:value-type="float">
            <text:p>1.021102762178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678.411" calcext:value-type="float">
            <text:p>1619147678.411</text:p>
          </table:table-cell>
          <table:table-cell table:style-name="ce1" office:value-type="float" office:value="5.66899991035461" calcext:value-type="float">
            <text:p>5.66899991035461</text:p>
          </table:table-cell>
          <table:table-cell table:style-name="ce1" office:value-type="float" office:value="1.05838773943898" calcext:value-type="float">
            <text:p>1.058387739438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687.894" calcext:value-type="float">
            <text:p>1619147687.894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0.98892405175211" calcext:value-type="float">
            <text:p>0.98892405175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696.458" calcext:value-type="float">
            <text:p>1619147696.458</text:p>
          </table:table-cell>
          <table:table-cell table:style-name="ce1" office:value-type="float" office:value="6.01900005340576" calcext:value-type="float">
            <text:p>6.01900005340576</text:p>
          </table:table-cell>
          <table:table-cell table:style-name="ce1" office:value-type="float" office:value="1.16298387404717" calcext:value-type="float">
            <text:p>1.16298387404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706.282" calcext:value-type="float">
            <text:p>1619147706.282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0.995222943916157" calcext:value-type="float">
            <text:p>0.995222943916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714.772" calcext:value-type="float">
            <text:p>1619147714.772</text:p>
          </table:table-cell>
          <table:table-cell table:style-name="ce1" office:value-type="float" office:value="5.3309998512268" calcext:value-type="float">
            <text:p>5.3309998512268</text:p>
          </table:table-cell>
          <table:table-cell table:style-name="ce1" office:value-type="float" office:value="1.1254924343356" calcext:value-type="float">
            <text:p>1.1254924343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723.953" calcext:value-type="float">
            <text:p>1619147723.953</text:p>
          </table:table-cell>
          <table:table-cell table:style-name="ce1" office:value-type="float" office:value="5.46799993515014" calcext:value-type="float">
            <text:p>5.46799993515014</text:p>
          </table:table-cell>
          <table:table-cell table:style-name="ce1" office:value-type="float" office:value="1.09729335610082" calcext:value-type="float">
            <text:p>1.097293356100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33.369" calcext:value-type="float">
            <text:p>1619147733.369</text:p>
          </table:table-cell>
          <table:table-cell table:style-name="ce1" office:value-type="float" office:value="5.85500001907348" calcext:value-type="float">
            <text:p>5.85500001907348</text:p>
          </table:table-cell>
          <table:table-cell table:style-name="ce1" office:value-type="float" office:value="1.19555934708736" calcext:value-type="float">
            <text:p>1.19555934708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743.109" calcext:value-type="float">
            <text:p>1619147743.109</text:p>
          </table:table-cell>
          <table:table-cell table:style-name="ce1" office:value-type="float" office:value="5.83100008964538" calcext:value-type="float">
            <text:p>5.83100008964538</text:p>
          </table:table-cell>
          <table:table-cell table:style-name="ce1" office:value-type="float" office:value="1.02898300596062" calcext:value-type="float">
            <text:p>1.028983005960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753.081" calcext:value-type="float">
            <text:p>1619147753.081</text:p>
          </table:table-cell>
          <table:table-cell table:style-name="ce1" office:value-type="float" office:value="5.09200000762939" calcext:value-type="float">
            <text:p>5.09200000762939</text:p>
          </table:table-cell>
          <table:table-cell table:style-name="ce1" office:value-type="float" office:value="1.17831892989201" calcext:value-type="float">
            <text:p>1.178318929892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62.016" calcext:value-type="float">
            <text:p>1619147762.016</text:p>
          </table:table-cell>
          <table:table-cell table:style-name="ce1" office:value-type="float" office:value="5.32800006866455" calcext:value-type="float">
            <text:p>5.32800006866455</text:p>
          </table:table-cell>
          <table:table-cell table:style-name="ce1" office:value-type="float" office:value="1.31381379688205" calcext:value-type="float">
            <text:p>1.313813796882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71.186" calcext:value-type="float">
            <text:p>1619147771.186</text:p>
          </table:table-cell>
          <table:table-cell table:style-name="ce1" office:value-type="float" office:value="5.37599992752075" calcext:value-type="float">
            <text:p>5.37599992752075</text:p>
          </table:table-cell>
          <table:table-cell table:style-name="ce1" office:value-type="float" office:value="1.30208335088802" calcext:value-type="float">
            <text:p>1.30208335088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80.483" calcext:value-type="float">
            <text:p>1619147780.483</text:p>
          </table:table-cell>
          <table:table-cell table:style-name="ce1" office:value-type="float" office:value="5.32399988174438" calcext:value-type="float">
            <text:p>5.32399988174438</text:p>
          </table:table-cell>
          <table:table-cell table:style-name="ce1" office:value-type="float" office:value="1.31480093078185" calcext:value-type="float">
            <text:p>1.314800930781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89.696" calcext:value-type="float">
            <text:p>1619147789.696</text:p>
          </table:table-cell>
          <table:table-cell table:style-name="ce1" office:value-type="float" office:value="5.42599987983703" calcext:value-type="float">
            <text:p>5.42599987983703</text:p>
          </table:table-cell>
          <table:table-cell table:style-name="ce1" office:value-type="float" office:value="1.29008480556955" calcext:value-type="float">
            <text:p>1.29008480556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799.064" calcext:value-type="float">
            <text:p>1619147799.064</text:p>
          </table:table-cell>
          <table:table-cell table:style-name="ce1" office:value-type="float" office:value="5.27900004386901" calcext:value-type="float">
            <text:p>5.27900004386901</text:p>
          </table:table-cell>
          <table:table-cell table:style-name="ce1" office:value-type="float" office:value="1.32600870275228" calcext:value-type="float">
            <text:p>1.32600870275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808.161" calcext:value-type="float">
            <text:p>1619147808.161</text:p>
          </table:table-cell>
          <table:table-cell table:style-name="ce1" office:value-type="float" office:value="5.41599988937377" calcext:value-type="float">
            <text:p>5.41599988937377</text:p>
          </table:table-cell>
          <table:table-cell table:style-name="ce1" office:value-type="float" office:value="1.29246679154001" calcext:value-type="float">
            <text:p>1.29246679154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817.618" calcext:value-type="float">
            <text:p>1619147817.618</text:p>
          </table:table-cell>
          <table:table-cell table:style-name="ce1" office:value-type="float" office:value="5.24799990653991" calcext:value-type="float">
            <text:p>5.24799990653991</text:p>
          </table:table-cell>
          <table:table-cell table:style-name="ce1" office:value-type="float" office:value="1.33384148716862" calcext:value-type="float">
            <text:p>1.33384148716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826.667" calcext:value-type="float">
            <text:p>1619147826.667</text:p>
          </table:table-cell>
          <table:table-cell table:style-name="ce1" office:value-type="float" office:value="5.41700005531311" calcext:value-type="float">
            <text:p>5.41700005531311</text:p>
          </table:table-cell>
          <table:table-cell table:style-name="ce1" office:value-type="float" office:value="0.923020112413676" calcext:value-type="float">
            <text:p>0.9230201124136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835.969" calcext:value-type="float">
            <text:p>1619147835.969</text:p>
          </table:table-cell>
          <table:table-cell table:style-name="ce1" office:value-type="float" office:value="5.66699981689453" calcext:value-type="float">
            <text:p>5.66699981689453</text:p>
          </table:table-cell>
          <table:table-cell table:style-name="ce1" office:value-type="float" office:value="0.882301069623107" calcext:value-type="float">
            <text:p>0.882301069623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7845.066" calcext:value-type="float">
            <text:p>1619147845.066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.59712233917787" calcext:value-type="float">
            <text:p>3.597122339177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853.184" calcext:value-type="float">
            <text:p>1619147853.184</text:p>
          </table:table-cell>
          <table:table-cell table:style-name="ce1" office:value-type="float" office:value="6.04999995231628" calcext:value-type="float">
            <text:p>6.04999995231628</text:p>
          </table:table-cell>
          <table:table-cell table:style-name="ce1" office:value-type="float" office:value="0.991735545006551" calcext:value-type="float">
            <text:p>0.991735545006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863.253" calcext:value-type="float">
            <text:p>1619147863.253</text:p>
          </table:table-cell>
          <table:table-cell table:style-name="ce1" office:value-type="float" office:value="6.06399989128112" calcext:value-type="float">
            <text:p>6.06399989128112</text:p>
          </table:table-cell>
          <table:table-cell table:style-name="ce1" office:value-type="float" office:value="0.989445928029591" calcext:value-type="float">
            <text:p>0.989445928029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873.248" calcext:value-type="float">
            <text:p>1619147873.248</text:p>
          </table:table-cell>
          <table:table-cell table:style-name="ce1" office:value-type="float" office:value="5.91900014877319" calcext:value-type="float">
            <text:p>5.91900014877319</text:p>
          </table:table-cell>
          <table:table-cell table:style-name="ce1" office:value-type="float" office:value="1.01368471856578" calcext:value-type="float">
            <text:p>1.01368471856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882.543" calcext:value-type="float">
            <text:p>1619147882.543</text:p>
          </table:table-cell>
          <table:table-cell table:style-name="ce1" office:value-type="float" office:value="5.16100001335144" calcext:value-type="float">
            <text:p>5.16100001335144</text:p>
          </table:table-cell>
          <table:table-cell table:style-name="ce1" office:value-type="float" office:value="3.68145707243697" calcext:value-type="float">
            <text:p>3.681457072436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890.809" calcext:value-type="float">
            <text:p>1619147890.809</text:p>
          </table:table-cell>
          <table:table-cell table:style-name="ce1" office:value-type="float" office:value="5.94199991226196" calcext:value-type="float">
            <text:p>5.94199991226196</text:p>
          </table:table-cell>
          <table:table-cell table:style-name="ce1" office:value-type="float" office:value="1.00976103813437" calcext:value-type="float">
            <text:p>1.009761038134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00.668" calcext:value-type="float">
            <text:p>1619147900.668</text:p>
          </table:table-cell>
          <table:table-cell table:style-name="ce1" office:value-type="float" office:value="6.2039999961853" calcext:value-type="float">
            <text:p>6.2039999961853</text:p>
          </table:table-cell>
          <table:table-cell table:style-name="ce1" office:value-type="float" office:value="0.967117988989242" calcext:value-type="float">
            <text:p>0.967117988989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10.916" calcext:value-type="float">
            <text:p>1619147910.916</text:p>
          </table:table-cell>
          <table:table-cell table:style-name="ce1" office:value-type="float" office:value="5.73400020599365" calcext:value-type="float">
            <text:p>5.73400020599365</text:p>
          </table:table-cell>
          <table:table-cell table:style-name="ce1" office:value-type="float" office:value="1.04638991706493" calcext:value-type="float">
            <text:p>1.046389917064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920.071" calcext:value-type="float">
            <text:p>1619147920.071</text:p>
          </table:table-cell>
          <table:table-cell table:style-name="ce1" office:value-type="float" office:value="5.135999917984" calcext:value-type="float">
            <text:p>5.135999917984</text:p>
          </table:table-cell>
          <table:table-cell table:style-name="ce1" office:value-type="float" office:value="3.69937700611527" calcext:value-type="float">
            <text:p>3.69937700611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28.291" calcext:value-type="float">
            <text:p>1619147928.291</text:p>
          </table:table-cell>
          <table:table-cell table:style-name="ce1" office:value-type="float" office:value="6.02800011634826" calcext:value-type="float">
            <text:p>6.02800011634826</text:p>
          </table:table-cell>
          <table:table-cell table:style-name="ce1" office:value-type="float" office:value="0.995354990741899" calcext:value-type="float">
            <text:p>0.9953549907418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38.391" calcext:value-type="float">
            <text:p>1619147938.391</text:p>
          </table:table-cell>
          <table:table-cell table:style-name="ce1" office:value-type="float" office:value="6.05799984931945" calcext:value-type="float">
            <text:p>6.05799984931945</text:p>
          </table:table-cell>
          <table:table-cell table:style-name="ce1" office:value-type="float" office:value="0.990425907764594" calcext:value-type="float">
            <text:p>0.990425907764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48.482" calcext:value-type="float">
            <text:p>1619147948.482</text:p>
          </table:table-cell>
          <table:table-cell table:style-name="ce1" office:value-type="float" office:value="5.79199981689453" calcext:value-type="float">
            <text:p>5.79199981689453</text:p>
          </table:table-cell>
          <table:table-cell table:style-name="ce1" office:value-type="float" office:value="1.03591163495875" calcext:value-type="float">
            <text:p>1.03591163495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7957.707" calcext:value-type="float">
            <text:p>1619147957.707</text:p>
          </table:table-cell>
          <table:table-cell table:style-name="ce1" office:value-type="float" office:value="5.14299988746643" calcext:value-type="float">
            <text:p>5.14299988746643</text:p>
          </table:table-cell>
          <table:table-cell table:style-name="ce1" office:value-type="float" office:value="3.69434190467382" calcext:value-type="float">
            <text:p>3.69434190467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65.96" calcext:value-type="float">
            <text:p>1619147965.96</text:p>
          </table:table-cell>
          <table:table-cell table:style-name="ce1" office:value-type="float" office:value="5.66700005531311" calcext:value-type="float">
            <text:p>5.66700005531311</text:p>
          </table:table-cell>
          <table:table-cell table:style-name="ce1" office:value-type="float" office:value="1.05876123900416" calcext:value-type="float">
            <text:p>1.05876123900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7975.716" calcext:value-type="float">
            <text:p>1619147975.716</text:p>
          </table:table-cell>
          <table:table-cell table:style-name="ce1" office:value-type="float" office:value="5.34500002861022" calcext:value-type="float">
            <text:p>5.34500002861022</text:p>
          </table:table-cell>
          <table:table-cell table:style-name="ce1" office:value-type="float" office:value="1.12254442804186" calcext:value-type="float">
            <text:p>1.12254442804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19147984.707" calcext:value-type="float">
            <text:p>1619147984.707</text:p>
          </table:table-cell>
          <table:table-cell table:style-name="ce1" office:value-type="float" office:value="5.21700000762939" calcext:value-type="float">
            <text:p>5.21700000762939</text:p>
          </table:table-cell>
          <table:table-cell table:style-name="ce1" office:value-type="float" office:value="0.958405212322781" calcext:value-type="float">
            <text:p>0.958405212322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7993.487" calcext:value-type="float">
            <text:p>1619147993.487</text:p>
          </table:table-cell>
          <table:table-cell table:style-name="ce1" office:value-type="float" office:value="5.87100005149841" calcext:value-type="float">
            <text:p>5.87100005149841</text:p>
          </table:table-cell>
          <table:table-cell table:style-name="ce1" office:value-type="float" office:value="1.19230113074406" calcext:value-type="float">
            <text:p>1.192301130744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003.193" calcext:value-type="float">
            <text:p>1619148003.193</text:p>
          </table:table-cell>
          <table:table-cell table:style-name="ce1" office:value-type="float" office:value="5.93700003623962" calcext:value-type="float">
            <text:p>5.93700003623962</text:p>
          </table:table-cell>
          <table:table-cell table:style-name="ce1" office:value-type="float" office:value="1.01061141374024" calcext:value-type="float">
            <text:p>1.01061141374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013.372" calcext:value-type="float">
            <text:p>1619148013.372</text:p>
          </table:table-cell>
          <table:table-cell table:style-name="ce1" office:value-type="float" office:value="5.66799998283386" calcext:value-type="float">
            <text:p>5.66799998283386</text:p>
          </table:table-cell>
          <table:table-cell table:style-name="ce1" office:value-type="float" office:value="1.05857445627587" calcext:value-type="float">
            <text:p>1.058574456275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023.019" calcext:value-type="float">
            <text:p>1619148023.019</text:p>
          </table:table-cell>
          <table:table-cell table:style-name="ce1" office:value-type="float" office:value="5.91700005531311" calcext:value-type="float">
            <text:p>5.91700005531311</text:p>
          </table:table-cell>
          <table:table-cell table:style-name="ce1" office:value-type="float" office:value="1.01402736925992" calcext:value-type="float">
            <text:p>1.01402736925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033.178" calcext:value-type="float">
            <text:p>1619148033.178</text:p>
          </table:table-cell>
          <table:table-cell table:style-name="ce1" office:value-type="float" office:value="5.49099993705749" calcext:value-type="float">
            <text:p>5.49099993705749</text:p>
          </table:table-cell>
          <table:table-cell table:style-name="ce1" office:value-type="float" office:value="1.09269715330123" calcext:value-type="float">
            <text:p>1.092697153301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042.579" calcext:value-type="float">
            <text:p>1619148042.579</text:p>
          </table:table-cell>
          <table:table-cell table:style-name="ce1" office:value-type="float" office:value="5.70000004768371" calcext:value-type="float">
            <text:p>5.70000004768371</text:p>
          </table:table-cell>
          <table:table-cell table:style-name="ce1" office:value-type="float" office:value="1.05263157014151" calcext:value-type="float">
            <text:p>1.052631570141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52.373" calcext:value-type="float">
            <text:p>1619148052.373</text:p>
          </table:table-cell>
          <table:table-cell table:style-name="ce1" office:value-type="float" office:value="5.71000003814697" calcext:value-type="float">
            <text:p>5.71000003814697</text:p>
          </table:table-cell>
          <table:table-cell table:style-name="ce1" office:value-type="float" office:value="1.22591943138964" calcext:value-type="float">
            <text:p>1.225919431389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62.136" calcext:value-type="float">
            <text:p>1619148062.136</text:p>
          </table:table-cell>
          <table:table-cell table:style-name="ce1" office:value-type="float" office:value="5.35700011253356" calcext:value-type="float">
            <text:p>5.35700011253356</text:p>
          </table:table-cell>
          <table:table-cell table:style-name="ce1" office:value-type="float" office:value="1.30670148459066" calcext:value-type="float">
            <text:p>1.30670148459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71.278" calcext:value-type="float">
            <text:p>1619148071.278</text:p>
          </table:table-cell>
          <table:table-cell table:style-name="ce1" office:value-type="float" office:value="5.4079999923706" calcext:value-type="float">
            <text:p>5.4079999923706</text:p>
          </table:table-cell>
          <table:table-cell table:style-name="ce1" office:value-type="float" office:value="1.29437870005091" calcext:value-type="float">
            <text:p>1.29437870005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80.6" calcext:value-type="float">
            <text:p>1619148080.6</text:p>
          </table:table-cell>
          <table:table-cell table:style-name="ce1" office:value-type="float" office:value="5.35300016403198" calcext:value-type="float">
            <text:p>5.35300016403198</text:p>
          </table:table-cell>
          <table:table-cell table:style-name="ce1" office:value-type="float" office:value="1.3076778975339" calcext:value-type="float">
            <text:p>1.30767789753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89.882" calcext:value-type="float">
            <text:p>1619148089.882</text:p>
          </table:table-cell>
          <table:table-cell table:style-name="ce1" office:value-type="float" office:value="5.6819999217987" calcext:value-type="float">
            <text:p>5.6819999217987</text:p>
          </table:table-cell>
          <table:table-cell table:style-name="ce1" office:value-type="float" office:value="1.23196059421698" calcext:value-type="float">
            <text:p>1.231960594216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099.588" calcext:value-type="float">
            <text:p>1619148099.588</text:p>
          </table:table-cell>
          <table:table-cell table:style-name="ce1" office:value-type="float" office:value="5.3989999294281" calcext:value-type="float">
            <text:p>5.3989999294281</text:p>
          </table:table-cell>
          <table:table-cell table:style-name="ce1" office:value-type="float" office:value="1.29653641257622" calcext:value-type="float">
            <text:p>1.29653641257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08.861" calcext:value-type="float">
            <text:p>1619148108.861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1.16936268776682" calcext:value-type="float">
            <text:p>1.16936268776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118.004" calcext:value-type="float">
            <text:p>1619148118.004</text:p>
          </table:table-cell>
          <table:table-cell table:style-name="ce1" office:value-type="float" office:value="5.23300004005432" calcext:value-type="float">
            <text:p>5.23300004005432</text:p>
          </table:table-cell>
          <table:table-cell table:style-name="ce1" office:value-type="float" office:value="1.33766480917652" calcext:value-type="float">
            <text:p>1.337664809176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27.111" calcext:value-type="float">
            <text:p>1619148127.111</text:p>
          </table:table-cell>
          <table:table-cell table:style-name="ce1" office:value-type="float" office:value="6.11699986457824" calcext:value-type="float">
            <text:p>6.11699986457824</text:p>
          </table:table-cell>
          <table:table-cell table:style-name="ce1" office:value-type="float" office:value="0.980872998664629" calcext:value-type="float">
            <text:p>0.980872998664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37.121" calcext:value-type="float">
            <text:p>1619148137.121</text:p>
          </table:table-cell>
          <table:table-cell table:style-name="ce1" office:value-type="float" office:value="5.82500004768371" calcext:value-type="float">
            <text:p>5.82500004768371</text:p>
          </table:table-cell>
          <table:table-cell table:style-name="ce1" office:value-type="float" office:value="1.03004291002295" calcext:value-type="float">
            <text:p>1.03004291002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8146.453" calcext:value-type="float">
            <text:p>1619148146.453</text:p>
          </table:table-cell>
          <table:table-cell table:style-name="ce1" office:value-type="float" office:value="5.25999999046325" calcext:value-type="float">
            <text:p>5.25999999046325</text:p>
          </table:table-cell>
          <table:table-cell table:style-name="ce1" office:value-type="float" office:value="3.42205323814358" calcext:value-type="float">
            <text:p>3.422053238143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54.79" calcext:value-type="float">
            <text:p>1619148154.79</text:p>
          </table:table-cell>
          <table:table-cell table:style-name="ce1" office:value-type="float" office:value="5.85599994659423" calcext:value-type="float">
            <text:p>5.85599994659423</text:p>
          </table:table-cell>
          <table:table-cell table:style-name="ce1" office:value-type="float" office:value="1.02459017327852" calcext:value-type="float">
            <text:p>1.02459017327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64.576" calcext:value-type="float">
            <text:p>1619148164.576</text:p>
          </table:table-cell>
          <table:table-cell table:style-name="ce1" office:value-type="float" office:value="5.89400005340576" calcext:value-type="float">
            <text:p>5.89400005340576</text:p>
          </table:table-cell>
          <table:table-cell table:style-name="ce1" office:value-type="float" office:value="1.01798438168201" calcext:value-type="float">
            <text:p>1.017984381682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74.461" calcext:value-type="float">
            <text:p>1619148174.461</text:p>
          </table:table-cell>
          <table:table-cell table:style-name="ce1" office:value-type="float" office:value="5.98000001907348" calcext:value-type="float">
            <text:p>5.98000001907348</text:p>
          </table:table-cell>
          <table:table-cell table:style-name="ce1" office:value-type="float" office:value="1.00334447840513" calcext:value-type="float">
            <text:p>1.003344478405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8183.931" calcext:value-type="float">
            <text:p>1619148183.931</text:p>
          </table:table-cell>
          <table:table-cell table:style-name="ce1" office:value-type="float" office:value="5.2039999961853" calcext:value-type="float">
            <text:p>5.2039999961853</text:p>
          </table:table-cell>
          <table:table-cell table:style-name="ce1" office:value-type="float" office:value="3.65103766601222" calcext:value-type="float">
            <text:p>3.651037666012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192.21" calcext:value-type="float">
            <text:p>1619148192.21</text:p>
          </table:table-cell>
          <table:table-cell table:style-name="ce1" office:value-type="float" office:value="6.12800002098083" calcext:value-type="float">
            <text:p>6.12800002098083</text:p>
          </table:table-cell>
          <table:table-cell table:style-name="ce1" office:value-type="float" office:value="0.979112268188219" calcext:value-type="float">
            <text:p>0.9791122681882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02.354" calcext:value-type="float">
            <text:p>1619148202.354</text:p>
          </table:table-cell>
          <table:table-cell table:style-name="ce1" office:value-type="float" office:value="5.58699989318847" calcext:value-type="float">
            <text:p>5.58699989318847</text:p>
          </table:table-cell>
          <table:table-cell table:style-name="ce1" office:value-type="float" office:value="1.25290856162968" calcext:value-type="float">
            <text:p>1.25290856162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11.831" calcext:value-type="float">
            <text:p>1619148211.831</text:p>
          </table:table-cell>
          <table:table-cell table:style-name="ce1" office:value-type="float" office:value="5.78600001335144" calcext:value-type="float">
            <text:p>5.78600001335144</text:p>
          </table:table-cell>
          <table:table-cell table:style-name="ce1" office:value-type="float" office:value="1.2098167963787" calcext:value-type="float">
            <text:p>1.20981679637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21.365" calcext:value-type="float">
            <text:p>1619148221.365</text:p>
          </table:table-cell>
          <table:table-cell table:style-name="ce1" office:value-type="float" office:value="5.86599993705749" calcext:value-type="float">
            <text:p>5.86599993705749</text:p>
          </table:table-cell>
          <table:table-cell table:style-name="ce1" office:value-type="float" office:value="1.19331743523872" calcext:value-type="float">
            <text:p>1.19331743523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31.15" calcext:value-type="float">
            <text:p>1619148231.15</text:p>
          </table:table-cell>
          <table:table-cell table:style-name="ce1" office:value-type="float" office:value="5.7829999923706" calcext:value-type="float">
            <text:p>5.7829999923706</text:p>
          </table:table-cell>
          <table:table-cell table:style-name="ce1" office:value-type="float" office:value="1.21044440761455" calcext:value-type="float">
            <text:p>1.210444407614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40.764" calcext:value-type="float">
            <text:p>1619148240.764</text:p>
          </table:table-cell>
          <table:table-cell table:style-name="ce1" office:value-type="float" office:value="5.56700015068054" calcext:value-type="float">
            <text:p>5.56700015068054</text:p>
          </table:table-cell>
          <table:table-cell table:style-name="ce1" office:value-type="float" office:value="1.25740970190997" calcext:value-type="float">
            <text:p>1.257409701909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50.302" calcext:value-type="float">
            <text:p>1619148250.302</text:p>
          </table:table-cell>
          <table:table-cell table:style-name="ce1" office:value-type="float" office:value="5.40700006484985" calcext:value-type="float">
            <text:p>5.40700006484985</text:p>
          </table:table-cell>
          <table:table-cell table:style-name="ce1" office:value-type="float" office:value="1.29461807213689" calcext:value-type="float">
            <text:p>1.29461807213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259.687" calcext:value-type="float">
            <text:p>1619148259.687</text:p>
          </table:table-cell>
          <table:table-cell table:style-name="ce1" office:value-type="float" office:value="5.0809998512268" calcext:value-type="float">
            <text:p>5.0809998512268</text:p>
          </table:table-cell>
          <table:table-cell table:style-name="ce1" office:value-type="float" office:value="1.18086994207474" calcext:value-type="float">
            <text:p>1.180869942074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268.656" calcext:value-type="float">
            <text:p>1619148268.656</text:p>
          </table:table-cell>
          <table:table-cell table:style-name="ce1" office:value-type="float" office:value="5.58200001716613" calcext:value-type="float">
            <text:p>5.58200001716613</text:p>
          </table:table-cell>
          <table:table-cell table:style-name="ce1" office:value-type="float" office:value="1.25403080947207" calcext:value-type="float">
            <text:p>1.25403080947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278.309" calcext:value-type="float">
            <text:p>1619148278.309</text:p>
          </table:table-cell>
          <table:table-cell table:style-name="ce1" office:value-type="float" office:value="5.97099995613098" calcext:value-type="float">
            <text:p>5.97099995613098</text:p>
          </table:table-cell>
          <table:table-cell table:style-name="ce1" office:value-type="float" office:value="1.00485681528757" calcext:value-type="float">
            <text:p>1.004856815287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288.367" calcext:value-type="float">
            <text:p>1619148288.367</text:p>
          </table:table-cell>
          <table:table-cell table:style-name="ce1" office:value-type="float" office:value="5.85399985313415" calcext:value-type="float">
            <text:p>5.85399985313415</text:p>
          </table:table-cell>
          <table:table-cell table:style-name="ce1" office:value-type="float" office:value="1.02494023753479" calcext:value-type="float">
            <text:p>1.02494023753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148297.521" calcext:value-type="float">
            <text:p>1619148297.52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.58851672321423" calcext:value-type="float">
            <text:p>3.58851672321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305.602" calcext:value-type="float">
            <text:p>1619148305.602</text:p>
          </table:table-cell>
          <table:table-cell table:style-name="ce1" office:value-type="float" office:value="5.96799993515014" calcext:value-type="float">
            <text:p>5.96799993515014</text:p>
          </table:table-cell>
          <table:table-cell table:style-name="ce1" office:value-type="float" office:value="1.00536194121943" calcext:value-type="float">
            <text:p>1.00536194121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315.513" calcext:value-type="float">
            <text:p>1619148315.513</text:p>
          </table:table-cell>
          <table:table-cell table:style-name="ce1" office:value-type="float" office:value="5.97499990463256" calcext:value-type="float">
            <text:p>5.97499990463256</text:p>
          </table:table-cell>
          <table:table-cell table:style-name="ce1" office:value-type="float" office:value="1.00418411644626" calcext:value-type="float">
            <text:p>1.00418411644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325.57" calcext:value-type="float">
            <text:p>1619148325.57</text:p>
          </table:table-cell>
          <table:table-cell table:style-name="ce1" office:value-type="float" office:value="6.01600003242492" calcext:value-type="float">
            <text:p>6.01600003242492</text:p>
          </table:table-cell>
          <table:table-cell table:style-name="ce1" office:value-type="float" office:value="0.997340420156467" calcext:value-type="float">
            <text:p>0.9973404201564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19148335.083" calcext:value-type="float">
            <text:p>1619148335.083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3.66724570951247" calcext:value-type="float">
            <text:p>3.667245709512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148343.373" calcext:value-type="float">
            <text:p>1619148343.373</text:p>
          </table:table-cell>
          <table:table-cell table:style-name="ce1" office:value-type="float" office:value="6.06700015068054" calcext:value-type="float">
            <text:p>6.06700015068054</text:p>
          </table:table-cell>
          <table:table-cell table:style-name="ce1" office:value-type="float" office:value="0.988956626171663" calcext:value-type="float">
            <text:p>0.988956626171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353.502" calcext:value-type="float">
            <text:p>1619148353.502</text:p>
          </table:table-cell>
          <table:table-cell table:style-name="ce1" office:value-type="float" office:value="5.80399990081787" calcext:value-type="float">
            <text:p>5.80399990081787</text:p>
          </table:table-cell>
          <table:table-cell table:style-name="ce1" office:value-type="float" office:value="1.20606480351827" calcext:value-type="float">
            <text:p>1.20606480351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363.186" calcext:value-type="float">
            <text:p>1619148363.186</text:p>
          </table:table-cell>
          <table:table-cell table:style-name="ce1" office:value-type="float" office:value="5.73299980163574" calcext:value-type="float">
            <text:p>5.73299980163574</text:p>
          </table:table-cell>
          <table:table-cell table:style-name="ce1" office:value-type="float" office:value="1.22100126324838" calcext:value-type="float">
            <text:p>1.22100126324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372.85" calcext:value-type="float">
            <text:p>1619148372.85</text:p>
          </table:table-cell>
          <table:table-cell table:style-name="ce1" office:value-type="float" office:value="5.72000002861022" calcext:value-type="float">
            <text:p>5.72000002861022</text:p>
          </table:table-cell>
          <table:table-cell table:style-name="ce1" office:value-type="float" office:value="1.22377621765515" calcext:value-type="float">
            <text:p>1.223776217655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382.51" calcext:value-type="float">
            <text:p>1619148382.51</text:p>
          </table:table-cell>
          <table:table-cell table:style-name="ce1" office:value-type="float" office:value="5.72399997711181" calcext:value-type="float">
            <text:p>5.72399997711181</text:p>
          </table:table-cell>
          <table:table-cell table:style-name="ce1" office:value-type="float" office:value="1.2229210391318" calcext:value-type="float">
            <text:p>1.2229210391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392.107" calcext:value-type="float">
            <text:p>1619148392.107</text:p>
          </table:table-cell>
          <table:table-cell table:style-name="ce1" office:value-type="float" office:value="5.61499977111816" calcext:value-type="float">
            <text:p>5.61499977111816</text:p>
          </table:table-cell>
          <table:table-cell table:style-name="ce1" office:value-type="float" office:value="1.24666078100409" calcext:value-type="float">
            <text:p>1.24666078100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401.787" calcext:value-type="float">
            <text:p>1619148401.787</text:p>
          </table:table-cell>
          <table:table-cell table:style-name="ce1" office:value-type="float" office:value="5.47800016403198" calcext:value-type="float">
            <text:p>5.47800016403198</text:p>
          </table:table-cell>
          <table:table-cell table:style-name="ce1" office:value-type="float" office:value="1.27783858897291" calcext:value-type="float">
            <text:p>1.277838588972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411.334" calcext:value-type="float">
            <text:p>1619148411.334</text:p>
          </table:table-cell>
          <table:table-cell table:style-name="ce1" office:value-type="float" office:value="5.66799998283386" calcext:value-type="float">
            <text:p>5.66799998283386</text:p>
          </table:table-cell>
          <table:table-cell table:style-name="ce1" office:value-type="float" office:value="1.23500353232184" calcext:value-type="float">
            <text:p>1.23500353232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148421.055" calcext:value-type="float">
            <text:p>1619148421.055</text:p>
          </table:table-cell>
          <table:table-cell table:style-name="ce1" office:value-type="float" office:value="5.760999917984" calcext:value-type="float">
            <text:p>5.760999917984</text:p>
          </table:table-cell>
          <table:table-cell table:style-name="ce1" office:value-type="float" office:value="1.21506684597377" calcext:value-type="float">
            <text:p>1.21506684597377</text:p>
          </table:table-cell>
          <table:table-cell table:number-columns-repeated="1008"/>
        </table:table-row>
        <table:table-row table:style-name="ro2" table:number-rows-repeated="1047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_20_in_20_Chrome" style:display-name="PageStyle_Results in Chro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48" meta:object-count="0"/>
    <meta:generator>LibreOfficeDev/6.0.5.2$Linux_X86_64 LibreOffice_project/</meta:generator>
  </office:meta>
</office:document-meta>
</file>